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2.6252in"/>
    </style:style>
    <style:style style:name="co3" style:family="table-column">
      <style:table-column-properties fo:break-before="auto" style:column-width="1.6146in"/>
    </style:style>
    <style:style style:name="co4" style:family="table-column">
      <style:table-column-properties fo:break-before="auto" style:column-width="1.552in"/>
    </style:style>
    <style:style style:name="co5" style:family="table-column">
      <style:table-column-properties fo:break-before="auto" style:column-width="1.4063in"/>
    </style:style>
    <style:style style:name="co6" style:family="table-column">
      <style:table-column-properties fo:break-before="auto" style:column-width="1.0626in"/>
    </style:style>
    <style:style style:name="co7" style:family="table-column">
      <style:table-column-properties fo:break-before="auto" style:column-width="1.1874in"/>
    </style:style>
    <style:style style:name="co8" style:family="table-column">
      <style:table-column-properties fo:break-before="auto" style:column-width="0.9165in"/>
    </style:style>
    <style:style style:name="co9" style:family="table-column">
      <style:table-column-properties fo:break-before="auto" style:column-width="0.9165in"/>
    </style:style>
    <style:style style:name="co20" style:family="table-column">
      <style:table-column-properties fo:break-before="auto" style:column-width="2.8646in"/>
    </style:style>
    <style:style style:name="co21" style:family="table-column">
      <style:table-column-properties fo:break-before="auto" style:column-width="3.3126in"/>
    </style:style>
    <style:style style:name="co22" style:family="table-column">
      <style:table-column-properties fo:break-before="auto" style:column-width="4.0311in"/>
    </style:style>
    <style:style style:name="co23" style:family="table-column">
      <style:table-column-properties fo:break-before="auto" style:column-width="5.6563in"/>
    </style:style>
    <style:style style:name="co24" style:family="table-column">
      <style:table-column-properties fo:break-before="auto" style:column-width="0.9689in"/>
    </style:style>
    <style:style style:name="co18" style:family="table-column">
      <style:table-column-properties fo:break-before="auto" style:column-width="0.8854in"/>
    </style:style>
    <style:style style:name="co25" style:family="table-column">
      <style:table-column-properties fo:break-before="auto" style:column-width="1.1252in"/>
    </style:style>
    <style:style style:name="co26" style:family="table-column">
      <style:table-column-properties fo:break-before="auto" style:column-width="1.75in"/>
    </style:style>
    <style:style style:name="co27" style:family="table-column">
      <style:table-column-properties fo:break-before="auto" style:column-width="4.1043in"/>
    </style:style>
    <style:style style:name="co28" style:family="table-column">
      <style:table-column-properties fo:break-before="auto" style:column-width="3.7189in"/>
    </style:style>
    <style:style style:name="co29" style:family="table-column">
      <style:table-column-properties fo:break-before="auto" style:column-width="1.25in"/>
    </style:style>
    <style:style style:name="co30" style:family="table-column">
      <style:table-column-properties fo:break-before="auto" style:column-width="1.0311in"/>
    </style:style>
    <style:style style:name="co31" style:family="table-column">
      <style:table-column-properties fo:break-before="auto" style:column-width="2.4583in"/>
    </style:style>
    <style:style style:name="co32" style:family="table-column">
      <style:table-column-properties fo:break-before="auto" style:column-width="0.8543in"/>
    </style:style>
    <style:style style:name="co33" style:family="table-column">
      <style:table-column-properties fo:break-before="auto" style:column-width="3.25in"/>
    </style:style>
    <style:style style:name="co34" style:family="table-column">
      <style:table-column-properties fo:break-before="auto" style:column-width="3.4689in"/>
    </style:style>
    <style:style style:name="co35" style:family="table-column">
      <style:table-column-properties fo:break-before="auto" style:column-width="3.9689in"/>
    </style:style>
    <style:style style:name="co36" style:family="table-column">
      <style:table-column-properties fo:break-before="auto" style:column-width="2.9898in"/>
    </style:style>
    <style:style style:name="co37" style:family="table-column">
      <style:table-column-properties fo:break-before="auto" style:column-width="3.3228in"/>
    </style:style>
    <style:style style:name="co38" style:family="table-column">
      <style:table-column-properties fo:break-before="auto" style:column-width="3.4374in"/>
    </style:style>
    <style:style style:name="co39" style:family="table-column">
      <style:table-column-properties fo:break-before="auto" style:column-width="0.8335in"/>
    </style:style>
    <style:style style:name="co40" style:family="table-column">
      <style:table-column-properties fo:break-before="auto" style:column-width="3.2917in"/>
    </style:style>
    <style:style style:name="co41" style:family="table-column">
      <style:table-column-properties fo:break-before="auto" style:column-width="0.5102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2366in" fo:break-before="auto" style:use-optimal-row-height="true"/>
    </style:style>
    <style:style style:name="ro3" style:family="table-row">
      <style:table-row-properties style:row-height="0.1866in" fo:break-before="auto" style:use-optimal-row-height="true"/>
    </style:style>
    <style:style style:name="ro4" style:family="table-row">
      <style:table-row-properties style:row-height="0.5689in" fo:break-before="auto" style:use-optimal-row-height="true"/>
    </style:style>
    <style:style style:name="ro5" style:family="table-row">
      <style:table-row-properties style:row-height="0.2008in" fo:break-before="auto" style:use-optimal-row-height="true"/>
    </style:style>
    <style:style style:name="ro57" style:family="table-row">
      <style:table-row-properties style:row-height="0.4272in" fo:break-before="auto" style:use-optimal-row-height="false"/>
    </style:style>
    <style:style style:name="ro58" style:family="table-row">
      <style:table-row-properties style:row-height="2in" fo:break-before="auto" style:use-optimal-row-height="true"/>
    </style:style>
    <style:style style:name="ro59" style:family="table-row">
      <style:table-row-properties style:row-height="3.8in" fo:break-before="auto" style:use-optimal-row-height="true"/>
    </style:style>
    <style:style style:name="ro60" style:family="table-row">
      <style:table-row-properties style:row-height="2.4in" fo:break-before="auto" style:use-optimal-row-height="true"/>
    </style:style>
    <style:style style:name="ro61" style:family="table-row">
      <style:table-row-properties style:row-height="2.8in" fo:break-before="auto" style:use-optimal-row-height="true"/>
    </style:style>
    <style:style style:name="ro62" style:family="table-row">
      <style:table-row-properties style:row-height="2.6in" fo:break-before="auto" style:use-optimal-row-height="true"/>
    </style:style>
    <style:style style:name="ro63" style:family="table-row">
      <style:table-row-properties style:row-height="3in" fo:break-before="auto" style:use-optimal-row-height="true"/>
    </style:style>
    <style:style style:name="ro64" style:family="table-row">
      <style:table-row-properties style:row-height="3.6in" fo:break-before="auto" style:use-optimal-row-height="true"/>
    </style:style>
    <style:style style:name="ro65" style:family="table-row">
      <style:table-row-properties style:row-height="4.4in" fo:break-before="auto" style:use-optimal-row-height="true"/>
    </style:style>
    <style:style style:name="ro66" style:family="table-row">
      <style:table-row-properties style:row-height="3.4in" fo:break-before="auto" style:use-optimal-row-height="true"/>
    </style:style>
    <style:style style:name="ro67" style:family="table-row">
      <style:table-row-properties style:row-height="3.2in" fo:break-before="auto" style:use-optimal-row-height="true"/>
    </style:style>
    <style:style style:name="ro68" style:family="table-row">
      <style:table-row-properties style:row-height="4.2in" fo:break-before="auto" style:use-optimal-row-height="true"/>
    </style:style>
    <style:style style:name="ro69" style:family="table-row">
      <style:table-row-properties style:row-height="3.9335in" fo:break-before="auto" style:use-optimal-row-height="true"/>
    </style:style>
    <style:style style:name="ro70" style:family="table-row">
      <style:table-row-properties style:row-height="4in" fo:break-before="auto" style:use-optimal-row-height="true"/>
    </style:style>
    <style:style style:name="ro71" style:family="table-row">
      <style:table-row-properties style:row-height="3.252in" fo:break-before="auto" style:use-optimal-row-height="false"/>
    </style:style>
    <style:style style:name="ro72" style:family="table-row">
      <style:table-row-properties style:row-height="3.4189in" fo:break-before="auto" style:use-optimal-row-height="false"/>
    </style:style>
    <style:style style:name="ro73" style:family="table-row">
      <style:table-row-properties style:row-height="3.0665in" fo:break-before="auto" style:use-optimal-row-height="true"/>
    </style:style>
    <style:style style:name="ro74" style:family="table-row">
      <style:table-row-properties style:row-height="3.6417in" fo:break-before="auto" style:use-optimal-row-height="true"/>
    </style:style>
    <style:style style:name="ro75" style:family="table-row">
      <style:table-row-properties style:row-height="4.0252in" fo:break-before="auto" style:use-optimal-row-height="true"/>
    </style:style>
    <style:style style:name="ro76" style:family="table-row">
      <style:table-row-properties style:row-height="2.9272in" fo:break-before="auto" style:use-optimal-row-height="false"/>
    </style:style>
    <style:style style:name="ro77" style:family="table-row">
      <style:table-row-properties style:row-height="3.8335in" fo:break-before="auto" style:use-optimal-row-height="true"/>
    </style:style>
    <style:style style:name="ro78" style:family="table-row">
      <style:table-row-properties style:row-height="3.45in" fo:break-before="auto" style:use-optimal-row-height="true"/>
    </style:style>
    <style:style style:name="ro79" style:family="table-row">
      <style:table-row-properties style:row-height="2.8752in" fo:break-before="auto" style:use-optimal-row-height="true"/>
    </style:style>
    <style:style style:name="ro80" style:family="table-row">
      <style:table-row-properties style:row-height="0.6in" fo:break-before="auto" style:use-optimal-row-height="true"/>
    </style:style>
    <style:style style:name="ro81" style:family="table-row">
      <style:table-row-properties style:row-height="2.5102in" fo:break-before="auto" style:use-optimal-row-height="false"/>
    </style:style>
    <style:style style:name="ro82" style:family="table-row">
      <style:table-row-properties style:row-height="2.1083in" fo:break-before="auto" style:use-optimal-row-height="true"/>
    </style:style>
    <style:style style:name="ro83" style:family="table-row">
      <style:table-row-properties style:row-height="4.8in" fo:break-before="auto" style:use-optimal-row-height="true"/>
    </style:style>
    <style:style style:name="ro84" style:family="table-row">
      <style:table-row-properties style:row-height="4.7917in" fo:break-before="auto" style:use-optimal-row-height="true"/>
    </style:style>
    <style:style style:name="ro85" style:family="table-row">
      <style:table-row-properties style:row-height="2.6835in" fo:break-before="auto" style:use-optimal-row-height="true"/>
    </style:style>
    <style:style style:name="ro86" style:family="table-row">
      <style:table-row-properties style:row-height="4.4083in" fo:break-before="auto" style:use-optimal-row-height="true"/>
    </style:style>
    <style:style style:name="ro87" style:family="table-row">
      <style:table-row-properties style:row-height="3.3437in" fo:break-before="auto" style:use-optimal-row-height="false"/>
    </style:style>
    <style:style style:name="ro50" style:family="table-row">
      <style:table-row-properties style:row-height="0.3835in" fo:break-before="auto" style:use-optimal-row-height="true"/>
    </style:style>
    <style:style style:name="ro88" style:family="table-row">
      <style:table-row-properties style:row-height="2.4917in" fo:break-before="auto" style:use-optimal-row-height="true"/>
    </style:style>
    <style:style style:name="ro89" style:family="table-row">
      <style:table-row-properties style:row-height="0.8in" fo:break-before="auto" style:use-optimal-row-height="true"/>
    </style:style>
    <style:style style:name="ro90" style:family="table-row">
      <style:table-row-properties style:row-height="5.2in" fo:break-before="auto" style:use-optimal-row-height="true"/>
    </style:style>
    <style:style style:name="ro91" style:family="table-row">
      <style:table-row-properties style:row-height="5.1752in" fo:break-before="auto" style:use-optimal-row-height="true"/>
    </style:style>
    <style:style style:name="ro53" style:family="table-row">
      <style:table-row-properties style:row-height="0.5752in" fo:break-before="auto" style:use-optimal-row-height="true"/>
    </style:style>
    <style:style style:name="ro92" style:family="table-row">
      <style:table-row-properties style:row-height="4.6in" fo:break-before="auto" style:use-optimal-row-height="true"/>
    </style:style>
    <style:style style:name="ro44" style:family="table-row">
      <style:table-row-properties style:row-height="0.7189in" fo:break-before="auto" style:use-optimal-row-height="false"/>
    </style:style>
    <style:style style:name="ro45" style:family="table-row">
      <style:table-row-properties style:row-height="0.6335in" fo:break-before="auto" style:use-optimal-row-height="false"/>
    </style:style>
    <style:style style:name="ro46" style:family="table-row">
      <style:table-row-properties style:row-height="0.6854in" fo:break-before="auto" style:use-optimal-row-height="false"/>
    </style:style>
    <style:style style:name="ro47" style:family="table-row">
      <style:table-row-properties style:row-height="0.5563in" fo:break-before="auto" style:use-optimal-row-height="false"/>
    </style:style>
    <style:style style:name="ro48" style:family="table-row">
      <style:table-row-properties style:row-height="0.5689in" fo:break-before="auto" style:use-optimal-row-height="false"/>
    </style:style>
    <style:style style:name="ro49" style:family="table-row">
      <style:table-row-properties style:row-height="0.5311in" fo:break-before="auto" style:use-optimal-row-height="false"/>
    </style:style>
    <style:style style:name="ro51" style:family="table-row">
      <style:table-row-properties style:row-height="0.5957in" fo:break-before="auto" style:use-optimal-row-height="false"/>
    </style:style>
    <style:style style:name="ro52" style:family="table-row">
      <style:table-row-properties style:row-height="0.7626in" fo:break-before="auto" style:use-optimal-row-height="false"/>
    </style:style>
    <style:style style:name="ro54" style:family="table-row">
      <style:table-row-properties style:row-height="0.6063in" fo:break-before="auto" style:use-optimal-row-height="false"/>
    </style:style>
    <style:style style:name="ro55" style:family="table-row">
      <style:table-row-properties style:row-height="0.698in" fo:break-before="auto" style:use-optimal-row-height="false"/>
    </style:style>
    <style:style style:name="ro56" style:family="table-row">
      <style:table-row-properties style:row-height="0.648in" fo:break-before="auto" style:use-optimal-row-height="false"/>
    </style:style>
    <style:style style:name="ro93" style:family="table-row">
      <style:table-row-properties style:row-height="0.5728in" fo:break-before="auto" style:use-optimal-row-height="false"/>
    </style:style>
    <style:style style:name="ro94" style:family="table-row">
      <style:table-row-properties style:row-height="0.6583in" fo:break-before="auto" style:use-optimal-row-height="false"/>
    </style:style>
    <style:style style:name="ro95" style:family="table-row">
      <style:table-row-properties style:row-height="0.6043in" fo:break-before="auto" style:use-optimal-row-height="false"/>
    </style:style>
    <style:style style:name="ro96" style:family="table-row">
      <style:table-row-properties style:row-height="0.4917in" fo:break-before="auto" style:use-optimal-row-height="false"/>
    </style:style>
    <style:style style:name="ro97" style:family="table-row">
      <style:table-row-properties style:row-height="0.5437in" fo:break-before="auto" style:use-optimal-row-height="false"/>
    </style:style>
    <style:style style:name="ro98" style:family="table-row">
      <style:table-row-properties style:row-height="0.5189in" fo:break-before="auto" style:use-optimal-row-height="false"/>
    </style:style>
    <style:style style:name="ro99" style:family="table-row">
      <style:table-row-properties style:row-height="0.4146in" fo:break-before="auto" style:use-optimal-row-height="false"/>
    </style:style>
    <style:style style:name="ro100" style:family="table-row">
      <style:table-row-properties style:row-height="0.5835in" fo:break-before="auto" style:use-optimal-row-height="false"/>
    </style:style>
    <style:style style:name="ro101" style:family="table-row">
      <style:table-row-properties style:row-height="0.2291in" fo:break-before="auto" style:use-optimal-row-height="false"/>
    </style:style>
    <style:style style:name="ro102" style:family="table-row">
      <style:table-row-properties style:row-height="0.3874in" fo:break-before="auto" style:use-optimal-row-height="false"/>
    </style:style>
    <style:style style:name="ro103" style:family="table-row">
      <style:table-row-properties style:row-height="0.5043in" fo:break-before="auto" style:use-optimal-row-height="false"/>
    </style:style>
    <style:style style:name="ro104" style:family="table-row">
      <style:table-row-properties style:row-height="0.5937in" fo:break-before="auto" style:use-optimal-row-height="false"/>
    </style:style>
    <style:style style:name="ro105" style:family="table-row">
      <style:table-row-properties style:row-height="0.6146in" fo:break-before="auto" style:use-optimal-row-height="false"/>
    </style:style>
    <style:style style:name="ro106" style:family="table-row">
      <style:table-row-properties style:row-height="0.6354in" fo:break-before="auto" style:use-optimal-row-height="false"/>
    </style:style>
    <style:style style:name="ro107" style:family="table-row">
      <style:table-row-properties style:row-height="0.5417in" fo:break-before="auto" style:use-optimal-row-height="false"/>
    </style:style>
    <style:style style:name="ro108" style:family="table-row">
      <style:table-row-properties style:row-height="0.5626in" fo:break-before="auto" style:use-optimal-row-height="false"/>
    </style:style>
    <style:style style:name="ro109" style:family="table-row">
      <style:table-row-properties style:row-height="0.752in" fo:break-before="auto" style:use-optimal-row-height="false"/>
    </style:style>
    <style:style style:name="ro110" style:family="table-row">
      <style:table-row-properties style:row-height="0.7126in" fo:break-before="auto" style:use-optimal-row-height="false"/>
    </style:style>
    <style:style style:name="ro111" style:family="table-row">
      <style:table-row-properties style:row-height="0.6228in" fo:break-before="auto" style:use-optimal-row-height="false"/>
    </style:style>
    <style:style style:name="ro112" style:family="table-row">
      <style:table-row-properties style:row-height="0.6752in" fo:break-before="auto" style:use-optimal-row-height="false"/>
    </style:style>
    <style:style style:name="ro113" style:family="table-row">
      <style:table-row-properties style:row-height="0.6437in" fo:break-before="auto" style:use-optimal-row-height="false"/>
    </style:style>
    <style:style style:name="ro114" style:family="table-row">
      <style:table-row-properties style:row-height="0.4791in" fo:break-before="auto" style:use-optimal-row-height="false"/>
    </style:style>
    <style:style style:name="ro115" style:family="table-row">
      <style:table-row-properties style:row-height="0.4543in" fo:break-before="auto" style:use-optimal-row-height="false"/>
    </style:style>
    <style:style style:name="ro116" style:family="table-row">
      <style:table-row-properties style:row-height="0.4665in" fo:break-before="auto" style:use-optimal-row-height="false"/>
    </style:style>
    <style:style style:name="ro117" style:family="table-row">
      <style:table-row-properties style:row-height="0.7252in" fo:break-before="auto" style:use-optimal-row-height="false"/>
    </style:style>
    <style:style style:name="ro118" style:family="table-row">
      <style:table-row-properties style:row-height="0.2189in" fo:break-before="auto" style:use-optimal-row-height="false"/>
    </style:style>
    <style:style style:name="ro119" style:family="table-row">
      <style:table-row-properties style:row-height="0.2165in" fo:break-before="auto" style:use-optimal-row-height="false"/>
    </style:style>
    <style:style style:name="ro120" style:family="table-row">
      <style:table-row-properties style:row-height="0.7374in" fo:break-before="auto" style:use-optimal-row-height="false"/>
    </style:style>
    <style:style style:name="ro121" style:family="table-row">
      <style:table-row-properties style:row-height="1.1335in" fo:break-before="auto" style:use-optimal-row-height="false"/>
    </style:style>
    <style:style style:name="ro122" style:family="table-row">
      <style:table-row-properties style:row-height="0.5209in" fo:break-before="auto" style:use-optimal-row-height="false"/>
    </style:style>
    <style:style style:name="ro123" style:family="table-row">
      <style:table-row-properties style:row-height="0.3957in" fo:break-before="auto" style:use-optimal-row-height="false"/>
    </style:style>
    <style:style style:name="ro124" style:family="table-row">
      <style:table-row-properties style:row-height="0.2272in" fo:break-before="auto" style:use-optimal-row-height="false"/>
    </style:style>
    <style:style style:name="ro125" style:family="table-row">
      <style:table-row-properties style:row-height="0.4583in" fo:break-before="auto" style:use-optimal-row-height="false"/>
    </style:style>
    <style:style style:name="ro126" style:family="table-row">
      <style:table-row-properties style:row-height="0.3681in" fo:break-before="auto" style:use-optimal-row-height="true"/>
    </style:style>
    <style:style style:name="ro127" style:family="table-row">
      <style:table-row-properties style:row-height="0.4165in" fo:break-before="auto" style:use-optimal-row-height="false"/>
    </style:style>
    <style:style style:name="ro128" style:family="table-row">
      <style:table-row-properties style:row-height="0.552in" fo:break-before="auto" style:use-optimal-row-height="false"/>
    </style:style>
    <style:style style:name="ro129" style:family="table-row">
      <style:table-row-properties style:row-height="0.5437in" fo:break-before="auto" style:use-optimal-row-height="true"/>
    </style:style>
    <style:style style:name="ro130" style:family="table-row">
      <style:table-row-properties style:row-height="0.5in" fo:break-before="auto" style:use-optimal-row-height="false"/>
    </style:style>
    <style:style style:name="ro131" style:family="table-row">
      <style:table-row-properties style:row-height="0.4898in" fo:break-before="auto" style:use-optimal-row-height="false"/>
    </style:style>
    <style:style style:name="ro132" style:family="table-row">
      <style:table-row-properties style:row-height="0.1925in" fo:break-before="auto" style:use-optimal-row-height="true"/>
    </style:style>
    <style:style style:name="ro133" style:family="table-row">
      <style:table-row-properties style:row-height="0.7193in" fo:break-before="auto" style:use-optimal-row-height="true"/>
    </style:style>
    <style:style style:name="ro134" style:family="table-row">
      <style:table-row-properties style:row-height="0.2in" fo:break-before="auto" style:use-optimal-row-height="true"/>
    </style:style>
    <style:style style:name="ro135" style:family="table-row">
      <style:table-row-properties style:row-height="0.1917in" fo:break-before="auto" style:use-optimal-row-height="true"/>
    </style:style>
    <style:style style:name="ro136" style:family="table-row">
      <style:table-row-properties style:row-height="0.4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4" style:family="table-cell" style:parent-style-name="Excel_20_Built-in_20_Normal" style:data-style-name="N11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5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6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7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8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42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43" style:family="table-cell" style:parent-style-name="Default" style:data-style-name="N0">
      <style:table-cell-properties fo:background-color="#94bd5e"/>
    </style:style>
    <style:style style:name="ce44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45" style:family="table-cell" style:parent-style-name="Excel_20_Built-in_20_Normal" style:data-style-name="N5000">
      <style:table-cell-properties fo:background-color="#94bd5e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46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Calibri" style:font-name-asian="Calibri" style:font-name-complex="Calibri"/>
    </style:style>
    <style:style style:name="ce47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48" style:family="table-cell" style:parent-style-name="Default" style:data-style-name="N0">
      <style:text-properties style:font-name="Arial21" style:font-name-asian="Arial21" style:font-name-complex="Arial21"/>
    </style:style>
    <style:style style:name="ce49" style:family="table-cell" style:parent-style-name="Excel_20_Built-in_20_Normal" style:data-style-name="N5000">
      <style:table-cell-properties fo:background-color="transparent" style:vertical-align="top"/>
      <style:text-properties style:font-name="Arial21" style:font-name-asian="Arial21" style:font-name-complex="Arial21"/>
    </style:style>
    <style:style style:name="ce50" style:family="table-cell" style:parent-style-name="Excel_20_Built-in_20_Normal" style:data-style-name="N5000">
      <style:table-cell-properties fo:background-color="transparent" style:vertical-align="automatic"/>
      <style:text-properties style:font-name="Arial21" style:font-name-asian="Arial21" style:font-name-complex="Arial21"/>
    </style:style>
    <style:style style:name="ce5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1" style:font-name-asian="Calibri11" style:font-name-complex="Calibri11"/>
    </style:style>
    <style:style style:name="ce52" style:family="table-cell" style:parent-style-name="Excel_20_Built-in_20_Normal" style:data-style-name="N5000">
      <style:table-cell-properties fo:background-color="transparent" style:vertical-align="top"/>
      <style:text-properties style:font-name="Calibri" style:font-name-asian="Calibri" style:font-name-complex="Calibri"/>
    </style:style>
    <style:style style:name="ce100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" style:font-name-asian="Calibri" style:font-name-complex="Calibri"/>
    </style:style>
    <style:style style:name="ce13" style:family="table-cell" style:parent-style-name="Default" style:data-style-name="N0">
      <style:table-cell-properties fo:background-color="#94bd5e" fo:wrap-option="wrap" style:vertical-align="top"/>
    </style:style>
    <style:style style:name="ce38" style:family="table-cell" style:parent-style-name="Default" style:data-style-name="N0">
      <style:table-cell-properties fo:background-color="#c0c0c0" fo:wrap-option="wrap" style:vertical-align="top"/>
    </style:style>
    <style:style style:name="ce39" style:family="table-cell" style:parent-style-name="Default" style:data-style-name="N0">
      <style:table-cell-properties fo:wrap-option="wrap" style:vertical-align="top"/>
      <style:text-properties fo:color="#ff0000"/>
    </style:style>
    <style:style style:name="ce53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54" style:family="table-cell" style:parent-style-name="Default" style:data-style-name="N0">
      <style:table-cell-properties fo:background-color="#94bd5e" fo:wrap-option="wrap" style:vertical-align="top"/>
    </style:style>
    <style:style style:name="ce55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56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57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58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59" style:family="table-cell" style:parent-style-name="Excel_20_Built-in_20_Normal" style:data-style-name="N5000">
      <style:table-cell-properties fo:border-bottom="none" style:text-align-source="fix" style:repeat-content="false" fo:background-color="transparent" fo:wrap-option="wrap" fo:border-left="none" fo:border-right="0.0008in solid #000000" fo:border-top="0.0008in solid #000000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60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61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none" style:vertical-align="top"/>
      <style:text-properties style:font-name="Calibri12" style:font-name-asian="Calibri12" style:font-name-complex="Calibri12"/>
    </style:style>
    <style:style style:name="ce62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63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4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1" style:font-name-asian="Calibri11" style:font-name-complex="Calibri11"/>
    </style:style>
    <style:style style:name="ce65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66" style:family="table-cell" style:parent-style-name="Default" style:data-style-name="N0">
      <style:table-cell-properties fo:background-color="transparent" fo:wrap-option="wrap" style:vertical-align="top"/>
    </style:style>
    <style:style style:name="ce67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68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2" style:font-name-asian="Calibri12" style:font-name-complex="Calibri12"/>
    </style:style>
    <style:style style:name="ce69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70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71" style:family="table-cell" style:parent-style-name="Default" style:data-style-name="N0">
      <style:table-cell-properties fo:background-color="#ffffff" fo:wrap-option="wrap" style:vertical-align="top"/>
    </style:style>
    <style:style style:name="ce72" style:family="table-cell" style:parent-style-name="Excel_20_Built-in_20_Normal" style:data-style-name="N5000">
      <style:table-cell-properties fo:border-bottom="none" fo:background-color="#ffffff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73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" style:font-name-asian="Calibri" style:font-name-complex="Calibri"/>
    </style:style>
    <style:style style:name="ce74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75" style:family="table-cell" style:parent-style-name="Excel_20_Built-in_20_Normal" style:data-style-name="N5000">
      <style:table-cell-properties fo:border-bottom="none" fo:background-color="#ffffff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76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12" style:font-name-asian="Calibri12" style:font-name-complex="Calibri12"/>
    </style:style>
    <style:style style:name="ce77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78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79" style:family="table-cell" style:parent-style-name="Excel_20_Built-in_20_Normal" style:data-style-name="N5000">
      <style:table-cell-properties fo:border-bottom="none" fo:background-color="#c0c0c0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80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12" style:font-name-asian="Calibri12" style:font-name-complex="Calibri12"/>
    </style:style>
    <style:style style:name="ce81" style:family="table-cell" style:parent-style-name="Excel_20_Built-in_20_Normal" style:data-style-name="N5000">
      <style:table-cell-properties fo:background-color="#c0c0c0" style:text-align-source="fix" style:repeat-content="false" fo:wrap-option="wrap" style:vertical-align="top"/>
      <style:paragraph-properties fo:text-align="center"/>
      <style:text-properties style:font-name="Calibri" style:font-name-asian="Calibri" style:font-name-complex="Calibri"/>
    </style:style>
    <style:style style:name="ce82" style:family="table-cell" style:parent-style-name="Excel_20_Built-in_20_Normal" style:data-style-name="N5000">
      <style:table-cell-properties fo:background-color="#ffffff" fo:wrap-option="wrap" style:vertical-align="top"/>
      <style:text-properties fo:color="#ff0000" style:font-name="Calibri12" style:font-name-asian="Calibri12" style:font-name-complex="Calibri12"/>
    </style:style>
    <style:style style:name="ce83" style:family="table-cell" style:parent-style-name="Default" style:data-style-name="N0">
      <style:table-cell-properties fo:background-color="#ffffff" fo:wrap-option="wrap" style:vertical-align="top"/>
      <style:text-properties fo:color="#ff0000"/>
    </style:style>
    <style:style style:name="ce84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2" style:font-name-asian="Calibri2" style:font-name-complex="Calibri2"/>
    </style:style>
    <style:style style:name="ce8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" style:font-name-asian="Calibri" style:font-name-complex="Calibri"/>
    </style:style>
    <style:style style:name="ce86" style:family="table-cell" style:parent-style-name="Default" style:data-style-name="N0">
      <style:table-cell-properties fo:background-color="transparent" fo:wrap-option="wrap" style:vertical-align="top"/>
      <style:text-properties fo:color="#ff0000"/>
    </style:style>
    <style:style style:name="ce87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fo:color="#ff0000" style:font-name="Calibri2" style:font-name-asian="Calibri2" style:font-name-complex="Calibri2"/>
    </style:style>
    <style:style style:name="ce88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12" style:font-name-asian="Calibri12" style:font-name-complex="Calibri12"/>
    </style:style>
    <style:style style:name="ce89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none" fo:border-top="none" style:vertical-align="top"/>
      <style:text-properties style:font-name="Calibri12" style:font-name-asian="Calibri12" style:font-name-complex="Calibri12"/>
    </style:style>
    <style:style style:name="ce90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none" fo:border-top="none" style:vertical-align="top"/>
      <style:text-properties style:font-name="Calibri2" style:font-name-asian="Calibri2" style:font-name-complex="Calibri2"/>
    </style:style>
    <style:style style:name="ce91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0.0008in solid #000000" fo:border-top="none" style:vertical-align="top"/>
      <style:text-properties style:font-name="Calibri12" style:font-name-asian="Calibri12" style:font-name-complex="Calibri12"/>
    </style:style>
    <style:style style:name="ce92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12" style:font-name-asian="Calibri12" style:font-name-complex="Calibri12"/>
    </style:style>
    <style:style style:name="ce93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fo:color="#ff0000" style:font-name="Calibri12" style:font-name-asian="Calibri12" style:font-name-complex="Calibri12"/>
    </style:style>
    <style:style style:name="ce94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" style:font-name-asian="Calibri" style:font-name-complex="Calibri"/>
    </style:style>
    <style:style style:name="ce95" style:family="table-cell" style:parent-style-name="Excel_20_Built-in_20_Normal" style:data-style-name="N5000">
      <style:table-cell-properties fo:background-color="#c0c0c0" fo:wrap-option="wrap" style:vertical-align="top"/>
      <style:text-properties fo:color="#ff0000" style:font-name="Calibri12" style:font-name-asian="Calibri12" style:font-name-complex="Calibri12"/>
    </style:style>
    <style:style style:name="ce96" style:family="table-cell" style:parent-style-name="Default" style:data-style-name="N0">
      <style:table-cell-properties fo:background-color="#c0c0c0" fo:wrap-option="wrap" style:vertical-align="top"/>
      <style:text-properties fo:color="#ff0000"/>
    </style:style>
    <style:style style:name="ce97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2" style:font-name-asian="Calibri2" style:font-name-complex="Calibri2"/>
    </style:style>
    <style:style style:name="ce98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99" style:family="table-cell" style:parent-style-name="Excel_20_Built-in_20_Normal" style:data-style-name="N5000">
      <style:table-cell-properties fo:border-bottom="none" fo:background-color="#c0c0c0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101" style:family="table-cell" style:parent-style-name="_36_0_25__20_-_20_Accent3" style:data-style-name="N5000">
      <style:table-cell-properties fo:background-color="#c4d79b" style:vertical-align="top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102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fo:font-weight="bold" style:font-name-asian="Arial2" style:font-weight-asian="bold" style:font-name-complex="Arial2" style:font-weight-complex="bold"/>
    </style:style>
    <style:style style:name="ce103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04" style:family="table-cell" style:parent-style-name="Default" style:data-style-name="N0">
      <style:table-cell-properties fo:wrap-option="wrap" style:vertical-align="top"/>
      <style:text-properties style:font-name="Arial2" style:font-name-asian="Arial2" style:font-name-complex="Arial2"/>
    </style:style>
    <style:style style:name="ce105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06" style:family="table-cell" style:parent-style-name="Default" style:data-style-name="N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07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08" style:family="table-cell" style:parent-style-name="Default" style:data-style-name="N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09" style:family="table-cell" style:parent-style-name="Default" style:data-style-name="N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10" style:family="table-cell" style:parent-style-name="Default" style:data-style-name="N0">
      <style:table-cell-properties fo:wrap-option="wrap" style:vertical-align="top"/>
      <style:text-properties fo:color="#ff0000" style:font-name="Arial2" style:font-name-asian="Arial2" style:font-name-complex="Arial2"/>
    </style:style>
    <style:style style:name="ce111" style:family="table-cell" style:parent-style-name="Default" style:data-style-name="N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12" style:family="table-cell" style:parent-style-name="Default" style:data-style-name="N0">
      <style:table-cell-properties fo:wrap-option="wrap" style:vertical-align="top"/>
      <style:text-properties fo:color="#000000" style:font-name="Arial2" style:font-name-asian="Arial2" style:font-name-complex="Arial2"/>
    </style:style>
    <style:style style:name="ce113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14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15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1" style:font-name-asian="Arial1" style:font-name-complex="Arial1"/>
    </style:style>
    <style:style style:name="ce116" style:family="table-cell" style:parent-style-name="Default" style:data-style-name="N0">
      <style:table-cell-properties fo:wrap-option="wrap" style:vertical-align="top"/>
    </style:style>
    <style:style style:name="ce117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1" style:font-name-asian="Arial1" style:font-name-complex="Arial1"/>
    </style:style>
    <style:style style:name="ce118" style:family="table-cell" style:parent-style-name="Excel_20_Built-in_20_Normal_20_1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19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20" style:family="table-cell" style:parent-style-name="Excel_20_Built-in_20_Normal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21" style:family="table-cell" style:parent-style-name="Excel_20_Built-in_20_Normal_20_1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22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Arial2" style:font-name-asian="Arial2" style:font-name-complex="Arial2"/>
    </style:style>
    <style:style style:name="ce123" style:family="table-cell" style:parent-style-name="Excel_20_Built-in_20_Normal_20_1" style:data-style-name="N5000">
      <style:table-cell-properties fo:background-color="#ebf1de" fo:wrap-option="wrap" style:vertical-align="top"/>
      <style:text-properties style:font-name="Arial2" style:font-name-asian="Arial2" style:font-name-complex="Arial2"/>
    </style:style>
    <style:style style:name="ce124" style:family="table-cell" style:parent-style-name="Excel_20_Built-in_20_Normal_20_1" style:data-style-name="N5000">
      <style:table-cell-properties fo:background-color="#ebf1de" fo:wrap-option="wrap" style:vertical-align="top"/>
      <style:text-properties fo:color="#ff0000" style:font-name="Arial2" style:font-name-asian="Arial2" style:font-name-complex="Arial2"/>
    </style:style>
    <style:style style:name="ce125" style:family="table-cell" style:parent-style-name="Excel_20_Built-in_20_Normal_20_1" style:data-style-name="N5000">
      <style:table-cell-properties fo:background-color="#33cc33" fo:wrap-option="wrap" style:vertical-align="top"/>
      <style:text-properties style:font-name="Arial2" style:font-name-asian="Arial2" style:font-name-complex="Arial2"/>
    </style:style>
    <style:style style:name="ce126" style:family="table-cell" style:parent-style-name="Excel_20_Built-in_20_Normal_20_1" style:data-style-name="N500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27" style:family="table-cell" style:parent-style-name="Excel_20_Built-in_20_Normal_20_1" style:data-style-name="N5000">
      <style:table-cell-properties fo:background-color="#ffff00" fo:wrap-option="wrap" style:vertical-align="top"/>
      <style:text-properties fo:color="#ff0000" style:font-name="Arial2" style:font-name-asian="Arial2" style:font-name-complex="Arial2"/>
    </style:style>
    <style:style style:name="ce128" style:family="table-cell" style:parent-style-name="Default" style:data-style-name="N0">
      <style:table-cell-properties fo:background-color="#c0c0c0"/>
    </style:style>
    <style:style style:name="ce129" style:family="table-cell" style:parent-style-name="Excel_20_Built-in_20_Normal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30" style:family="table-cell" style:parent-style-name="Default" style:data-style-name="N0">
      <style:table-cell-properties fo:background-color="#c0c0c0" style:text-align-source="fix" style:repeat-content="false" style:vertical-align="automatic"/>
      <style:paragraph-properties fo:text-align="justify"/>
    </style:style>
    <style:style style:name="ce131" style:family="table-cell" style:parent-style-name="Default" style:data-style-name="N0">
      <style:table-cell-properties fo:background-color="#c0c0c0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fo:wrap-option="wrap"/>
    </style:style>
    <style:style style:name="ta_extref" style:family="table">
      <style:table-properties table:display="false"/>
    </style:style>
    <style:style style:name="T3" style:family="text">
      <style:text-properties fo:color="#000000" style:text-outline="false" style:text-line-through-style="none" style:font-name="Calibri11" fo:font-size="11pt" fo:font-style="normal" fo:text-shadow="none" style:text-underline-style="none" fo:font-weight="normal" style:font-name-asian="Calibri11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1" table:number-columns-repeated="1013" table:default-cell-style-name="ce2"/>
        <table:table-column table:style-name="co8" table:default-cell-style-name="ce2"/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>
            <text:p>UI Automation Test case she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>
            <text:p>Last Modified Date</text:p>
          </table:table-cell>
          <table:table-cell table:style-name="ce4" office:value-type="date" office:date-value="2011-09-06">
            <text:p>09-06-201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/>
          <table:table-cell table:style-name="ce1" table:number-columns-repeated="2"/>
          <table:table-cell table:style-name="ce5" office:value-type="string">
            <text:p>Test Type</text:p>
          </table:table-cell>
          <table:table-cell table:style-name="ce5" office:value-type="string">
            <text:p>Total No. of Test Case</text:p>
          </table:table-cell>
          <table:table-cell table:style-name="ce5" office:value-type="string">
            <text:p>No. of Test Cases Automated completely</text:p>
          </table:table-cell>
          <table:table-cell table:style-name="ce5" office:value-type="string">
            <text:p>Automatable</text:p>
          </table:table-cell>
          <table:table-cell table:style-name="ce5" office:value-type="string">
            <text:p>Invalid</text:p>
          </table:table-cell>
          <table:table-cell table:style-name="ce5" office:value-type="string">
            <text:p>Queries</text:p>
          </table:table-cell>
          <table:table-cell table:style-name="ce5" office:value-type="string">
            <text:p>Pending</text:p>
          </table:table-cell>
          <table:table-cell table:style-name="ce5" office:value-type="string">
            <text:p>Test Case Executed</text:p>
          </table:table-cell>
          <table:table-cell table:style-name="ce5" office:value-type="string">
            <text:p>Test Case Passed in Firefox</text:p>
          </table:table-cell>
          <table:table-cell table:style-name="ce5" office:value-type="string">
            <text:p>Test Case Failed in Firefox</text:p>
          </table:table-cell>
          <table:table-cell table:style-name="ce5" office:value-type="string">
            <text:p>Test Case Passed in IE</text:p>
          </table:table-cell>
          <table:table-cell table:style-name="ce5" office:value-type="string">
            <text:p>Test Case Failed in IE</text:p>
          </table:table-cell>
          <table:table-cell table:number-columns-repeated="1009"/>
        </table:table-row>
        <table:table-row table:style-name="ro5">
          <table:table-cell/>
          <table:table-cell table:style-name="ce1" table:number-columns-repeated="2"/>
          <table:table-cell table:style-name="ce6" office:value-type="string">
            <text:p>Tree Navigation Views</text:p>
          </table:table-cell>
          <table:table-cell table:style-name="ce7" office:value-type="float" office:value="138">
            <text:p>138</text:p>
          </table:table-cell>
          <table:table-cell table:style-name="ce7" office:value-type="float" office:value="119">
            <text:p>11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119">
            <text:p>119</text:p>
          </table:table-cell>
          <table:table-cell table:style-name="ce7" office:value-type="float" office:value="113">
            <text:p>113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08">
            <text:p>108</text:p>
          </table:table-cell>
          <table:table-cell table:style-name="ce7" office:value-type="float" office:value="11">
            <text:p>11</text:p>
          </table:table-cell>
          <table:table-cell table:number-columns-repeated="1009"/>
        </table:table-row>
        <table:table-row table:style-name="ro5">
          <table:table-cell/>
          <table:table-cell table:style-name="ce1" table:number-columns-repeated="2"/>
          <table:table-cell table:style-name="ce6" office:value-type="string">
            <text:p>Plan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0">
            <text:p>0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">
            <text:p>1</text:p>
          </table:table-cell>
          <table:table-cell table:number-columns-repeated="1009"/>
        </table:table-row>
        <table:table-row table:style-name="ro5">
          <table:table-cell/>
          <table:table-cell table:style-name="ce1" table:number-columns-repeated="2"/>
          <table:table-cell table:style-name="ce6" office:value-type="string">
            <text:p>Command Execution Undo and Redo</text:p>
          </table:table-cell>
          <table:table-cell table:style-name="ce7" office:value-type="float" office:value="60">
            <text:p>60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48">
            <text:p>48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4">
            <text:p>4</text:p>
          </table:table-cell>
          <table:table-cell table:number-columns-repeated="1009"/>
        </table:table-row>
        <table:table-row table:style-name="ro5">
          <table:table-cell/>
          <table:table-cell table:style-name="ce1" table:number-columns-repeated="2"/>
          <table:table-cell table:style-name="ce5" office:value-type="string">
            <text:p>Total</text:p>
          </table:table-cell>
          <table:table-cell table:style-name="ce8" office:value-type="float" office:value="314">
            <text:p>314</text:p>
          </table:table-cell>
          <table:table-cell table:style-name="ce8" office:value-type="float" office:value="194">
            <text:p>194</text:p>
          </table:table-cell>
          <table:table-cell table:style-name="ce9"/>
          <table:table-cell table:style-name="ce9" office:value-type="float" office:value="28">
            <text:p>2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194">
            <text:p>194</text:p>
          </table:table-cell>
          <table:table-cell table:style-name="ce9" office:value-type="float" office:value="187">
            <text:p>187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6">
            <text:p>16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0">
          <table:table-cell table:number-columns-repeated="3"/>
          <table:table-cell table:style-name="ce1" table:number-columns-repeated="12"/>
          <table:table-cell table:number-columns-repeated="1009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ee_Navigation_Views" table:style-name="ta1">
        <table:table-column table:style-name="co33" table:default-cell-style-name="ce103"/>
        <table:table-column table:style-name="co34" table:number-columns-repeated="2" table:default-cell-style-name="ce103"/>
        <table:table-column table:style-name="co35" table:default-cell-style-name="ce103"/>
        <table:table-column table:style-name="co36" table:number-columns-repeated="2" table:default-cell-style-name="ce103"/>
        <table:table-column table:style-name="co37" table:default-cell-style-name="ce103"/>
        <table:table-column table:style-name="co38" table:default-cell-style-name="ce103"/>
        <table:table-column table:style-name="co6" table:default-cell-style-name="ce103"/>
        <table:table-column table:style-name="co39" table:default-cell-style-name="ce103"/>
        <table:table-column table:style-name="co1" table:default-cell-style-name="ce103"/>
        <table:table-column table:style-name="co1" table:default-cell-style-name="ce104"/>
        <table:table-column table:style-name="co8" table:default-cell-style-name="ce104"/>
        <table:table-column table:style-name="co1" table:number-columns-repeated="244" table:default-cell-style-name="ce104"/>
        <table:table-column table:style-name="co40" table:default-cell-style-name="ce104"/>
        <table:table-column table:style-name="co34" table:default-cell-style-name="ce104"/>
        <table:table-column table:style-name="co35" table:default-cell-style-name="ce104"/>
        <table:table-column table:style-name="co36" table:default-cell-style-name="ce104"/>
        <table:table-column table:style-name="co37" table:default-cell-style-name="ce104"/>
        <table:table-column table:style-name="co38" table:default-cell-style-name="ce104"/>
        <table:table-column table:style-name="co18" table:default-cell-style-name="ce104"/>
        <table:table-column table:style-name="co41" table:default-cell-style-name="ce104"/>
        <table:table-column table:style-name="co39" table:default-cell-style-name="ce104"/>
        <table:table-column table:style-name="co1" table:number-columns-repeated="247" table:default-cell-style-name="ce104"/>
        <table:table-column table:style-name="co40" table:default-cell-style-name="ce104"/>
        <table:table-column table:style-name="co34" table:default-cell-style-name="ce104"/>
        <table:table-column table:style-name="co35" table:default-cell-style-name="ce104"/>
        <table:table-column table:style-name="co36" table:default-cell-style-name="ce104"/>
        <table:table-column table:style-name="co37" table:default-cell-style-name="ce104"/>
        <table:table-column table:style-name="co38" table:default-cell-style-name="ce104"/>
        <table:table-column table:style-name="co18" table:default-cell-style-name="ce104"/>
        <table:table-column table:style-name="co41" table:default-cell-style-name="ce104"/>
        <table:table-column table:style-name="co39" table:default-cell-style-name="ce104"/>
        <table:table-column table:style-name="co1" table:number-columns-repeated="247" table:default-cell-style-name="ce104"/>
        <table:table-column table:style-name="co40" table:default-cell-style-name="ce104"/>
        <table:table-column table:style-name="co34" table:default-cell-style-name="ce104"/>
        <table:table-column table:style-name="co35" table:default-cell-style-name="ce104"/>
        <table:table-column table:style-name="co36" table:default-cell-style-name="ce104"/>
        <table:table-column table:style-name="co37" table:default-cell-style-name="ce104"/>
        <table:table-column table:style-name="co38" table:default-cell-style-name="ce104"/>
        <table:table-column table:style-name="co18" table:default-cell-style-name="ce104"/>
        <table:table-column table:style-name="co41" table:default-cell-style-name="ce104"/>
        <table:table-column table:style-name="co39" table:default-cell-style-name="ce104"/>
        <table:table-column table:style-name="co1" table:number-columns-repeated="245" table:default-cell-style-name="ce104"/>
        <table:table-column table:style-name="co8" table:default-cell-style-name="ce104"/>
        <table:table-row table:style-name="ro1">
          <table:table-cell table:style-name="ce101" office:value-type="string">
            <text:p>TEST CASE ID</text:p>
          </table:table-cell>
          <table:table-cell table:style-name="ce101" office:value-type="string">
            <text:p>TITLE</text:p>
          </table:table-cell>
          <table:table-cell table:style-name="ce101" office:value-type="string">
            <text:p>STEPS</text:p>
          </table:table-cell>
          <table:table-cell table:style-name="ce101" office:value-type="string">
            <text:p>KEY VERIFICATION</text:p>
          </table:table-cell>
          <table:table-cell table:style-name="ce101" office:value-type="string">
            <text:p>KEY VERIFICATION</text:p>
          </table:table-cell>
          <table:table-cell table:style-name="ce101" table:number-columns-repeated="3"/>
          <table:table-cell table:style-name="ce101" office:value-type="string">
            <text:p>AUTOMATED</text:p>
          </table:table-cell>
          <table:table-cell table:style-name="ce101" office:value-type="string">
            <text:p>RESULT</text:p>
          </table:table-cell>
          <table:table-cell table:style-name="ce101" office:value-type="string">
            <text:p>SCRIPT EXCEPTION</text:p>
          </table:table-cell>
          <table:table-cell table:style-name="ce101" office:value-type="string">
            <text:p>ERROR</text:p>
          </table:table-cell>
          <table:table-cell table:style-name="ce101" office:value-type="string">
            <text:p>TICKET NO.</text:p>
          </table:table-cell>
          <table:table-cell table:style-name="ce101" office:value-type="string">
            <text:p>COMMENT</text:p>
          </table:table-cell>
          <table:table-cell table:style-name="ce101" table:number-columns-repeated="1010"/>
        </table:table-row>
        <table:table-row table:style-name="ro1">
          <table:table-cell table:style-name="ce102" table:number-columns-repeated="11"/>
          <table:table-cell table:number-columns-repeated="1012"/>
          <table:table-cell table:style-name="ce116"/>
        </table:table-row>
        <table:table-row table:style-name="ro44">
          <table:table-cell office:value-type="string">
            <text:p>MAV0001_viewLoginPage</text:p>
          </table:table-cell>
          <table:table-cell office:value-type="string">
            <text:p>Verify that Login form name <text:s/>with'Channel Information sharing Planning'</text:p>
          </table:table-cell>
          <table:table-cell office:value-type="string">
            <text:p>Enter Url- http://afourtech.mind-alliance.com</text:p>
          </table:table-cell>
          <table:table-cell office:value-type="string">
            <text:p>Verify Login page with 'Channel Information sharing Planning'</text:p>
          </table:table-cell>
          <table:table-cell table:number-columns-repeated="2"/>
          <table:table-cell table:style-name="ce104"/>
          <table:table-cell/>
          <table:table-cell table:style-name="ce105" office:value-type="string">
            <text:p>Yes</text:p>
          </table:table-cell>
          <table:table-cell table:style-name="ce102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2" table:number-columns-repeated="2"/>
          <table:table-cell table:number-columns-repeated="3"/>
          <table:table-cell table:style-name="ce102" table:number-columns-repeated="2"/>
          <table:table-cell table:number-columns-repeated="2"/>
          <table:table-cell table:style-name="ce102" table:number-columns-repeated="2"/>
          <table:table-cell table:number-columns-repeated="1012"/>
          <table:table-cell table:style-name="ce116"/>
        </table:table-row>
        <table:table-row table:style-name="ro45">
          <table:table-cell office:value-type="string">
            <text:p>MAV0002_viewHomePage</text:p>
          </table:table-cell>
          <table:table-cell table:number-columns-repeated="2"/>
          <table:table-cell office:value-type="string">
            <text:p>1. Enters user name and password</text:p>
            <text:p>2. Clicks on Sign in button</text:p>
          </table:table-cell>
          <table:table-cell office:value-type="string">
            <text:p><text:span text:style-name="T4">Verify that the Home Page Renders</text:span></text:p>
            <text:p/>
          </table:table-cell>
          <table:table-cell table:style-name="ce104" table:number-columns-repeated="3"/>
          <table:table-cell table:style-name="ce105" office:value-type="string">
            <text:p>Yes</text:p>
          </table:table-cell>
          <table:table-cell table:style-name="ce104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2" table:number-columns-repeated="2"/>
          <table:table-cell table:number-columns-repeated="3"/>
          <table:table-cell table:style-name="ce104" table:number-columns-repeated="6"/>
          <table:table-cell table:number-columns-repeated="1012"/>
          <table:table-cell table:style-name="ce116"/>
        </table:table-row>
        <table:table-row table:style-name="ro46">
          <table:table-cell office:value-type="string">
            <text:p>MAV0003_SignoutOnHomePage</text:p>
          </table:table-cell>
          <table:table-cell/>
          <table:table-cell table:style-name="ce102"/>
          <table:table-cell table:style-name="ce105"/>
          <table:table-cell office:value-type="string">
            <text:p>Click on Sign out link.</text:p>
          </table:table-cell>
          <table:table-cell table:style-name="ce104" office:value-type="string">
            <text:p>Verify that the page with title 'Channels</text:p>
            <text:p>Information Sharing Planning' renders</text:p>
          </table:table-cell>
          <table:table-cell/>
          <table:table-cell table:style-name="ce102"/>
          <table:table-cell table:style-name="ce105" office:value-type="string">
            <text:p>Yes</text:p>
          </table:table-cell>
          <table:table-cell table:style-name="ce102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2" table:number-columns-repeated="2"/>
          <table:table-cell table:number-columns-repeated="3"/>
          <table:table-cell table:style-name="ce104" table:number-columns-repeated="6"/>
          <table:table-cell table:number-columns-repeated="1012"/>
          <table:table-cell table:style-name="ce116"/>
        </table:table-row>
        <table:table-row table:style-name="ro47">
          <table:table-cell office:value-type="string">
            <text:p>MAV0004_viewAdminHome</text:p>
          </table:table-cell>
          <table:table-cell table:style-name="ce102"/>
          <table:table-cell table:number-columns-repeated="2"/>
          <table:table-cell table:style-name="ce105" office:value-type="string">
            <text:p>Click on Channel Adminstration Link</text:p>
          </table:table-cell>
          <table:table-cell office:value-type="string">
            <text:p>Verify that the Admin Page with title "Channels</text:p>
            <text:p>Administration" renders</text:p>
          </table:table-cell>
          <table:table-cell table:style-name="ce104" table:number-columns-repeated="2"/>
          <table:table-cell table:style-name="ce105" office:value-type="string">
            <text:p>Yes</text:p>
          </table:table-cell>
          <table:table-cell table:style-name="ce104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2" table:number-columns-repeated="3"/>
          <table:table-cell table:style-name="ce105" table:number-columns-repeated="2"/>
          <table:table-cell table:style-name="ce104" table:number-columns-repeated="2"/>
          <table:table-cell table:style-name="ce102"/>
          <table:table-cell/>
          <table:table-cell table:style-name="ce102" table:number-columns-repeated="2"/>
          <table:table-cell table:number-columns-repeated="1012"/>
          <table:table-cell table:style-name="ce116"/>
        </table:table-row>
        <table:table-row table:style-name="ro45">
          <table:table-cell office:value-type="string">
            <text:p>MAV0005_logoutOnAdminPage</text:p>
          </table:table-cell>
          <table:table-cell table:style-name="ce102" table:number-columns-repeated="2"/>
          <table:table-cell table:style-name="ce105"/>
          <table:table-cell/>
          <table:table-cell table:style-name="ce104" office:value-type="string">
            <text:p>Click on Log out link.</text:p>
          </table:table-cell>
          <table:table-cell table:style-name="ce104" office:value-type="string">
            <text:p>Verify that the page with title 'Channels</text:p>
            <text:p>Information Sharing Planning' renders</text:p>
          </table:table-cell>
          <table:table-cell table:style-name="ce102"/>
          <table:table-cell table:style-name="ce105" office:value-type="string">
            <text:p>Yes</text:p>
          </table:table-cell>
          <table:table-cell table:style-name="ce102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2" table:number-columns-repeated="3"/>
          <table:table-cell table:style-name="ce105" table:number-columns-repeated="2"/>
          <table:table-cell table:style-name="ce104" table:number-columns-repeated="2"/>
          <table:table-cell table:style-name="ce102"/>
          <table:table-cell/>
          <table:table-cell table:style-name="ce102" table:number-columns-repeated="2"/>
          <table:table-cell table:number-columns-repeated="1012"/>
          <table:table-cell table:style-name="ce116"/>
        </table:table-row>
        <table:table-row table:style-name="ro48">
          <table:table-cell office:value-type="string">
            <text:p>MAV0006_redirectToPlanPage</text:p>
          </table:table-cell>
          <table:table-cell table:number-columns-repeated="2"/>
          <table:table-cell table:style-name="ce102"/>
          <table:table-cell table:style-name="ce104" office:value-type="string">
            <text:p>Click on Information Sharing Model Link</text:p>
          </table:table-cell>
          <table:table-cell office:value-type="string">
            <text:p>Verify that the "Plan" page renders</text:p>
          </table:table-cell>
          <table:table-cell table:number-columns-repeated="2"/>
          <table:table-cell table:style-name="ce105" office:value-type="string">
            <text:p>Yes</text:p>
          </table:table-cell>
          <table:table-cell table:style-name="ce102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2" table:number-columns-repeated="2"/>
          <table:table-cell/>
          <table:table-cell table:style-name="ce102" table:number-columns-repeated="2"/>
          <table:table-cell table:number-columns-repeated="4"/>
          <table:table-cell table:style-name="ce102" table:number-columns-repeated="2"/>
          <table:table-cell table:number-columns-repeated="1012"/>
          <table:table-cell table:style-name="ce116"/>
        </table:table-row>
        <table:table-row table:style-name="ro49">
          <table:table-cell office:value-type="string">
            <text:p>MAV0007_logoutOnPlanPage</text:p>
          </table:table-cell>
          <table:table-cell/>
          <table:table-cell table:style-name="ce102" table:number-columns-repeated="3"/>
          <table:table-cell office:value-type="string">
            <text:p>Clicks on "Logout &lt;User Name&gt;" option under "Actions" pop up menu <text:s text:c="24"/><text:s text:c="71"/><text:s text:c="71"/><text:s text:c="23"/></text:p>
          </table:table-cell>
          <table:table-cell table:style-name="ce105" office:value-type="string">
            <text:p>Verify that the page with title "Channels</text:p>
            <text:p>Information Sharing Planning" renders</text:p>
            <text:p/>
          </table:table-cell>
          <table:table-cell office:value-type="string">
            <text:p><text:s/></text:p>
          </table:table-cell>
          <table:table-cell table:style-name="ce105" office:value-type="string">
            <text:p>Yes</text:p>
          </table:table-cell>
          <table:table-cell table:style-name="ce102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7"/>
          <table:table-cell table:style-name="ce102" table:number-columns-repeated="2"/>
          <table:table-cell table:number-columns-repeated="1012"/>
          <table:table-cell table:style-name="ce116"/>
        </table:table-row>
        <table:table-row table:style-name="ro45">
          <table:table-cell table:style-name="ce104" office:value-type="string">
            <text:p>MAV0008_hidePlannerInfo</text:p>
          </table:table-cell>
          <table:table-cell table:style-name="ce104"/>
          <table:table-cell table:number-columns-repeated="3"/>
          <table:table-cell office:value-type="string">
            <text:p>Clicks on the "Hide Planners" option under "Show" pop up menu</text:p>
            <text:p/>
          </table:table-cell>
          <table:table-cell office:value-type="string">
            <text:p>Verify that user's information on the right pane gets hidden</text:p>
          </table:table-cell>
          <table:table-cell/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51">
          <table:table-cell table:style-name="ce104" office:value-type="string">
            <text:p>MAV0009_viewAboutPlanWindow</text:p>
          </table:table-cell>
          <table:table-cell table:style-name="ce104"/>
          <table:table-cell table:number-columns-repeated="3"/>
          <table:table-cell office:value-type="string">
            <text:p>Clicks on the "About Plan" option under "Show" pop up menu</text:p>
            <text:p/>
          </table:table-cell>
          <table:table-cell office:value-type="string">
            <text:p>Verify that window with title "About Plan:&lt;Plan Name&gt;" gets loaded</text:p>
          </table:table-cell>
          <table:table-cell/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52">
          <table:table-cell table:style-name="ce104" office:value-type="string">
            <text:p>MAV0010_viewAllEventForm</text:p>
          </table:table-cell>
          <table:table-cell table:style-name="ce104"/>
          <table:table-cell table:number-columns-repeated="4"/>
          <table:table-cell office:value-type="string">
            <text:p>Clicks on the "all events" option under "show" pop up menu</text:p>
          </table:table-cell>
          <table:table-cell office:value-type="string">
            <text:p>Verify that form with heading "All Events" gets loaded on the About Plan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5"/>
          <table:table-cell table:number-columns-repeated="1018"/>
          <table:table-cell table:style-name="ce116"/>
        </table:table-row>
        <table:table-row table:style-name="ro54">
          <table:table-cell table:style-name="ce104" office:value-type="string">
            <text:p>MAV0011_viewAllSecrecyclassificationsForm</text:p>
          </table:table-cell>
          <table:table-cell table:style-name="ce104"/>
          <table:table-cell table:number-columns-repeated="4"/>
          <table:table-cell table:style-name="ce121" office:value-type="string">
            <text:p>Clicks on the "secrecy classifications" option under "show" pop up menu</text:p>
          </table:table-cell>
          <table:table-cell table:style-name="ce121" office:value-type="string">
            <text:p>Verify that form with heading "Secrecy Classifications" gets loaded on the About Plan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3"/>
          <table:table-cell table:style-name="ce105" table:number-columns-repeated="6"/>
          <table:table-cell table:number-columns-repeated="1012"/>
          <table:table-cell table:style-name="ce116"/>
        </table:table-row>
        <table:table-row table:style-name="ro55">
          <table:table-cell table:style-name="ce104" office:value-type="string">
            <text:p>MAV0012_viewAllOrganizationForm</text:p>
          </table:table-cell>
          <table:table-cell table:style-name="ce104"/>
          <table:table-cell table:number-columns-repeated="4"/>
          <table:table-cell office:value-type="string">
            <text:p>Clicks on the "all organizations" option under "show" pop up menu</text:p>
          </table:table-cell>
          <table:table-cell table:style-name="ce121" office:value-type="string">
            <text:p>Verify that form with heading "All Organizations" gets loaded on the About Plan window</text:p>
          </table:table-cell>
          <table:table-cell table:style-name="ce105" office:value-type="string">
            <text:p>Yes</text:p>
          </table:table-cell>
          <table:table-cell table:style-name="ce105"/>
          <table:table-cell table:number-columns-repeated="1013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56">
          <table:table-cell table:style-name="ce106" office:value-type="string">
            <text:p>MAV0013_viewAllSegmentsForm</text:p>
          </table:table-cell>
          <table:table-cell table:style-name="ce106"/>
          <table:table-cell table:number-columns-repeated="4"/>
          <table:table-cell office:value-type="string">
            <text:p>Clicks on the "all segments" option under "show" pop up menu</text:p>
          </table:table-cell>
          <table:table-cell office:value-type="string">
            <text:p>Verify that form with heading "All Segments" gets loaded on the About Plan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93">
          <table:table-cell table:style-name="ce106" office:value-type="string">
            <text:p>MAV0014_viewProcedureMapForm</text:p>
          </table:table-cell>
          <table:table-cell table:style-name="ce106"/>
          <table:table-cell table:number-columns-repeated="4"/>
          <table:table-cell table:style-name="ce125" office:value-type="string">
            <text:p>Clicks on the "procedures map" option under "show" pop up menu</text:p>
          </table:table-cell>
          <table:table-cell table:style-name="ce125" office:value-type="string">
            <text:p>Verify that form with heading "Procedure Map" gets loaded on the About Plan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51">
          <table:table-cell table:style-name="ce107" office:value-type="string">
            <text:p>MAV0015_viewDisplayProcedure</text:p>
          </table:table-cell>
          <table:table-cell table:style-name="ce107" table:number-columns-repeated="2"/>
          <table:table-cell table:style-name="ce121" table:number-columns-repeated="4"/>
          <table:table-cell table:style-name="ce121" office:value-type="string">
            <text:p>Select 'segment name' <text:s/>from 'Display Procedures' list combo box located on 'Procedure Map' page</text:p>
          </table:table-cell>
          <table:table-cell table:style-name="ce107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5"/>
          <table:table-cell table:number-columns-repeated="1018"/>
          <table:table-cell table:style-name="ce116"/>
        </table:table-row>
        <table:table-row table:style-name="ro94">
          <table:table-cell table:style-name="ce105" office:value-type="string">
            <text:p>MAV0016_viewAllWhoForm</text:p>
          </table:table-cell>
          <table:table-cell table:style-name="ce105" table:number-columns-repeated="2"/>
          <table:table-cell table:number-columns-repeated="2"/>
          <table:table-cell table:style-name="ce105"/>
          <table:table-cell office:value-type="string">
            <text:p>Clicks on the "who's who" option under "show" pop up menu</text:p>
          </table:table-cell>
          <table:table-cell office:value-type="string">
            <text:p>Verify that form with heading "Who's who" gets loaded on the About Plan window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56">
          <table:table-cell table:style-name="ce105" office:value-type="string">
            <text:p>MAV0017_viewAllIssueForm</text:p>
          </table:table-cell>
          <table:table-cell table:style-name="ce105" table:number-columns-repeated="2"/>
          <table:table-cell table:number-columns-repeated="2"/>
          <table:table-cell table:style-name="ce105"/>
          <table:table-cell office:value-type="string">
            <text:p>Clicks on the "all issues" option under "show" pop up menu</text:p>
          </table:table-cell>
          <table:table-cell office:value-type="string">
            <text:p>Verify that form with heading "All Issues" gets loaded on the About Plan window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49">
          <table:table-cell table:style-name="ce105" office:value-type="string">
            <text:p>MAV0018_viewAllBibliographyForms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bibliography" option under "show" pop up menu</text:p>
          </table:table-cell>
          <table:table-cell office:value-type="string">
            <text:p>Verify that form with heading "Bibliography" gets loaded on the About Plan window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47">
          <table:table-cell table:style-name="ce105" office:value-type="string">
            <text:p>MAV0019_viewAllIndexForm</text:p>
          </table:table-cell>
          <table:table-cell table:style-name="ce105"/>
          <table:table-cell table:number-columns-repeated="4"/>
          <table:table-cell office:value-type="string">
            <text:p>Clicks on the "index" option under "show" <text:s/>pop up menu</text:p>
          </table:table-cell>
          <table:table-cell office:value-type="string">
            <text:p>Verify that form with heading "Index" gets loaded on the About Plan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95">
          <table:table-cell table:style-name="ce108" office:value-type="string">
            <text:p>MAV00129_viewAllTypesForms</text:p>
          </table:table-cell>
          <table:table-cell table:style-name="ce105" table:number-columns-repeated="5"/>
          <table:table-cell office:value-type="string">
            <text:p>Clicks on the "All types" option under "show" <text:s/>pop up menu</text:p>
          </table:table-cell>
          <table:table-cell office:value-type="string">
            <text:p>Verify that form with heading "all types' gets loaded on the About Plan window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96">
          <table:table-cell table:style-name="ce105" office:value-type="string">
            <text:p>MAV0020_viewAllTagForm</text:p>
          </table:table-cell>
          <table:table-cell table:style-name="ce105"/>
          <table:table-cell table:number-columns-repeated="4"/>
          <table:table-cell office:value-type="string">
            <text:p>Clicks on the "all tags" option under "show" pop up menu</text:p>
          </table:table-cell>
          <table:table-cell office:value-type="string">
            <text:p>Verify that form with heading "All Tags" gets loaded on the About Plan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97">
          <table:table-cell table:style-name="ce105" office:value-type="string">
            <text:p>MAV0021_viewAllEvaluationForm</text:p>
          </table:table-cell>
          <table:table-cell table:style-name="ce105"/>
          <table:table-cell table:number-columns-repeated="4"/>
          <table:table-cell office:value-type="string">
            <text:p>Clicks on the "evaluation" option under "show" pop up menu</text:p>
          </table:table-cell>
          <table:table-cell office:value-type="string">
            <text:p>Verify that form with heading "Evaluation" gets loaded on the About Plan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98">
          <table:table-cell table:style-name="ce105" office:value-type="string">
            <text:p>MAV0022_viewAllParticipationsForm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participations" option under "show" pop up menu</text:p>
          </table:table-cell>
          <table:table-cell office:value-type="string">
            <text:p>Verify that form with heading "Participations" gets loaded on the About Plan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99">
          <table:table-cell table:style-name="ce105" office:value-type="string">
            <text:p>MAV0023_viewAllVersionsForm</text:p>
          </table:table-cell>
          <table:table-cell table:style-name="ce105" table:number-columns-repeated="5"/>
          <table:table-cell office:value-type="string">
            <text:p>Clicks on the "versions" option under "show" pop up menu</text:p>
          </table:table-cell>
          <table:table-cell office:value-type="string">
            <text:p>Verify that form with heading "Versions" gets loaded on the About Plan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48">
          <table:table-cell table:style-name="ce105" office:value-type="string">
            <text:p>MAV0024_viewAboutPlanActionList</text:p>
          </table:table-cell>
          <table:table-cell table:style-name="ce105"/>
          <table:table-cell table:number-columns-repeated="3"/>
          <table:table-cell table:style-name="ce105"/>
          <table:table-cell table:style-name="ce105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47">
          <table:table-cell table:style-name="ce105" office:value-type="string">
            <text:p>MAV0025_closeAboutPlanWindow</text:p>
          </table:table-cell>
          <table:table-cell table:style-name="ce105"/>
          <table:table-cell table:number-columns-repeated="3"/>
          <table:table-cell table:style-name="ce105"/>
          <table:table-cell table:style-name="ce105" office:value-type="string">
            <text:p>Clicks on the "done" menu</text:p>
          </table:table-cell>
          <table:table-cell office:value-type="string">
            <text:p>Verify that window with title "About Plan:&lt;Plan Name&gt;" gets closed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100">
          <table:table-cell table:style-name="ce105" office:value-type="string">
            <text:p>MAV0026_viewAboutPlanSegmentWindow</text:p>
          </table:table-cell>
          <table:table-cell table:style-name="ce105"/>
          <table:table-cell table:number-columns-repeated="3"/>
          <table:table-cell office:value-type="string">
            <text:p>Clicks on the "About Plan Segment" option under "Show" pop up menu</text:p>
            <text:p/>
          </table:table-cell>
          <table:table-cell table:style-name="ce121" office:value-type="string">
            <text:p>Verify that window with title "About Plan Segment:&lt;Segment Name&gt;" gets loaded</text:p>
          </table:table-cell>
          <table:table-cell/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54">
          <table:table-cell table:style-name="ce104" office:value-type="string">
            <text:p>MAV0027_viewDetailsForm</text:p>
          </table:table-cell>
          <table:table-cell table:style-name="ce104"/>
          <table:table-cell table:number-columns-repeated="3"/>
          <table:table-cell table:style-name="ce105"/>
          <table:table-cell office:value-type="string">
            <text:p>Clicks on the "details" option under "show" pop up menu</text:p>
          </table:table-cell>
          <table:table-cell table:style-name="ce121" office:value-type="string">
            <text:p>Verify that form with heading "Details" gets loaded on the About Plan Segment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3"/>
          <table:table-cell table:style-name="ce105" table:number-columns-repeated="6"/>
          <table:table-cell table:number-columns-repeated="1012"/>
          <table:table-cell table:style-name="ce116"/>
        </table:table-row>
        <table:table-row table:style-name="ro48">
          <table:table-cell table:style-name="ce104" office:value-type="string">
            <text:p>MAV0028_viewGoalsForm</text:p>
          </table:table-cell>
          <table:table-cell table:style-name="ce104"/>
          <table:table-cell table:number-columns-repeated="4"/>
          <table:table-cell office:value-type="string">
            <text:p>Clicks on the "goals" option under "show" <text:s/>pop up menu</text:p>
          </table:table-cell>
          <table:table-cell office:value-type="string">
            <text:p>Verify that form with heading "Goals" gets loaded on the About Plan Segment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97">
          <table:table-cell table:style-name="ce104" office:value-type="string">
            <text:p>MAV0029_viewOrganizationsForm</text:p>
          </table:table-cell>
          <table:table-cell table:style-name="ce104"/>
          <table:table-cell table:number-columns-repeated="4"/>
          <table:table-cell office:value-type="string">
            <text:p>Clicks on the "organizations" option under "show" pop up menu</text:p>
          </table:table-cell>
          <table:table-cell office:value-type="string">
            <text:p>Verify that form with heading "Organizations" gets loaded on the About Plan Segment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97">
          <table:table-cell table:style-name="ce109" office:value-type="string">
            <text:p>MAV0030_viewMapWindow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Clicks on the "map" option under "show" pop up menu</text:p>
          </table:table-cell>
          <table:table-cell table:style-name="ce114" office:value-type="string">
            <text:p>Verify that form with map details gets loaded on the new browser window</text:p>
          </table:table-cell>
          <table:table-cell table:style-name="ce128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0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02">
          <table:table-cell table:style-name="ce104" office:value-type="string">
            <text:p>MAV0031_viewTaskMoversForm</text:p>
          </table:table-cell>
          <table:table-cell table:style-name="ce104"/>
          <table:table-cell/>
          <table:table-cell table:style-name="ce122" table:number-columns-repeated="2"/>
          <table:table-cell/>
          <table:table-cell office:value-type="string">
            <text:p>Clicks on the "task mover" option under "show" menu</text:p>
          </table:table-cell>
          <table:table-cell office:value-type="string">
            <text:p>Verify that form with heading "Task Mover" gets loaded on the About Plan Segment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03">
          <table:table-cell table:style-name="ce104" office:value-type="string">
            <text:p>MAV0032_viewAboutPlanSegmentActionList</text:p>
          </table:table-cell>
          <table:table-cell table:style-name="ce104"/>
          <table:table-cell table:number-columns-repeated="3"/>
          <table:table-cell table:style-name="ce122"/>
          <table:table-cell table:style-name="ce105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46">
          <table:table-cell table:style-name="ce104" office:value-type="string">
            <text:p>MAV0033_closeAboutPlanSegmentWindow</text:p>
          </table:table-cell>
          <table:table-cell table:style-name="ce104"/>
          <table:table-cell table:number-columns-repeated="4"/>
          <table:table-cell table:style-name="ce105" office:value-type="string">
            <text:p>Clicks on the "done" menu</text:p>
          </table:table-cell>
          <table:table-cell office:value-type="string">
            <text:p>Verify that window with title "About Plan Segment :&lt;Plan Name&gt;" gets closed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99">
          <table:table-cell table:style-name="ce104" office:value-type="string">
            <text:p>MAV0034_viewSurveryWindow</text:p>
          </table:table-cell>
          <table:table-cell table:style-name="ce104"/>
          <table:table-cell table:number-columns-repeated="3"/>
          <table:table-cell office:value-type="string">
            <text:p>Clicks on the "Surveys" option under "Show" pop up menu</text:p>
            <text:p/>
          </table:table-cell>
          <table:table-cell table:style-name="ce121" office:value-type="string">
            <text:p>Verify that window with title "Surveys" gets loaded <text:s text:c="2"/></text:p>
          </table:table-cell>
          <table:table-cell/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00">
          <table:table-cell table:style-name="ce104" office:value-type="string">
            <text:p>MAV0035_closeSurveysWindow</text:p>
          </table:table-cell>
          <table:table-cell table:style-name="ce104"/>
          <table:table-cell table:number-columns-repeated="4"/>
          <table:table-cell office:value-type="string">
            <text:p>Clicks on cross button on the "Surveys" window</text:p>
          </table:table-cell>
          <table:table-cell table:style-name="ce121" office:value-type="string">
            <text:p>Verify that window with title "Surveys" gets closed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4"/>
          <table:table-cell table:style-name="ce121"/>
          <table:table-cell table:number-columns-repeated="1016"/>
          <table:table-cell table:style-name="ce116"/>
        </table:table-row>
        <table:table-row table:style-name="ro96">
          <table:table-cell table:style-name="ce110" office:value-type="string">
            <text:p>MAV0036_allProcedures</text:p>
          </table:table-cell>
          <table:table-cell table:style-name="ce110"/>
          <table:table-cell table:style-name="ce113" table:number-columns-repeated="3"/>
          <table:table-cell table:style-name="ce113" office:value-type="string">
            <text:p>Clicks on the "Is ProcedureMap" option under "Show" pop up menu</text:p>
            <text:p/>
          </table:table-cell>
          <table:table-cell table:style-name="ce126" office:value-type="string">
            <text:p>Verify that page with title All procedures in &lt;plan name&gt;</text:p>
          </table:table-cell>
          <table:table-cell table:style-name="ce113"/>
          <table:table-cell table:style-name="ce119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49">
          <table:table-cell table:style-name="ce111" office:value-type="string">
            <text:p>MAV0037_signout</text:p>
          </table:table-cell>
          <table:table-cell table:style-name="ce111"/>
          <table:table-cell table:style-name="ce113" table:number-columns-repeated="4"/>
          <table:table-cell table:style-name="ce126" office:value-type="string">
            <text:p>Clicks on the "Sign Out" link</text:p>
          </table:table-cell>
          <table:table-cell table:style-name="ce126" office:value-type="string">
            <text:p>Verify that page with title "Channels</text:p>
            <text:p>Information Sharing Planning" renders</text:p>
          </table:table-cell>
          <table:table-cell table:style-name="ce119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3"/>
          <table:table-cell table:style-name="ce121"/>
          <table:table-cell table:number-columns-repeated="1017"/>
          <table:table-cell table:style-name="ce116"/>
        </table:table-row>
        <table:table-row table:style-name="ro48">
          <table:table-cell table:style-name="ce109" office:value-type="string">
            <text:p>MAV0038_procedureReport</text:p>
          </table:table-cell>
          <table:table-cell table:style-name="ce109"/>
          <table:table-cell table:style-name="ce114" table:number-columns-repeated="3"/>
          <table:table-cell table:style-name="ce114" office:value-type="string">
            <text:p>Clicks on the "Is procedure report" option under "Show" pop up menu</text:p>
            <text:p/>
          </table:table-cell>
          <table:table-cell table:style-name="ce114" office:value-type="string">
            <text:p>Verify that page with title "All procedures in Automation Test Plan" gets <text:s/>renders</text:p>
          </table:table-cell>
          <table:table-cell table:style-name="ce114"/>
          <table:table-cell table:style-name="ce128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9"/>
          <table:table-cell table:style-name="ce109" table:number-columns-repeated="2"/>
          <table:table-cell table:style-name="ce131"/>
          <table:table-cell table:number-columns-repeated="1009"/>
          <table:table-cell table:style-name="ce116"/>
        </table:table-row>
        <table:table-row table:style-name="ro100">
          <table:table-cell table:style-name="ce109" office:value-type="string">
            <text:p>MAV0039_planName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Select "Plan name" from "Plan" list combox located on "Procedure Map" page</text:p>
          </table:table-cell>
          <table:table-cell table:style-name="ce114" office:value-type="string">
            <text:p>Verify that new page renders with "Plan name" as a heading</text:p>
          </table:table-cell>
          <table:table-cell table:style-name="ce128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9"/>
          <table:table-cell table:style-name="ce109" table:number-columns-repeated="2"/>
          <table:table-cell table:style-name="ce131"/>
          <table:table-cell table:number-columns-repeated="1009"/>
          <table:table-cell table:style-name="ce116"/>
        </table:table-row>
        <table:table-row table:style-name="ro104">
          <table:table-cell table:style-name="ce109" office:value-type="string">
            <text:p>MAV0040_viewOrgnaizationsAllKnown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Select organization name from "Organization" list combo box located on "Procedure Map" page</text:p>
            <text:p>Where :</text:p>
            <text:p><text:s text:c="5"/>Organization value: All</text:p>
            <text:p><text:s text:c="5"/>Agent Name value: All</text:p>
          </table:table-cell>
          <table:table-cell table:style-name="ce114" office:value-type="string">
            <text:p>Verify that page with title "Procedures - Anyone from any organization" render</text:p>
          </table:table-cell>
          <table:table-cell table:style-name="ce128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9"/>
          <table:table-cell table:style-name="ce109" table:number-columns-repeated="2"/>
          <table:table-cell table:style-name="ce131"/>
          <table:table-cell table:number-columns-repeated="1009"/>
          <table:table-cell table:style-name="ce116"/>
        </table:table-row>
        <table:table-row table:style-name="ro105">
          <table:table-cell table:style-name="ce109" office:value-type="string">
            <text:p>MAV0041_viewOrgnaizationsUnKnown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Select organization name from "Organization" list combo box located on "Procedure Map" page</text:p>
            <text:p>Where :</text:p>
            <text:p><text:s text:c="5"/>Organization value: unknown</text:p>
            <text:p><text:s text:c="5"/>Agent Name value: All</text:p>
          </table:table-cell>
          <table:table-cell table:style-name="ce114" office:value-type="string">
            <text:p>Verify that page renders with hierarchy "Home-&gt;Unknown-&gt;Anyone" on the heading section</text:p>
          </table:table-cell>
          <table:table-cell table:style-name="ce128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7"/>
          <table:table-cell table:style-name="ce109"/>
          <table:table-cell table:style-name="ce114"/>
          <table:table-cell table:style-name="ce109" table:number-columns-repeated="2"/>
          <table:table-cell table:style-name="ce131"/>
          <table:table-cell table:number-columns-repeated="1009"/>
          <table:table-cell table:style-name="ce116"/>
        </table:table-row>
        <table:table-row table:style-name="ro106">
          <table:table-cell table:style-name="ce109" office:value-type="string">
            <text:p>MAV0042_viewOrgnaizationsAnyone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Select organization name from "Organization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14" office:value-type="string">
            <text:p>Verify that page renders with hierarchy "Home-&gt;Organization name-&gt;Anyone" on the heading section</text:p>
          </table:table-cell>
          <table:table-cell table:style-name="ce128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7"/>
          <table:table-cell table:style-name="ce109"/>
          <table:table-cell table:style-name="ce114"/>
          <table:table-cell table:style-name="ce109" table:number-columns-repeated="2"/>
          <table:table-cell table:style-name="ce131"/>
          <table:table-cell table:number-columns-repeated="1009"/>
          <table:table-cell table:style-name="ce116"/>
        </table:table-row>
        <table:table-row table:style-name="ro107">
          <table:table-cell table:style-name="ce109" office:value-type="string">
            <text:p>MAV0043_viewAgentList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14" office:value-type="string">
            <text:p>1. Verify that page with title "Procedures - Anyone from &lt;Organization Name&gt;" render</text:p>
            <text:p/>
            <text:p>2. Verify that page renders with hierarchy "Home-&gt;Organization name-&gt;Anyone" on the heading section</text:p>
            <text:p/>
          </table:table-cell>
          <table:table-cell table:style-name="ce120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7"/>
          <table:table-cell table:style-name="ce109"/>
          <table:table-cell table:style-name="ce114"/>
          <table:table-cell table:style-name="ce109" table:number-columns-repeated="2"/>
          <table:table-cell table:style-name="ce131"/>
          <table:table-cell table:number-columns-repeated="1009"/>
          <table:table-cell table:style-name="ce116"/>
        </table:table-row>
        <table:table-row table:style-name="ro108">
          <table:table-cell table:style-name="ce109" office:value-type="string">
            <text:p>MAV0044_viewAgentName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&lt;Agent Name&gt;</text:p>
          </table:table-cell>
          <table:table-cell table:style-name="ce114" office:value-type="string">
            <text:p>1. Verify that page with title "Procedures -&lt;Agent <text:s/>Name&gt;" render</text:p>
            <text:p/>
            <text:p>2. Verify that page renders with hierarchy "Home-&gt;Organization name-&gt;Agent Name" on the heading section</text:p>
            <text:p/>
          </table:table-cell>
          <table:table-cell table:style-name="ce120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7"/>
          <table:table-cell table:style-name="ce109"/>
          <table:table-cell table:style-name="ce114"/>
          <table:table-cell table:style-name="ce109" table:number-columns-repeated="2"/>
          <table:table-cell table:style-name="ce131"/>
          <table:table-cell table:number-columns-repeated="1009"/>
          <table:table-cell table:style-name="ce116"/>
        </table:table-row>
        <table:table-row table:style-name="ro48">
          <table:table-cell table:style-name="ce109" office:value-type="string">
            <text:p>MAV0045_viewPlanName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Select "Plan name" from "Plan" list combox</text:p>
          </table:table-cell>
          <table:table-cell table:style-name="ce114" office:value-type="string">
            <text:p>Verify that new page renders with "Plan name" as a heading</text:p>
          </table:table-cell>
          <table:table-cell table:style-name="ce120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7"/>
          <table:table-cell table:style-name="ce109"/>
          <table:table-cell table:style-name="ce114"/>
          <table:table-cell table:style-name="ce109" table:number-columns-repeated="2"/>
          <table:table-cell table:style-name="ce131"/>
          <table:table-cell table:number-columns-repeated="1009"/>
          <table:table-cell table:style-name="ce116"/>
        </table:table-row>
        <table:table-row table:style-name="ro103">
          <table:table-cell table:style-name="ce109" office:value-type="string">
            <text:p>MAV0046_procedureSignout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Clicks on the "Sign Out" link</text:p>
          </table:table-cell>
          <table:table-cell table:style-name="ce114" office:value-type="string">
            <text:p>Verify that page with title "Channels</text:p>
            <text:p>Information Sharing Planning" renders</text:p>
          </table:table-cell>
          <table:table-cell table:style-name="ce120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7"/>
          <table:table-cell table:style-name="ce109"/>
          <table:table-cell table:style-name="ce114"/>
          <table:table-cell table:style-name="ce109" table:number-columns-repeated="2"/>
          <table:table-cell table:style-name="ce131"/>
          <table:table-cell table:number-columns-repeated="1009"/>
          <table:table-cell table:style-name="ce116"/>
        </table:table-row>
        <table:table-row table:style-name="ro48">
          <table:table-cell table:style-name="ce109" office:value-type="string">
            <text:p>MAV0047_viewMappedProcedure</text:p>
          </table:table-cell>
          <table:table-cell table:style-name="ce109"/>
          <table:table-cell table:style-name="ce114" table:number-columns-repeated="3"/>
          <table:table-cell table:style-name="ce114" office:value-type="string">
            <text:p>Clicks on the "Mapped procedures" option under "Show" pop up menu</text:p>
            <text:p/>
          </table:table-cell>
          <table:table-cell table:style-name="ce114" office:value-type="string">
            <text:p>Verify that page with title "All procedures" <text:s/>renders</text:p>
          </table:table-cell>
          <table:table-cell table:style-name="ce114"/>
          <table:table-cell table:style-name="ce120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7"/>
          <table:table-cell table:style-name="ce109"/>
          <table:table-cell table:style-name="ce114"/>
          <table:table-cell table:style-name="ce109" table:number-columns-repeated="2"/>
          <table:table-cell table:style-name="ce131"/>
          <table:table-cell table:number-columns-repeated="1009"/>
          <table:table-cell table:style-name="ce116"/>
        </table:table-row>
        <table:table-row table:style-name="ro51">
          <table:table-cell table:style-name="ce109" office:value-type="string">
            <text:p>MAV0048_viewDisplayProcedure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Select "segment name" from "Display procedures" list combo box</text:p>
          </table:table-cell>
          <table:table-cell table:style-name="ce114" office:value-type="string">
            <text:p>Verify that page with tilte "Procedures in &lt;Segment name&gt;" and segment information get rendered</text:p>
          </table:table-cell>
          <table:table-cell table:style-name="ce120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7"/>
          <table:table-cell table:style-name="ce109"/>
          <table:table-cell table:style-name="ce114"/>
          <table:table-cell table:style-name="ce109" table:number-columns-repeated="2"/>
          <table:table-cell table:style-name="ce131"/>
          <table:table-cell table:number-columns-repeated="1009"/>
          <table:table-cell table:style-name="ce116"/>
        </table:table-row>
        <table:table-row table:style-name="ro51">
          <table:table-cell table:style-name="ce109" office:value-type="string">
            <text:p>MAV0049_viewShowReport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Clicks on "Show Report" tab</text:p>
          </table:table-cell>
          <table:table-cell table:style-name="ce114" office:value-type="string">
            <text:p>Verify that page with title "Procedures in &lt;Segment name&gt;" and Heading "&lt;Plan name&gt;" renders</text:p>
          </table:table-cell>
          <table:table-cell table:style-name="ce120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7"/>
          <table:table-cell table:style-name="ce109"/>
          <table:table-cell table:style-name="ce114"/>
          <table:table-cell table:style-name="ce109" table:number-columns-repeated="2"/>
          <table:table-cell table:style-name="ce131"/>
          <table:table-cell table:number-columns-repeated="1009"/>
          <table:table-cell table:style-name="ce116"/>
        </table:table-row>
        <table:table-row table:style-name="ro96">
          <table:table-cell table:style-name="ce109" office:value-type="string">
            <text:p>MAV0050_viewShowMap</text:p>
          </table:table-cell>
          <table:table-cell table:style-name="ce109"/>
          <table:table-cell table:style-name="ce114" table:number-columns-repeated="5"/>
          <table:table-cell table:style-name="ce114" office:value-type="string">
            <text:p>Clicks on "Show Map" tab</text:p>
          </table:table-cell>
          <table:table-cell table:style-name="ce120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9"/>
          <table:table-cell table:style-name="ce109" table:number-columns-repeated="2"/>
          <table:table-cell table:style-name="ce131"/>
          <table:table-cell table:number-columns-repeated="1009"/>
          <table:table-cell table:style-name="ce116"/>
        </table:table-row>
        <table:table-row table:style-name="ro44">
          <table:table-cell table:style-name="ce109" office:value-type="string">
            <text:p>MAV0051_procedureMapSignOut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Clicks on "Sign Out" tab</text:p>
          </table:table-cell>
          <table:table-cell table:style-name="ce114" office:value-type="string">
            <text:p>Verify that page with title "Channels</text:p>
            <text:p>Information Sharing Planning" renders</text:p>
          </table:table-cell>
          <table:table-cell table:style-name="ce120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Functionality changed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96">
          <table:table-cell table:style-name="ce104" office:value-type="string">
            <text:p>MAV0052_allSegments</text:p>
          </table:table-cell>
          <table:table-cell table:style-name="ce104"/>
          <table:table-cell table:number-columns-repeated="3"/>
          <table:table-cell office:value-type="string">
            <text:p>Clicks on the "All Segments" option under "Show" pop up menu</text:p>
            <text:p/>
          </table:table-cell>
          <table:table-cell table:style-name="ce121" office:value-type="string">
            <text:p>Verify that window with title "About Plan:&lt;Segment Name&gt;" gets loaded.</text:p>
            <text:p>Verify that heading "All Segments" on the window</text:p>
            <text:p/>
          </table:table-cell>
          <table:table-cell/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09">
          <table:table-cell table:style-name="ce104" office:value-type="string">
            <text:p>MAV0053_viewDetails</text:p>
          </table:table-cell>
          <table:table-cell table:style-name="ce104"/>
          <table:table-cell table:number-columns-repeated="4"/>
          <table:table-cell office:value-type="string">
            <text:p>Clicks on the "details" options under "show" pop up menu</text:p>
          </table:table-cell>
          <table:table-cell table:style-name="ce121" office:value-type="string">
            <text:p>Verify that form with heading "Details" 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5"/>
          <table:table-cell table:number-columns-repeated="1018"/>
          <table:table-cell table:style-name="ce116"/>
        </table:table-row>
        <table:table-row table:style-name="ro56">
          <table:table-cell table:style-name="ce105" office:value-type="string">
            <text:p>MAV0054_viewAllEvents</text:p>
          </table:table-cell>
          <table:table-cell table:style-name="ce105"/>
          <table:table-cell table:number-columns-repeated="4"/>
          <table:table-cell office:value-type="string">
            <text:p>Clicks on the "all events" options under "show" pop up menu</text:p>
          </table:table-cell>
          <table:table-cell table:style-name="ce121" office:value-type="string">
            <text:p>Verify that form with heading "All Events" gets loaded on the "About Plan: &lt;Segment Name 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110">
          <table:table-cell table:style-name="ce105" office:value-type="string">
            <text:p>MAV0055_viewSecrecyClassification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secrecy classifications" options under "show" pop up menu</text:p>
          </table:table-cell>
          <table:table-cell office:value-type="string">
            <text:p>Verify that form with heading "Secrecy Classifications" 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49">
          <table:table-cell table:style-name="ce105" office:value-type="string">
            <text:p>MAV0056_viewAllOrganization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all organizations" options under "show" pop up menu</text:p>
          </table:table-cell>
          <table:table-cell office:value-type="string">
            <text:p>Verify that form with heading "All Organizations"</text:p>
            <text:p>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109">
          <table:table-cell table:style-name="ce105" office:value-type="string">
            <text:p>MAV0057_viewAllSegments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all segments" options under "show" pop up menu</text:p>
          </table:table-cell>
          <table:table-cell office:value-type="string">
            <text:p>Verify that form with heading "All Segments" gets loaded on the "About Plan: &lt;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111">
          <table:table-cell table:style-name="ce105" office:value-type="string">
            <text:p>MAV0058_viewWhoswho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who's who" options under "show" pop up menu</text:p>
          </table:table-cell>
          <table:table-cell office:value-type="string">
            <text:p>Verify that form with heading "Who's Who" 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55">
          <table:table-cell table:style-name="ce105" office:value-type="string">
            <text:p>MAV0059_viewAllissues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all issues" pop up options under "show" menu</text:p>
          </table:table-cell>
          <table:table-cell office:value-type="string">
            <text:p>Verify that form with heading "All Issues" 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103">
          <table:table-cell table:style-name="ce105" office:value-type="string">
            <text:p>MAV0060_viewBibliography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bibliography" pop up options under "show" menu</text:p>
          </table:table-cell>
          <table:table-cell office:value-type="string">
            <text:p>Verify that form with heading "Bibliography" 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45">
          <table:table-cell table:style-name="ce105" office:value-type="string">
            <text:p>MAV0061_viewIndex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index" pop up options under "show" menu</text:p>
          </table:table-cell>
          <table:table-cell office:value-type="string">
            <text:p>Verify that form with heading "Index" 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94">
          <table:table-cell table:style-name="ce105" office:value-type="string">
            <text:p>MAV0062_viewAlltags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all tags" pop up options under "show" menu</text:p>
          </table:table-cell>
          <table:table-cell office:value-type="string">
            <text:p>Verify that form with heading "All Tags" 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110">
          <table:table-cell table:style-name="ce105" office:value-type="string">
            <text:p>MAV0063_viewEvaluation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evaluation" pop up options under "show" menu</text:p>
          </table:table-cell>
          <table:table-cell office:value-type="string">
            <text:p>Verify that form with heading "Evaluation" 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112">
          <table:table-cell table:style-name="ce105" office:value-type="string">
            <text:p>MAV0064_viewParticipations</text:p>
          </table:table-cell>
          <table:table-cell table:style-name="ce105"/>
          <table:table-cell table:number-columns-repeated="3"/>
          <table:table-cell table:style-name="ce105"/>
          <table:table-cell office:value-type="string">
            <text:p>Clicks on the "participations" pop up options under "show" menu</text:p>
          </table:table-cell>
          <table:table-cell office:value-type="string">
            <text:p>Verify that form with heading "Participations" 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113">
          <table:table-cell table:style-name="ce105" office:value-type="string">
            <text:p>MAV0065_viewVersions</text:p>
          </table:table-cell>
          <table:table-cell table:style-name="ce105"/>
          <table:table-cell/>
          <table:table-cell table:style-name="ce121" table:number-columns-repeated="2"/>
          <table:table-cell table:style-name="ce105"/>
          <table:table-cell office:value-type="string">
            <text:p>Clicks on the "versions" pop up options under "show" menu</text:p>
          </table:table-cell>
          <table:table-cell office:value-type="string">
            <text:p>Verify that form with heading "Versions" gets loaded on the "About Plan: &lt;Segment Name&gt;" window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51">
          <table:table-cell table:style-name="ce105" office:value-type="string">
            <text:p>MAV0066_viewAllSegmentsActionList</text:p>
          </table:table-cell>
          <table:table-cell table:style-name="ce105"/>
          <table:table-cell table:number-columns-repeated="3"/>
          <table:table-cell table:style-name="ce107"/>
          <table:table-cell table:style-name="ce105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96">
          <table:table-cell table:style-name="ce105" office:value-type="string">
            <text:p>MAV0067_closeAllSegmentWindow</text:p>
          </table:table-cell>
          <table:table-cell table:style-name="ce105"/>
          <table:table-cell table:number-columns-repeated="3"/>
          <table:table-cell table:style-name="ce105"/>
          <table:table-cell table:style-name="ce105" office:value-type="string">
            <text:p>Clicks on the "done" menu</text:p>
          </table:table-cell>
          <table:table-cell table:style-name="ce121" office:value-type="string">
            <text:p>Verify that window with title "About Plan: &lt;Segment 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98">
          <table:table-cell table:style-name="ce105" office:value-type="string">
            <text:p>MAV0068_allIssues</text:p>
          </table:table-cell>
          <table:table-cell table:style-name="ce105"/>
          <table:table-cell table:number-columns-repeated="4"/>
          <table:table-cell office:value-type="string">
            <text:p>Clicks on "All Issues" option under "Show" pop up menu</text:p>
          </table:table-cell>
          <table:table-cell table:style-name="ce121" office:value-type="string">
            <text:p>Verify that "About Plan: &lt;Name&gt; " window opens with heading "All Issues"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49">
          <table:table-cell table:style-name="ce105" office:value-type="string">
            <text:p>MAV0069_closeAllIssueWindow</text:p>
          </table:table-cell>
          <table:table-cell table:style-name="ce105"/>
          <table:table-cell table:number-columns-repeated="3"/>
          <table:table-cell table:style-name="ce105" table:number-columns-repeated="2"/>
          <table:table-cell office:value-type="string">
            <text:p>Clicks on "done" menu</text:p>
            <text:p/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114">
          <table:table-cell table:style-name="ce105" office:value-type="string">
            <text:p>MAV0070_allIndex</text:p>
          </table:table-cell>
          <table:table-cell table:style-name="ce105"/>
          <table:table-cell table:number-columns-repeated="4"/>
          <table:table-cell office:value-type="string">
            <text:p>Clicks on "Index" option under "Show" pop up menu</text:p>
          </table:table-cell>
          <table:table-cell table:style-name="ce121" office:value-type="string">
            <text:p>Verify that window with title "About Plan: &lt;Name&gt; " opens with heading "Index"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5" table:number-columns-repeated="11"/>
          <table:table-cell table:number-columns-repeated="1012"/>
          <table:table-cell table:style-name="ce116"/>
        </table:table-row>
        <table:table-row table:style-name="ro115">
          <table:table-cell table:style-name="ce105" office:value-type="string">
            <text:p>MAV0071_closeAllIndexWindow</text:p>
          </table:table-cell>
          <table:table-cell table:style-name="ce105"/>
          <table:table-cell table:number-columns-repeated="3"/>
          <table:table-cell table:style-name="ce105" table:number-columns-repeated="2"/>
          <table:table-cell office:value-type="string">
            <text:p>Clicks on "done" menu</text:p>
            <text:p/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3"/>
          <table:table-cell table:style-name="ce105" table:number-columns-repeated="6"/>
          <table:table-cell table:number-columns-repeated="1012"/>
          <table:table-cell table:style-name="ce116"/>
        </table:table-row>
        <table:table-row table:style-name="ro98">
          <table:table-cell table:style-name="ce105" office:value-type="string">
            <text:p>MAV0072_allHelp</text:p>
          </table:table-cell>
          <table:table-cell table:style-name="ce105"/>
          <table:table-cell table:number-columns-repeated="4"/>
          <table:table-cell office:value-type="string">
            <text:p>Clicks on "Help" option under "Show" pop up menu</text:p>
          </table:table-cell>
          <table:table-cell table:style-name="ce121" office:value-type="string">
            <text:p>Verify that page with title "Channels-Help" renders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6"/>
          <table:table-cell table:style-name="ce105" table:number-columns-repeated="3"/>
          <table:table-cell table:number-columns-repeated="1012"/>
          <table:table-cell table:style-name="ce116"/>
        </table:table-row>
        <table:table-row table:style-name="ro49">
          <table:table-cell table:style-name="ce104" office:value-type="string">
            <text:p>MAV0073_helpSendFeedback</text:p>
          </table:table-cell>
          <table:table-cell table:style-name="ce104"/>
          <table:table-cell table:number-columns-repeated="5"/>
          <table:table-cell office:value-type="string">
            <text:p>Clicks on the "Send feedback" link</text:p>
          </table:table-cell>
          <table:table-cell table:style-name="ce105" office:value-type="string">
            <text:p>Yes</text:p>
          </table:table-cell>
          <table:table-cell table:style-name="ce105" table:number-columns-repeated="2"/>
          <table:table-cell table:number-columns-repeated="1012"/>
          <table:table-cell table:style-name="ce132"/>
        </table:table-row>
        <table:table-row table:style-name="ro1">
          <table:table-cell table:style-name="ce104" table:number-columns-repeated="2"/>
          <table:table-cell table:number-columns-repeated="6"/>
          <table:table-cell table:style-name="ce105" table:number-columns-repeated="3"/>
          <table:table-cell table:number-columns-repeated="1012"/>
          <table:table-cell table:style-name="ce116"/>
        </table:table-row>
        <table:table-row table:style-name="ro116">
          <table:table-cell table:style-name="ce112" office:value-type="string">
            <text:p>MAV0074_helpNext</text:p>
          </table:table-cell>
          <table:table-cell table:style-name="ce112"/>
          <table:table-cell table:style-name="ce118" table:number-columns-repeated="5"/>
          <table:table-cell table:style-name="ce118" office:value-type="string">
            <text:p>Clicks on the "Next" link</text:p>
          </table:table-cell>
          <table:table-cell table:style-name="ce129" office:value-type="string">
            <text:p>No</text:p>
          </table:table-cell>
          <table:table-cell table:style-name="ce105" table:number-columns-repeated="2"/>
          <table:table-cell table:number-columns-repeated="2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98">
          <table:table-cell table:style-name="ce104" office:value-type="string">
            <text:p>MAV0075_undoAddNewIssueUnderAction</text:p>
          </table:table-cell>
          <table:table-cell table:style-name="ce104"/>
          <table:table-cell table:number-columns-repeated="3"/>
          <table:table-cell table:style-name="ce121" office:value-type="string">
            <text:p>Clicks on "Undo new issue" option under "Actions" pop up menu</text:p>
          </table:table-cell>
          <table:table-cell table:style-name="ce121" office:value-type="string">
            <text:p>Verify that undo add new issue is enabled under action pop up menu.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03">
          <table:table-cell table:style-name="ce104" office:value-type="string">
            <text:p>MAV0076_redoAddNewIssueUnderAction</text:p>
          </table:table-cell>
          <table:table-cell table:style-name="ce104"/>
          <table:table-cell table:number-columns-repeated="3"/>
          <table:table-cell table:style-name="ce121" office:value-type="string">
            <text:p>Clicks on "Redo add new issue" option under "Actions" pop up menu</text:p>
          </table:table-cell>
          <table:table-cell table:style-name="ce121" office:value-type="string">
            <text:p>Verify that redo add new issue is enabled under action pop up menu.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98">
          <table:table-cell table:style-name="ce104" office:value-type="string">
            <text:p>MAV0077_sendMessageUnderAction</text:p>
          </table:table-cell>
          <table:table-cell table:style-name="ce104"/>
          <table:table-cell table:number-columns-repeated="3"/>
          <table:table-cell table:style-name="ce121" office:value-type="string">
            <text:p>Clicks on "Send message" option under "Actions" pop up menu</text:p>
          </table:table-cell>
          <table:table-cell table:style-name="ce121" office:value-type="string">
            <text:p>Verify that message tab opens on the right side of panel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48">
          <table:table-cell table:style-name="ce104" office:value-type="string">
            <text:p>MAV0078_pasteTaskUnserAction</text:p>
          </table:table-cell>
          <table:table-cell table:style-name="ce104"/>
          <table:table-cell table:number-columns-repeated="3"/>
          <table:table-cell table:style-name="ce121" office:value-type="string">
            <text:p>Clicks on "Paste task" option under "Actions" pop up menu</text:p>
          </table:table-cell>
          <table:table-cell table:style-name="ce121" office:value-type="string">
            <text:p>Verify that task has been past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17">
          <table:table-cell table:style-name="ce104" office:value-type="string">
            <text:p>MAV0079_pasteAttachmentUnerAction</text:p>
          </table:table-cell>
          <table:table-cell table:style-name="ce104"/>
          <table:table-cell table:number-columns-repeated="3"/>
          <table:table-cell table:style-name="ce121" office:value-type="string">
            <text:p>Clicks on "Paste attachment" option under "Actions" pop up menu</text:p>
          </table:table-cell>
          <table:table-cell table:style-name="ce121" office:value-type="string">
            <text:p>Verify that attachment has been add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03">
          <table:table-cell table:style-name="ce104" office:value-type="string">
            <text:p>MAV0080_addNewTask</text:p>
          </table:table-cell>
          <table:table-cell table:style-name="ce104"/>
          <table:table-cell table:number-columns-repeated="3"/>
          <table:table-cell office:value-type="string">
            <text:p>Clicks on "Add new task" option under "Actions"</text:p>
            <text:p>pop up menu</text:p>
          </table:table-cell>
          <table:table-cell office:value-type="string">
            <text:p>Verify that panel with title "Task" gets loaded on the bottom left corner</text:p>
          </table:table-cell>
          <table:table-cell/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6"/>
          <table:table-cell table:style-name="ce105" table:number-columns-repeated="3"/>
          <table:table-cell table:number-columns-repeated="1012"/>
          <table:table-cell table:style-name="ce116"/>
        </table:table-row>
        <table:table-row table:style-name="ro114">
          <table:table-cell table:style-name="ce104" office:value-type="string">
            <text:p>MAV0081_hideDetails</text:p>
          </table:table-cell>
          <table:table-cell table:style-name="ce104"/>
          <table:table-cell table:number-columns-repeated="4"/>
          <table:table-cell office:value-type="string">
            <text:p>Clicks on "Hide details" option under "Show" pop up menu</text:p>
          </table:table-cell>
          <table:table-cell office:value-type="string">
            <text:p>Verify that task information <text:s/>gets hidden</text:p>
          </table:table-cell>
          <table:table-cell table:style-name="ce105"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6"/>
          <table:table-cell table:style-name="ce105" table:number-columns-repeated="3"/>
          <table:table-cell table:number-columns-repeated="1012"/>
          <table:table-cell table:style-name="ce116"/>
        </table:table-row>
        <table:table-row table:style-name="ro47">
          <table:table-cell table:style-name="ce104" office:value-type="string">
            <text:p>MAV0082_TaskDetails</text:p>
          </table:table-cell>
          <table:table-cell table:style-name="ce104"/>
          <table:table-cell table:number-columns-repeated="4"/>
          <table:table-cell office:value-type="string">
            <text:p>Clicks on "Details" option under "Show" pop up menu</text:p>
          </table:table-cell>
          <table:table-cell office:value-type="string">
            <text:p>Verify that user is able to view task's information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6"/>
          <table:table-cell table:style-name="ce105" table:number-columns-repeated="3"/>
          <table:table-cell table:number-columns-repeated="1012"/>
          <table:table-cell table:style-name="ce116"/>
        </table:table-row>
        <table:table-row table:style-name="ro114">
          <table:table-cell table:style-name="ce104" office:value-type="string">
            <text:p>MAV0083_addAssignment</text:p>
          </table:table-cell>
          <table:table-cell table:style-name="ce104"/>
          <table:table-cell table:number-columns-repeated="4"/>
          <table:table-cell office:value-type="string">
            <text:p>Clicks on "Assignments" option under "Show" pop up menu</text:p>
          </table:table-cell>
          <table:table-cell table:style-name="ce121" office:value-type="string">
            <text:p>Verify that new window opens with title "&lt;task name&gt;" and heading "Task Assignments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49">
          <table:table-cell table:style-name="ce104" office:value-type="string">
            <text:p>MAV0084_closeAssignment</text:p>
          </table:table-cell>
          <table:table-cell table:style-name="ce104"/>
          <table:table-cell table:number-columns-repeated="4"/>
          <table:table-cell office:value-type="string">
            <text:p>Clicks on the "cross" tab</text:p>
          </table:table-cell>
          <table:table-cell table:style-name="ce104" office:value-type="string">
            <text:p>Verify that Assignment window show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48">
          <table:table-cell table:style-name="ce104" office:value-type="string">
            <text:p>MAV0085_FailureImpact</text:p>
          </table:table-cell>
          <table:table-cell table:style-name="ce104"/>
          <table:table-cell table:number-columns-repeated="4"/>
          <table:table-cell office:value-type="string">
            <text:p>Clicks on "Failure Impacts" option under "Show" pop up menu</text:p>
          </table:table-cell>
          <table:table-cell office:value-type="string">
            <text:p>Verify that new window opens with title "Failure Impacts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47">
          <table:table-cell table:style-name="ce104" office:value-type="string">
            <text:p>MAV0086_closeFailureImpact</text:p>
          </table:table-cell>
          <table:table-cell table:style-name="ce104"/>
          <table:table-cell table:number-columns-repeated="4"/>
          <table:table-cell office:value-type="string">
            <text:p>Clicks on the "cross" tab</text:p>
          </table:table-cell>
          <table:table-cell table:style-name="ce104" office:value-type="string">
            <text:p>Verify that Failure impact should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97">
          <table:table-cell table:style-name="ce104" office:value-type="string">
            <text:p>MAV0087_Dissimination</text:p>
          </table:table-cell>
          <table:table-cell table:style-name="ce104"/>
          <table:table-cell table:number-columns-repeated="4"/>
          <table:table-cell office:value-type="string">
            <text:p>Clicks on "Dissemination" option under "Show" pop up menu</text:p>
          </table:table-cell>
          <table:table-cell table:style-name="ce121" office:value-type="string">
            <text:p>Verify that new window opens with title "Information Dissemination For Task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18">
          <table:table-cell table:style-name="ce104" table:number-columns-repeated="2"/>
          <table:table-cell table:number-columns-repeated="5"/>
          <table:table-cell table:style-name="ce121"/>
          <table:table-cell table:number-columns-repeated="1015"/>
          <table:table-cell table:style-name="ce116"/>
        </table:table-row>
        <table:table-row table:style-name="ro99">
          <table:table-cell table:style-name="ce104" office:value-type="string">
            <text:p>MAV0088_closeDissemination</text:p>
          </table:table-cell>
          <table:table-cell table:style-name="ce104"/>
          <table:table-cell table:number-columns-repeated="4"/>
          <table:table-cell office:value-type="string">
            <text:p>Clicks on the "cross" tab</text:p>
          </table:table-cell>
          <table:table-cell table:style-name="ce104" office:value-type="string">
            <text:p>Verify that Dissemination should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7"/>
          <table:table-cell table:style-name="ce104"/>
          <table:table-cell table:number-columns-repeated="1015"/>
          <table:table-cell table:style-name="ce116"/>
        </table:table-row>
        <table:table-row table:style-name="ro54">
          <table:table-cell table:style-name="ce104" office:value-type="string">
            <text:p>MAV0089_viewActionsPopup</text:p>
          </table:table-cell>
          <table:table-cell table:style-name="ce104"/>
          <table:table-cell table:number-columns-repeated="4"/>
          <table:table-cell office:value-type="string">
            <text:p>Clicks on actions pop up menu</text:p>
          </table:table-cell>
          <table:table-cell office:value-type="string">
            <text:p>Verify that Action pop up menu hov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2"/>
          <table:table-cell table:style-name="ce105" table:number-columns-repeated="3"/>
          <table:table-cell table:number-columns-repeated="1018"/>
          <table:table-cell table:style-name="ce116"/>
        </table:table-row>
        <table:table-row table:style-name="ro111">
          <table:table-cell table:style-name="ce104" office:value-type="string">
            <text:p>MAV0090_addNewIssue</text:p>
          </table:table-cell>
          <table:table-cell table:style-name="ce104"/>
          <table:table-cell table:number-columns-repeated="3"/>
          <table:table-cell office:value-type="string">
            <text:p>Clicks on "Add new issue" options under</text:p>
            <text:p>"Actions" pop up menu</text:p>
          </table:table-cell>
          <table:table-cell table:style-name="ce121" office:value-type="string">
            <text:p>Verify that window opens with title "About Plan Segment:&lt;Name&gt;" and heading "Details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5"/>
          <table:table-cell table:style-name="ce105" table:number-columns-repeated="3"/>
          <table:table-cell table:number-columns-repeated="1015"/>
          <table:table-cell table:style-name="ce116"/>
        </table:table-row>
        <table:table-row table:style-name="ro55">
          <table:table-cell table:style-name="ce104" office:value-type="string">
            <text:p>MAV0091_closeNewIssue</text:p>
          </table:table-cell>
          <table:table-cell table:style-name="ce104"/>
          <table:table-cell table:number-columns-repeated="4"/>
          <table:table-cell office:value-type="string">
            <text:p>Clicks on "done" tab menu</text:p>
          </table:table-cell>
          <table:table-cell table:style-name="ce121" office:value-type="string">
            <text:p>Verify that window with title "About Plan Segment :&lt;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2"/>
          <table:table-cell table:style-name="ce105" table:number-columns-repeated="3"/>
          <table:table-cell table:number-columns-repeated="1018"/>
          <table:table-cell table:style-name="ce116"/>
        </table:table-row>
        <table:table-row table:style-name="ro114">
          <table:table-cell table:style-name="ce104" office:value-type="string">
            <text:p>MAV0092_addNewSegment</text:p>
          </table:table-cell>
          <table:table-cell table:style-name="ce104"/>
          <table:table-cell table:number-columns-repeated="3"/>
          <table:table-cell office:value-type="string">
            <text:p>Clicks on "Add new segment" options under</text:p>
            <text:p>"Actions" pop up menu</text:p>
          </table:table-cell>
          <table:table-cell office:value-type="string">
            <text:p>Verify that window opens with title "About Plan Segment:&lt;Name&gt;"</text:p>
            <text:p>and heading "Details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5"/>
          <table:table-cell table:style-name="ce105" table:number-columns-repeated="3"/>
          <table:table-cell table:number-columns-repeated="1015"/>
          <table:table-cell table:style-name="ce116"/>
        </table:table-row>
        <table:table-row table:style-name="ro49">
          <table:table-cell table:style-name="ce104" office:value-type="string">
            <text:p>MAV0093_closeNewSegment</text:p>
          </table:table-cell>
          <table:table-cell table:style-name="ce104"/>
          <table:table-cell table:number-columns-repeated="4"/>
          <table:table-cell office:value-type="string">
            <text:p>Clicks on "done" tab menu</text:p>
          </table:table-cell>
          <table:table-cell office:value-type="string">
            <text:p>Verify that window with title "About Plan Segment :&lt;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96">
          <table:table-cell table:style-name="ce104" office:value-type="string">
            <text:p>MAV0094_goalUnderAboutPlanSegment</text:p>
          </table:table-cell>
          <table:table-cell table:style-name="ce104"/>
          <table:table-cell table:number-columns-repeated="4"/>
          <table:table-cell office:value-type="string">
            <text:p>Clicks on "goals" option under "Show" pop up menu</text:p>
          </table:table-cell>
          <table:table-cell table:style-name="ce121" office:value-type="string">
            <text:p>Verify that window opens with "About Plan Segment: &lt;Name&gt;" and heading "Goals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03">
          <table:table-cell table:style-name="ce104" office:value-type="string">
            <text:p>MAV0095_orgUnderAboutPlanSegment</text:p>
          </table:table-cell>
          <table:table-cell table:style-name="ce104"/>
          <table:table-cell table:number-columns-repeated="4"/>
          <table:table-cell office:value-type="string">
            <text:p>Clicks on "organizations" option under "Show" pop up menu</text:p>
          </table:table-cell>
          <table:table-cell table:style-name="ce121" office:value-type="string">
            <text:p>Verify that window opens with title "About Plan Segment: &lt;Name&gt;" and with heading "Goals"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0"/>
          <table:table-cell table:style-name="ce104"/>
          <table:table-cell table:number-columns-repeated="1021"/>
          <table:table-cell table:style-name="ce116"/>
        </table:table-row>
        <table:table-row table:style-name="ro114">
          <table:table-cell table:style-name="ce110" office:value-type="string">
            <text:p>MAV0096_viewMap</text:p>
          </table:table-cell>
          <table:table-cell table:style-name="ce110"/>
          <table:table-cell table:style-name="ce113" table:number-columns-repeated="4"/>
          <table:table-cell table:style-name="ce127" office:value-type="string">
            <text:p>Clicks on "map" option under "Show" pop up menu</text:p>
          </table:table-cell>
          <table:table-cell table:style-name="ce127" office:value-type="string">
            <text:p>Verify that user is able to view map details on new page with new browser tab <text:s/></text:p>
          </table:table-cell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55">
          <table:table-cell table:style-name="ce104" office:value-type="string">
            <text:p>MAV0097_closeAboutPlanSegmentWindow</text:p>
          </table:table-cell>
          <table:table-cell table:style-name="ce104"/>
          <table:table-cell table:number-columns-repeated="5"/>
          <table:table-cell office:value-type="string">
            <text:p>Click on "cross" button on the browser window <text:s/>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19">
          <table:table-cell table:style-name="ce109" table:number-columns-repeated="2"/>
          <table:table-cell table:style-name="ce114" table:number-columns-repeated="9"/>
          <table:table-cell table:style-name="ce109" table:number-columns-repeated="3"/>
          <table:table-cell table:number-columns-repeated="1009"/>
          <table:table-cell table:style-name="ce116"/>
        </table:table-row>
        <table:table-row table:style-name="ro51">
          <table:table-cell table:style-name="ce109" office:value-type="string">
            <text:p>MAV0098_removeSegmentUnderAction</text:p>
          </table:table-cell>
          <table:table-cell table:style-name="ce109"/>
          <table:table-cell table:style-name="ce114" table:number-columns-repeated="3"/>
          <table:table-cell table:style-name="ce114" office:value-type="string">
            <text:p>Clicks on "Remove this segment" options under</text:p>
            <text:p>"Actions" pop up menu</text:p>
          </table:table-cell>
          <table:table-cell table:style-name="ce114" office:value-type="string">
            <text:p>Verify that dialog box is generated displaying a message "Are you sure ?"</text:p>
          </table:table-cell>
          <table:table-cell table:style-name="ce114" table:number-columns-repeated="2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cannot automate</text:p>
          </table:table-cell>
          <table:table-cell table:number-columns-repeated="1009"/>
          <table:table-cell table:style-name="ce116"/>
        </table:table-row>
        <table:table-row table:style-name="ro1">
          <table:table-cell table:style-name="ce110" table:number-columns-repeated="2"/>
          <table:table-cell table:style-name="ce119" table:number-columns-repeated="3"/>
          <table:table-cell table:style-name="ce113" table:number-columns-repeated="4"/>
          <table:table-cell table:number-columns-repeated="1014"/>
          <table:table-cell table:style-name="ce116"/>
        </table:table-row>
        <table:table-row table:style-name="ro1">
          <table:table-cell table:style-name="ce109" table:number-columns-repeated="2"/>
          <table:table-cell table:style-name="ce120" table:number-columns-repeated="3"/>
          <table:table-cell table:style-name="ce114" table:number-columns-repeated="6"/>
          <table:table-cell table:style-name="ce109" table:number-columns-repeated="3"/>
          <table:table-cell table:number-columns-repeated="1009"/>
          <table:table-cell table:style-name="ce116"/>
        </table:table-row>
        <table:table-row table:style-name="ro49">
          <table:table-cell table:style-name="ce109" office:value-type="string">
            <text:p>MAV0099_closeSegmentDialog</text:p>
          </table:table-cell>
          <table:table-cell table:style-name="ce109"/>
          <table:table-cell table:style-name="ce114" table:number-columns-repeated="4"/>
          <table:table-cell table:style-name="ce114" office:value-type="string">
            <text:p>Clicks on "cross" button on dialog box</text:p>
          </table:table-cell>
          <table:table-cell table:style-name="ce114" office:value-type="string">
            <text:p>Verify that dialog box gets closed</text:p>
          </table:table-cell>
          <table:table-cell table:style-name="ce114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cannot automate</text:p>
          </table:table-cell>
          <table:table-cell table:number-columns-repeated="1009"/>
          <table:table-cell table:style-name="ce116"/>
        </table:table-row>
        <table:table-row table:style-name="ro112">
          <table:table-cell table:style-name="ce104" office:value-type="string">
            <text:p>MAV0100_moveTaskUnderAction</text:p>
          </table:table-cell>
          <table:table-cell table:style-name="ce104"/>
          <table:table-cell table:number-columns-repeated="3"/>
          <table:table-cell office:value-type="string">
            <text:p>Clicks on "Move tasks to segment..." options</text:p>
            <text:p>under "Actions" pop up menu</text:p>
          </table:table-cell>
          <table:table-cell table:style-name="ce121" office:value-type="string">
            <text:p>Verify that window opens with title "About Plan Segment:&lt;Name&gt;" and heading "Task Mover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98">
          <table:table-cell table:style-name="ce104" office:value-type="string">
            <text:p>MAV0101_closeTaskMover</text:p>
          </table:table-cell>
          <table:table-cell table:style-name="ce104"/>
          <table:table-cell table:number-columns-repeated="4"/>
          <table:table-cell office:value-type="string">
            <text:p>Clicks on "done" tab menu</text:p>
          </table:table-cell>
          <table:table-cell office:value-type="string">
            <text:p>Verify that window with title "About Plan Segment :&lt;Name&gt;" and heading "Task Mover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0"/>
          <table:table-cell table:style-name="ce104"/>
          <table:table-cell table:number-columns-repeated="1021"/>
          <table:table-cell table:style-name="ce116"/>
        </table:table-row>
        <table:table-row table:style-name="ro115">
          <table:table-cell table:style-name="ce104" office:value-type="string">
            <text:p>MAV0102_viewHelpForm</text:p>
          </table:table-cell>
          <table:table-cell table:style-name="ce104"/>
          <table:table-cell table:number-columns-repeated="3"/>
          <table:table-cell office:value-type="string">
            <text:p>Clicks on the "? (help)" menu tab</text:p>
          </table:table-cell>
          <table:table-cell office:value-type="string">
            <text:p>Verify that the page with title "Channels-Help" renders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0"/>
          <table:table-cell table:style-name="ce104"/>
          <table:table-cell table:number-columns-repeated="1021"/>
          <table:table-cell table:style-name="ce116"/>
        </table:table-row>
        <table:table-row table:style-name="ro98">
          <table:table-cell table:style-name="ce110" office:value-type="string">
            <text:p>MAV0103_viewSendFeedback</text:p>
          </table:table-cell>
          <table:table-cell table:style-name="ce110"/>
          <table:table-cell table:style-name="ce113" table:number-columns-repeated="4"/>
          <table:table-cell table:style-name="ce113" office:value-type="string">
            <text:p>Clicks on the "Send feedback" link</text:p>
          </table:table-cell>
          <table:table-cell table:style-name="ce113" office:value-type="string">
            <text:p>Verify that a new pane opens in order to send feedback</text:p>
          </table:table-cell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10"/>
          <table:table-cell table:style-name="ce104"/>
          <table:table-cell table:number-columns-repeated="1021"/>
          <table:table-cell table:style-name="ce116"/>
        </table:table-row>
        <table:table-row table:style-name="ro98">
          <table:table-cell table:style-name="ce110" office:value-type="string">
            <text:p>MAV0104_viewNext</text:p>
          </table:table-cell>
          <table:table-cell table:style-name="ce110"/>
          <table:table-cell table:style-name="ce113" table:number-columns-repeated="4"/>
          <table:table-cell table:style-name="ce113" office:value-type="string">
            <text:p>Clicks on the "Next" link</text:p>
          </table:table-cell>
          <table:table-cell table:style-name="ce113" office:value-type="string">
            <text:p>Verify that user is able to view next contents on the "Channels-Help" page</text:p>
          </table:table-cell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15">
          <table:table-cell table:style-name="ce104" office:value-type="string">
            <text:p>MAV0105_goBack</text:p>
          </table:table-cell>
          <table:table-cell table:style-name="ce104"/>
          <table:table-cell table:number-columns-repeated="3"/>
          <table:table-cell office:value-type="string">
            <text:p>Clicks on the "&lt;(Go back)" <text:s/></text:p>
          </table:table-cell>
          <table:table-cell office:value-type="string">
            <text:p>Verify that the previously loaded window is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96">
          <table:table-cell table:style-name="ce104" office:value-type="string">
            <text:p>MAV0106_goForward</text:p>
          </table:table-cell>
          <table:table-cell table:style-name="ce104"/>
          <table:table-cell table:number-columns-repeated="3"/>
          <table:table-cell office:value-type="string">
            <text:p>Clicks on the "&gt;(Go forward)" <text:s/></text:p>
          </table:table-cell>
          <table:table-cell office:value-type="string">
            <text:p>Verify that the window which is loaded next gets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49">
          <table:table-cell table:style-name="ce104" office:value-type="string">
            <text:p>MAV0107_viewPresence</text:p>
          </table:table-cell>
          <table:table-cell table:style-name="ce104"/>
          <table:table-cell table:number-columns-repeated="3"/>
          <table:table-cell office:value-type="string">
            <text:p>Clicks on "Presence" tab</text:p>
          </table:table-cell>
          <table:table-cell office:value-type="string">
            <text:p>Verify that a list of logged in users is displayed in the right pan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14">
          <table:table-cell table:style-name="ce104" office:value-type="string">
            <text:p>MAV0108_showAllUsers</text:p>
          </table:table-cell>
          <table:table-cell table:style-name="ce104"/>
          <table:table-cell table:number-columns-repeated="4"/>
          <table:table-cell table:style-name="ce123" office:value-type="string">
            <text:p>Clicks on "show all users" link under "Presence" pane</text:p>
          </table:table-cell>
          <table:table-cell table:style-name="ce123" office:value-type="string">
            <text:p>Verify that list of all users get displayed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03">
          <table:table-cell table:style-name="ce104" office:value-type="string">
            <text:p>MAV0109_hideInactiveUsers</text:p>
          </table:table-cell>
          <table:table-cell table:style-name="ce104"/>
          <table:table-cell table:number-columns-repeated="5"/>
          <table:table-cell table:style-name="ce123" office:value-type="string">
            <text:p>Clicks on "hide inactive users" link under "Presence" pane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14">
          <table:table-cell table:style-name="ce104" office:value-type="string">
            <text:p>MAV0110_viewActivitiesAllUsers</text:p>
          </table:table-cell>
          <table:table-cell table:style-name="ce104"/>
          <table:table-cell table:number-columns-repeated="3"/>
          <table:table-cell office:value-type="string">
            <text:p>Clicks on "Activities" tab</text:p>
          </table:table-cell>
          <table:table-cell office:value-type="string">
            <text:p>Verify that user is able to see activities performed by <text:s/>all users get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47">
          <table:table-cell table:style-name="ce104" office:value-type="string">
            <text:p>MAV0111_hideActivities</text:p>
          </table:table-cell>
          <table:table-cell table:style-name="ce104"/>
          <table:table-cell table:number-columns-repeated="4"/>
          <table:table-cell table:style-name="ce123" office:value-type="string">
            <text:p>Clicks on "hide my activities" link under "Activities" pane</text:p>
          </table:table-cell>
          <table:table-cell table:style-name="ce123" office:value-type="string">
            <text:p>Verify that activities that belong to the user are hidden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48">
          <table:table-cell table:style-name="ce104" office:value-type="string">
            <text:p>MAV0112_viewAllActivities</text:p>
          </table:table-cell>
          <table:table-cell table:style-name="ce104"/>
          <table:table-cell table:number-columns-repeated="5"/>
          <table:table-cell table:style-name="ce123" office:value-type="string">
            <text:p>Clicks on "show all activities" link under "Activities" pane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55">
          <table:table-cell table:style-name="ce104" office:value-type="string">
            <text:p>MAV0113_viewMessages</text:p>
          </table:table-cell>
          <table:table-cell table:style-name="ce104"/>
          <table:table-cell table:number-columns-repeated="3"/>
          <table:table-cell table:style-name="ce123" office:value-type="string">
            <text:p>Clicks on "Messages" tab</text:p>
          </table:table-cell>
          <table:table-cell table:style-name="ce123" office:value-type="string">
            <text:p>Verify that received messages are displayed by default which belong to the logged in User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116"/>
        </table:table-row>
        <table:table-row table:style-name="ro120">
          <table:table-cell table:style-name="ce104" office:value-type="string">
            <text:p>MAV0114_hideBroadcasts</text:p>
          </table:table-cell>
          <table:table-cell table:style-name="ce104"/>
          <table:table-cell table:number-columns-repeated="4"/>
          <table:table-cell table:style-name="ce123" office:value-type="string">
            <text:p>Clicks on "hide broadcasts" link under "Messages" pane</text:p>
          </table:table-cell>
          <table:table-cell table:style-name="ce123" office:value-type="string">
            <text:p>Verify that all broadcasted received messages gets hided and "hide broadcasts" link should be changed to "show all messages"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116"/>
        </table:table-row>
        <table:table-row table:style-name="ro46">
          <table:table-cell table:style-name="ce104" office:value-type="string">
            <text:p>MAV0115_showAllMessages</text:p>
          </table:table-cell>
          <table:table-cell table:style-name="ce104"/>
          <table:table-cell table:number-columns-repeated="5"/>
          <table:table-cell table:style-name="ce123" office:value-type="string">
            <text:p>Clicks on "show all messages" link under "Messages" pane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116"/>
        </table:table-row>
        <table:table-row table:style-name="ro121">
          <table:table-cell table:style-name="ce110" office:value-type="string">
            <text:p>MAV0116_showSent</text:p>
          </table:table-cell>
          <table:table-cell table:style-name="ce110"/>
          <table:table-cell table:style-name="ce113" table:number-columns-repeated="4"/>
          <table:table-cell table:style-name="ce124" office:value-type="string">
            <text:p>Clicks on "show sent" link under "Messages" pane</text:p>
          </table:table-cell>
          <table:table-cell table:style-name="ce124" office:value-type="string">
            <text:p>Verify that sent messages are displayed which belong to the logged in User and "Show sent" link should be changed to "Show received"</text:p>
          </table:table-cell>
          <table:table-cell table:style-name="ce113" office:value-type="string">
            <text:p>No</text:p>
          </table:table-cell>
          <table:table-cell table:number-columns-repeated="3"/>
          <table:table-cell office:value-type="float" office:value="87">
            <text:p>87</text:p>
          </table:table-cell>
          <table:table-cell table:style-name="ce110"/>
          <table:table-cell table:number-columns-repeated="1009"/>
          <table:table-cell table:style-name="ce116"/>
        </table:table-row>
        <table:table-row table:style-name="ro109">
          <table:table-cell table:style-name="ce110" office:value-type="string">
            <text:p>MAV0117_showReceived</text:p>
          </table:table-cell>
          <table:table-cell table:style-name="ce110"/>
          <table:table-cell table:style-name="ce113" table:number-columns-repeated="5"/>
          <table:table-cell table:style-name="ce124" office:value-type="string">
            <text:p>Clicks on "hide broadcasts" link under "Messages" pane</text:p>
          </table:table-cell>
          <table:table-cell table:style-name="ce113" office:value-type="string">
            <text:p>No</text:p>
          </table:table-cell>
          <table:table-cell table:number-columns-repeated="3"/>
          <table:table-cell office:value-type="float" office:value="87">
            <text:p>87</text:p>
          </table:table-cell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10"/>
          <table:table-cell table:style-name="ce104"/>
          <table:table-cell table:number-columns-repeated="1021"/>
          <table:table-cell table:style-name="ce116"/>
        </table:table-row>
        <table:table-row table:style-name="ro1">
          <table:table-cell table:style-name="ce109" table:number-columns-repeated="2"/>
          <table:table-cell table:style-name="ce114" table:number-columns-repeated="9"/>
          <table:table-cell table:style-name="ce109" table:number-columns-repeated="3"/>
          <table:table-cell table:number-columns-repeated="1009"/>
          <table:table-cell table:style-name="ce116"/>
        </table:table-row>
        <table:table-row table:style-name="ro112">
          <table:table-cell table:style-name="ce109" office:value-type="string">
            <text:p>MAV0118_showAllMessages</text:p>
          </table:table-cell>
          <table:table-cell table:style-name="ce109"/>
          <table:table-cell table:style-name="ce114" table:number-columns-repeated="5"/>
          <table:table-cell table:style-name="ce114" office:value-type="string">
            <text:p>Clicks on "show all messages" link under "Messages" pane</text:p>
          </table:table-cell>
          <table:table-cell table:style-name="ce114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38" office:value-type="string">
            <text:p>duplicate -MAC0101_showAllMessages</text:p>
          </table:table-cell>
          <table:table-cell table:style-name="ce110" table:number-columns-repeated="1009"/>
          <table:table-cell table:style-name="ce39"/>
        </table:table-row>
        <table:table-row table:style-name="ro1">
          <table:table-cell table:style-name="ce110"/>
          <table:table-cell table:style-name="ce104"/>
          <table:table-cell table:number-columns-repeated="1021"/>
          <table:table-cell table:style-name="ce116"/>
        </table:table-row>
        <table:table-row table:style-name="ro54">
          <table:table-cell table:style-name="ce110" office:value-type="string">
            <text:p>MAV0119_viewPlan</text:p>
          </table:table-cell>
          <table:table-cell table:style-name="ce110"/>
          <table:table-cell table:style-name="ce113"/>
          <table:table-cell table:style-name="ce113" office:value-type="string">
            <text:p>Information Sharing model</text:p>
          </table:table-cell>
          <table:table-cell table:style-name="ce113"/>
          <table:table-cell table:style-name="ce124" office:value-type="string">
            <text:p>Select Plan Segment from the "Select Plan Segment" combo box on the top right side of the page</text:p>
          </table:table-cell>
          <table:table-cell table:style-name="ce124" office:value-type="string">
            <text:p>Verify that "Plan" page renders with heading "&lt;selected plan segment&gt;" <text:s/></text:p>
          </table:table-cell>
          <table:table-cell table:style-name="ce113"/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10"/>
          <table:table-cell table:style-name="ce104"/>
          <table:table-cell table:number-columns-repeated="1021"/>
          <table:table-cell table:style-name="ce116"/>
        </table:table-row>
        <table:table-row table:style-name="ro98">
          <table:table-cell table:style-name="ce110" office:value-type="string">
            <text:p>MAV0120_viewSelectedPlan</text:p>
          </table:table-cell>
          <table:table-cell table:style-name="ce110"/>
          <table:table-cell table:style-name="ce113"/>
          <table:table-cell table:style-name="ce113" office:value-type="string">
            <text:p>Home Page</text:p>
          </table:table-cell>
          <table:table-cell table:style-name="ce113"/>
          <table:table-cell table:style-name="ce124" office:value-type="string">
            <text:p>Select Plan from the "Switch to Plan" combo box on the top right side of the page</text:p>
          </table:table-cell>
          <table:table-cell table:style-name="ce124" office:value-type="string">
            <text:p>Verify that "Plan segment" is displayed with respect to the plan selected</text:p>
          </table:table-cell>
          <table:table-cell table:style-name="ce113"/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10"/>
          <table:table-cell table:style-name="ce104"/>
          <table:table-cell table:number-columns-repeated="1021"/>
          <table:table-cell table:style-name="ce116"/>
        </table:table-row>
        <table:table-row table:style-name="ro97">
          <table:table-cell table:style-name="ce113" office:value-type="string">
            <text:p>MAV0121_showDetails</text:p>
          </table:table-cell>
          <table:table-cell table:style-name="ce113" table:number-columns-repeated="4"/>
          <table:table-cell table:style-name="ce124" office:value-type="string">
            <text:p>Clicks on "Show details" options under "more" pop up menu located on the "Receives" Pane</text:p>
          </table:table-cell>
          <table:table-cell table:style-name="ce124" office:value-type="string">
            <text:p>Verify that a new form gets loaded on "Receives" pane to fill information</text:p>
          </table:table-cell>
          <table:table-cell table:style-name="ce113"/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10"/>
          <table:table-cell table:style-name="ce104"/>
          <table:table-cell table:number-columns-repeated="1021"/>
          <table:table-cell table:style-name="ce116"/>
        </table:table-row>
        <table:table-row table:style-name="ro49">
          <table:table-cell table:style-name="ce113" office:value-type="string">
            <text:p>MAV0122_viewElementsOfInformation</text:p>
          </table:table-cell>
          <table:table-cell table:style-name="ce113" table:number-columns-repeated="5"/>
          <table:table-cell table:style-name="ce124" office:value-type="string">
            <text:p>Clicks on "Show elements" options under "more" pop up menu located on the "Receives" pane</text:p>
          </table:table-cell>
          <table:table-cell table:style-name="ce124" office:value-type="string">
            <text:p>Verify that window opens with heading "Elements of information"</text:p>
          </table:table-cell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10"/>
          <table:table-cell table:style-name="ce104"/>
          <table:table-cell table:number-columns-repeated="1021"/>
          <table:table-cell table:style-name="ce116"/>
        </table:table-row>
        <table:table-row table:style-name="ro100">
          <table:table-cell table:style-name="ce108" office:value-type="string">
            <text:p>MAV0123_closeElementsOfInformation</text:p>
          </table:table-cell>
          <table:table-cell table:style-name="ce104"/>
          <table:table-cell table:number-columns-repeated="5"/>
          <table:table-cell table:style-name="ce123" office:value-type="string">
            <text:p>Clicks on the "done" tab menu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22">
          <table:table-cell table:style-name="ce104" office:value-type="string">
            <text:p>MAV0124_sendMessage</text:p>
          </table:table-cell>
          <table:table-cell table:style-name="ce104"/>
          <table:table-cell table:number-columns-repeated="3"/>
          <table:table-cell table:style-name="ce123" office:value-type="string">
            <text:p>Clicks on "Send message" option under "more" pop up menu located on the "Receives" Pane</text:p>
          </table:table-cell>
          <table:table-cell table:style-name="ce123" office:value-type="string">
            <text:p>Verify that "Messages" tab opens on the right side of pan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120">
          <table:table-cell table:style-name="ce110" office:value-type="string">
            <text:p>MAV0125_copyFlow</text:p>
          </table:table-cell>
          <table:table-cell table:style-name="ce110"/>
          <table:table-cell table:style-name="ce113" table:number-columns-repeated="3"/>
          <table:table-cell table:style-name="ce124" office:value-type="string">
            <text:p>Clicks on "Copy flow" option under "more" pop up menu located on the "Receives" Pane</text:p>
          </table:table-cell>
          <table:table-cell table:style-name="ce124" office:value-type="string">
            <text:p>Verify that message "Flow copied" is displayed on the heading section of "Plan" page</text:p>
          </table:table-cell>
          <table:table-cell table:style-name="ce113"/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3"/>
          <table:table-cell table:style-name="ce113"/>
          <table:table-cell table:number-columns-repeated="1017"/>
          <table:table-cell table:style-name="ce116"/>
        </table:table-row>
        <table:table-row table:style-name="ro110">
          <table:table-cell office:value-type="string">
            <text:p>MAV0126_copyNeed</text:p>
          </table:table-cell>
          <table:table-cell table:number-columns-repeated="4"/>
          <table:table-cell table:style-name="ce123" office:value-type="string">
            <text:p>Clicks on "Copy <text:s/>need" option under "more" pop up menu located on the "Receives" Pane</text:p>
          </table:table-cell>
          <table:table-cell table:style-name="ce123" office:value-type="string">
            <text:p>Verify that message "Need <text:s/>copied" is displayed on the heading section of "Plan" pag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04" table:number-columns-repeated="2"/>
          <table:table-cell table:number-columns-repeated="1021"/>
          <table:table-cell table:style-name="ce116"/>
        </table:table-row>
        <table:table-row table:style-name="ro46">
          <table:table-cell office:value-type="string">
            <text:p>MAV0127_addNewIssue</text:p>
          </table:table-cell>
          <table:table-cell table:number-columns-repeated="4"/>
          <table:table-cell table:style-name="ce123" office:value-type="string">
            <text:p>Clicks on "Add new issue" option under "more" pop up menu located on the "Receives" Pane</text:p>
          </table:table-cell>
          <table:table-cell table:style-name="ce123" office:value-type="string">
            <text:p>Verify that a text field with label "issue"</text:p>
            <text:p>is displayed under "Flow issues" section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1024"/>
        </table:table-row>
        <table:table-row table:style-name="ro1">
          <table:table-cell table:style-name="ce114" table:number-columns-repeated="11"/>
          <table:table-cell table:style-name="ce109" table:number-columns-repeated="3"/>
          <table:table-cell table:number-columns-repeated="1010"/>
        </table:table-row>
        <table:table-row table:style-name="ro123">
          <table:table-cell table:style-name="ce114" office:value-type="string">
            <text:p>MAV0128_removeInfoNeed</text:p>
          </table:table-cell>
          <table:table-cell table:style-name="ce114" table:number-columns-repeated="4"/>
          <table:table-cell table:style-name="ce114" office:value-type="string">
            <text:p>Clicks on "Remove info need" option under "more" pop up menu located on the "Receives" Pane</text:p>
          </table:table-cell>
          <table:table-cell table:style-name="ce114" office:value-type="string">
            <text:p>Verify that dialog box is generated which displays a message "Are you sure ?"</text:p>
          </table:table-cell>
          <table:table-cell table:style-name="ce114" table:number-columns-repeated="2"/>
          <table:table-cell table:style-name="ce109" office:value-type="string">
            <text:p>Invalid</text:p>
          </table:table-cell>
          <table:table-cell table:style-name="ce114"/>
          <table:table-cell table:style-name="ce109" table:number-columns-repeated="2"/>
          <table:table-cell table:style-name="ce130" office:value-type="string">
            <text:p>cannot automate</text:p>
          </table:table-cell>
          <table:table-cell table:style-name="ce110" table:number-columns-repeated="1009"/>
          <table:table-cell table:style-name="ce39"/>
        </table:table-row>
        <table:table-row table:style-name="ro124">
          <table:table-cell table:style-name="ce108"/>
          <table:table-cell table:number-columns-repeated="1022"/>
          <table:table-cell table:style-name="ce116"/>
        </table:table-row>
        <table:table-row table:style-name="ro125">
          <table:table-cell table:style-name="ce115" office:value-type="string">
            <text:p>MAV0130_viewDetailsOfPhase</text:p>
          </table:table-cell>
          <table:table-cell table:number-columns-repeated="4"/>
          <table:table-cell office:value-type="string">
            <text:p>Clicks on the "About Plan" option under "Show" pop up menu</text:p>
            <text:p/>
          </table:table-cell>
          <table:table-cell office:value-type="string">
            <text:p>Click on Phase and under show pop up menu click on detials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5"/>
          <table:table-cell table:number-columns-repeated="1022"/>
          <table:table-cell table:style-name="ce116"/>
        </table:table-row>
        <table:table-row table:style-name="ro126">
          <table:table-cell table:style-name="ce115" office:value-type="string">
            <text:p>MAV0131_viewIssueOfPhase</text:p>
          </table:table-cell>
          <table:table-cell table:number-columns-repeated="5"/>
          <table:table-cell office:value-type="string">
            <text:p>Click on Phase and under show pop up menu click on Issue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6"/>
          <table:table-cell table:number-columns-repeated="1022"/>
          <table:table-cell table:style-name="ce116"/>
        </table:table-row>
        <table:table-row table:style-name="ro107">
          <table:table-cell table:style-name="ce115" office:value-type="string">
            <text:p>MAV0132_view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5"/>
          <table:table-cell table:number-columns-repeated="1022"/>
          <table:table-cell table:style-name="ce116"/>
        </table:table-row>
        <table:table-row table:style-name="ro127">
          <table:table-cell table:style-name="ce115" office:value-type="string">
            <text:p>MAV0133_viewAgentDetails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details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1024"/>
        </table:table-row>
        <table:table-row table:style-name="ro127">
          <table:table-cell table:style-name="ce115" office:value-type="string">
            <text:p>MAV0134_viewNetworkOf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network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1024"/>
        </table:table-row>
        <table:table-row table:style-name="ro128">
          <table:table-cell table:style-name="ce115" office:value-type="string">
            <text:p>MAV0135_viewIssueOf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issue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5"/>
          <table:table-cell table:number-columns-repeated="1022"/>
          <table:table-cell table:style-name="ce116"/>
        </table:table-row>
        <table:table-row table:style-name="ro129">
          <table:table-cell table:style-name="ce115" office:value-type="string">
            <text:p>MAV0136_viewDetailsOfEvents</text:p>
          </table:table-cell>
          <table:table-cell table:number-columns-repeated="5"/>
          <table:table-cell office:value-type="string">
            <text:p>click on all events.create event.click on event.click on details under show pop up menu</text:p>
          </table:table-cell>
          <table:table-cell office:value-type="string">
            <text:p>verify that page with title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1024"/>
        </table:table-row>
        <table:table-row table:style-name="ro129">
          <table:table-cell table:style-name="ce117" office:value-type="string">
            <text:p>MAV0137_viewMapPanel</text:p>
          </table:table-cell>
          <table:table-cell table:style-name="ce113" table:number-columns-repeated="5"/>
          <table:table-cell table:style-name="ce113" office:value-type="string">
            <text:p>click on all events.create event.click on event.click on map under show pop up menu</text:p>
          </table:table-cell>
          <table:table-cell table:style-name="ce113" office:value-type="string">
            <text:p>verify that page with title details renders</text:p>
          </table:table-cell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number-columns-repeated="1024"/>
        </table:table-row>
        <table:table-row table:style-name="ro129">
          <table:table-cell table:style-name="ce115" office:value-type="string">
            <text:p>MAV0138_viewIssueOfEvent</text:p>
          </table:table-cell>
          <table:table-cell table:number-columns-repeated="5"/>
          <table:table-cell office:value-type="string">
            <text:p>click on all events.create event.click on event.click on issue under show pop up menu</text:p>
          </table:table-cell>
          <table:table-cell office:value-type="string">
            <text:p>verify that page with title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1024"/>
        </table:table-row>
        <table:table-row table:style-name="ro126">
          <table:table-cell table:style-name="ce115" office:value-type="string">
            <text:p>MAV0139_viewOrgDetails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organization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">
          <table:table-cell table:style-name="ce115"/>
          <table:table-cell table:number-columns-repeated="1022"/>
          <table:table-cell table:style-name="ce116"/>
        </table:table-row>
        <table:table-row table:style-name="ro126">
          <table:table-cell table:style-name="ce115" office:value-type="string">
            <text:p>MAV0140_viewJob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job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">
          <table:table-cell table:style-name="ce115"/>
          <table:table-cell table:number-columns-repeated="1022"/>
          <table:table-cell table:style-name="ce116"/>
        </table:table-row>
        <table:table-row table:style-name="ro126">
          <table:table-cell table:style-name="ce115" office:value-type="string">
            <text:p>MAV0141_viewChart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chart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">
          <table:table-cell table:style-name="ce115"/>
          <table:table-cell table:number-columns-repeated="1022"/>
          <table:table-cell table:style-name="ce116"/>
        </table:table-row>
        <table:table-row table:style-name="ro126">
          <table:table-cell table:style-name="ce115" office:value-type="string">
            <text:p>MAV0142_viewAgreement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Agreement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">
          <table:table-cell table:number-columns-repeated="1024"/>
        </table:table-row>
        <table:table-row table:style-name="ro130">
          <table:table-cell table:style-name="ce115" office:value-type="string">
            <text:p>MAV0144_viewNetworkOfOrganizations</text:p>
          </table:table-cell>
          <table:table-cell table:number-columns-repeated="5"/>
          <table:table-cell office:value-type="string">
            <text:p>Click on all organizations under show pop up menu.create organizations.Click on network under show pop up menu</text:p>
          </table:table-cell>
          <table:table-cell office:value-type="string">
            <text:p>verify that organization network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">
          <table:table-cell table:number-columns-repeated="1024"/>
        </table:table-row>
        <table:table-row table:style-name="ro131">
          <table:table-cell table:style-name="ce117" office:value-type="string">
            <text:p>MAV0145_viewMapOfOrganizations</text:p>
          </table:table-cell>
          <table:table-cell table:style-name="ce113" table:number-columns-repeated="5"/>
          <table:table-cell table:style-name="ce113" office:value-type="string">
            <text:p>Click on all organizations under show pop up menu.create organizations.Click on Map under show pop up menu</text:p>
          </table:table-cell>
          <table:table-cell table:style-name="ce113" office:value-type="string">
            <text:p>verify that organization Map details gets displayed</text:p>
          </table:table-cell>
          <table:table-cell table:style-name="ce113" office:value-type="string">
            <text:p>No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15"/>
          <table:table-cell table:number-columns-repeated="1022"/>
          <table:table-cell table:style-name="ce116"/>
        </table:table-row>
        <table:table-row table:style-name="ro129">
          <table:table-cell table:style-name="ce115" office:value-type="string">
            <text:p>MAV0146_viewIssueOfOrganizations</text:p>
          </table:table-cell>
          <table:table-cell table:number-columns-repeated="5"/>
          <table:table-cell office:value-type="string">
            <text:p>Click on all organizations under show pop up menu.create organizations.Click on Issue under show pop up menu</text:p>
          </table:table-cell>
          <table:table-cell office:value-type="string">
            <text:p>verify that organization Issue details page gets renders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116"/>
        </table:table-row>
        <table:table-row table:style-name="ro1">
          <table:table-cell table:number-columns-repeated="1024"/>
        </table:table-row>
        <table:table-row table:style-name="ro108">
          <table:table-cell table:style-name="ce116" office:value-type="string">
            <text:p>MAV0147_viewDetailsOfPlace</text:p>
          </table:table-cell>
          <table:table-cell table:number-columns-repeated="5"/>
          <table:table-cell office:value-type="string">
            <text:p>Click on locale under about plan.Click on index under show pop up menu.click on place been created .click on place details under show pop menu</text:p>
          </table:table-cell>
          <table:table-cell office:value-type="string">
            <text:p>Verify the page with details title get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style-name="ce116"/>
          <table:table-cell table:number-columns-repeated="1022"/>
          <table:table-cell table:style-name="ce116"/>
        </table:table-row>
        <table:table-row table:style-name="ro122">
          <table:table-cell table:style-name="ce39" office:value-type="string">
            <text:p>MAV0148_viewMapOfPlace</text:p>
          </table:table-cell>
          <table:table-cell table:style-name="ce113" table:number-columns-repeated="5"/>
          <table:table-cell table:style-name="ce113" office:value-type="string">
            <text:p>Click on locale under about plan.Click on index under show pop up menu.click on place been created .click on place map under show pop menu</text:p>
          </table:table-cell>
          <table:table-cell table:style-name="ce113" office:value-type="string">
            <text:p>Verify the page with details title gets renders</text:p>
          </table:table-cell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09"/>
          <table:table-cell table:style-name="ce116"/>
        </table:table-row>
        <table:table-row table:style-name="ro1">
          <table:table-cell table:style-name="ce116"/>
          <table:table-cell table:number-columns-repeated="1022"/>
          <table:table-cell table:style-name="ce116"/>
        </table:table-row>
        <table:table-row table:style-name="ro128">
          <table:table-cell table:style-name="ce116" office:value-type="string">
            <text:p>MAV0149_viewIssueOfPlace</text:p>
          </table:table-cell>
          <table:table-cell table:number-columns-repeated="5"/>
          <table:table-cell office:value-type="string">
            <text:p>Click on locale under about plan.Click on index under show pop up menu.click on place been created .click on place issue under show pop menu</text:p>
          </table:table-cell>
          <table:table-cell office:value-type="string">
            <text:p>Verify the page with details title get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116"/>
        </table:table-row>
        <table:table-row table:style-name="ro1">
          <table:table-cell table:number-columns-repeated="1024"/>
        </table:table-row>
        <table:table-row table:style-name="ro126">
          <table:table-cell office:value-type="string">
            <text:p>MAV0150_viewSocialPanelMessage</text:p>
          </table:table-cell>
          <table:table-cell table:number-columns-repeated="3"/>
          <table:table-cell office:value-type="string">
            <text:p>Home Page</text:p>
          </table:table-cell>
          <table:table-cell office:value-type="string">
            <text:p>Verify that Message tab is Present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26">
          <table:table-cell office:value-type="string">
            <text:p>MAV0151_viewSocialPanelShowSentMessage</text:p>
          </table:table-cell>
          <table:table-cell table:number-columns-repeated="4"/>
          <table:table-cell office:value-type="string">
            <text:p>Verify that send messages can be seen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26">
          <table:table-cell office:value-type="string">
            <text:p>MAV0152_viewSocialPanelShowReceivedMessage</text:p>
          </table:table-cell>
          <table:table-cell table:number-columns-repeated="4"/>
          <table:table-cell office:value-type="string">
            <text:p>Verify that received messages can be viewed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26">
          <table:table-cell office:value-type="string">
            <text:p>MAV0153_viewSocialPanelHideBroadCast</text:p>
          </table:table-cell>
          <table:table-cell table:number-columns-repeated="4"/>
          <table:table-cell office:value-type="string">
            <text:p>Verify that the broadcast message can be hidd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26">
          <table:table-cell office:value-type="string">
            <text:p>MAV0154_viewSocialPanelShowAllMessages</text:p>
          </table:table-cell>
          <table:table-cell table:number-columns-repeated="4"/>
          <table:table-cell office:value-type="string">
            <text:p>Verify that all messages can be viewed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26">
          <table:table-cell table:style-name="ce113" office:value-type="string">
            <text:p>MAV0155_viewSocialPanelSendMessage</text:p>
          </table:table-cell>
          <table:table-cell table:style-name="ce113" table:number-columns-repeated="4"/>
          <table:table-cell table:style-name="ce113" office:value-type="string">
            <text:p>Verify that message can be send from Social Panel</text:p>
          </table:table-cell>
          <table:table-cell table:style-name="ce113" table:number-columns-repeated="2"/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26">
          <table:table-cell table:style-name="ce113" office:value-type="string">
            <text:p>MAV0156_viewSocialPanelSendEmailMessage</text:p>
          </table:table-cell>
          <table:table-cell table:style-name="ce113" table:number-columns-repeated="4"/>
          <table:table-cell table:style-name="ce113" office:value-type="string">
            <text:p>Verify that message can be send and emailed from social panel</text:p>
          </table:table-cell>
          <table:table-cell table:style-name="ce113" table:number-columns-repeated="2"/>
          <table:table-cell table:style-name="ce113" office:value-type="string">
            <text:p>No</text:p>
          </table:table-cell>
          <table:table-cell table:number-columns-repeated="4"/>
          <table:table-cell table:style-name="ce110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26">
          <table:table-cell office:value-type="string">
            <text:p>MAV0157_viewSocialPanelCalender</text:p>
          </table:table-cell>
          <table:table-cell table:number-columns-repeated="4"/>
          <table:table-cell office:value-type="string">
            <text:p>Verify that Calender tab is present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26">
          <table:table-cell office:value-type="string">
            <text:p>MAV0158_viewSocialPanelSurvey</text:p>
          </table:table-cell>
          <table:table-cell table:number-columns-repeated="4"/>
          <table:table-cell office:value-type="string">
            <text:p>Veriy that servey tab is present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26">
          <table:table-cell office:value-type="string">
            <text:p>MAV0159_viewSocialPanelSurveyShowAll</text:p>
          </table:table-cell>
          <table:table-cell table:number-columns-repeated="4"/>
          <table:table-cell office:value-type="string">
            <text:p>Verify that all survey can be viewed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32">
          <table:table-cell office:value-type="string">
            <text:p>MAV0160_viewSocialPanelHideCompleted</text:p>
          </table:table-cell>
          <table:table-cell table:number-columns-repeated="4"/>
          <table:table-cell office:value-type="string">
            <text:p>Verify that survey can be hidde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26">
          <table:table-cell office:value-type="string">
            <text:p>MAV0161_viewSocialPanelAboutMe</text:p>
          </table:table-cell>
          <table:table-cell table:number-columns-repeated="4"/>
          <table:table-cell office:value-type="string">
            <text:p>Verify that about me tab is present on social tab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9">
          <table:table-cell office:value-type="string">
            <text:p>MAV0162_viewIssueSummaryReport</text:p>
          </table:table-cell>
          <table:table-cell table:number-columns-repeated="2"/>
          <table:table-cell office:value-type="string">
            <text:p>Home Page</text:p>
          </table:table-cell>
          <table:table-cell/>
          <table:table-cell office:value-type="string">
            <text:p>Verify that Issue Summary Report Page with title Channels – &lt;plan name&gt; – Issues Summary Report should render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29">
          <table:table-cell office:value-type="string">
            <text:p>MAV0163_viewIssueReportFeedback</text:p>
          </table:table-cell>
          <table:table-cell table:number-columns-repeated="4"/>
          <table:table-cell office:value-type="string">
            <text:p>Verify that when clicked on send feedback button pop up should appears.</text:p>
          </table:table-cell>
          <table:table-cell table:number-columns-repeated="1018"/>
        </table:table-row>
        <table:table-row table:style-name="ro133">
          <table:table-cell office:value-type="string">
            <text:p>MAV0164_viewHomeFromIssueReport</text:p>
          </table:table-cell>
          <table:table-cell table:number-columns-repeated="4"/>
          <table:table-cell office:value-type="string">
            <text:p>Verify that when clicked on home Channels</text:p>
            <text:p>by Mind-Alliance Systems should render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 table:number-rows-repeated="652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" table:style-name="ta1"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visibility="collapse" table:default-cell-style-name="ce2"/>
        <table:table-column table:style-name="co18" table:visibility="collapse" table:default-cell-style-name="ce2"/>
        <table:table-column table:style-name="co25" table:visibility="collapse" table:default-cell-style-name="ce2"/>
        <table:table-column table:style-name="co24" table:default-cell-style-name="ce2"/>
        <table:table-column table:style-name="co18" table:default-cell-style-name="ce2"/>
        <table:table-column table:style-name="co25" table:default-cell-style-name="ce2"/>
        <table:table-column table:style-name="co1" table:number-columns-repeated="1013" table:default-cell-style-name="ce2"/>
        <table:table-column table:style-name="co8" table:default-cell-style-name="ce2"/>
        <table:table-row table:style-name="ro57">
          <table:table-cell table:style-name="ce42" office:value-type="string">
            <text:p>TEST CASE ID</text:p>
          </table:table-cell>
          <table:table-cell table:style-name="ce42" office:value-type="string">
            <text:p>TITLE</text:p>
          </table:table-cell>
          <table:table-cell table:style-name="ce42" office:value-type="string">
            <text:p>STEPS</text:p>
          </table:table-cell>
          <table:table-cell table:style-name="ce42" office:value-type="string">
            <text:p>KEY VERIFICATION</text:p>
          </table:table-cell>
          <table:table-cell table:style-name="ce42" table:number-columns-repeated="3"/>
          <table:table-cell table:style-name="ce43"/>
          <table:table-cell table:style-name="ce42" office:value-type="string">
            <text:p>AUTOMATED</text:p>
          </table:table-cell>
          <table:table-cell table:style-name="ce42" office:value-type="string">
            <text:p>RESULT</text:p>
          </table:table-cell>
          <table:table-cell table:style-name="ce42" office:value-type="string">
            <text:p>SCRIPT EXCEPTION</text:p>
          </table:table-cell>
          <table:table-cell table:style-name="ce42" office:value-type="string">
            <text:p>ERROR</text:p>
          </table:table-cell>
          <table:table-cell table:style-name="ce44" office:value-type="string">
            <text:p>TICKET NO.</text:p>
          </table:table-cell>
          <table:table-cell table:style-name="ce45" table:number-columns-repeated="1011"/>
        </table:table-row>
        <table:table-row table:style-name="ro58">
          <table:table-cell table:style-name="ce1" office:value-type="string">
            <text:p>MAP0001_addPlan</text:p>
          </table:table-cell>
          <table:table-cell table:style-name="ce1" office:value-type="string">
            <text:p>Verify that plan can be created</text:p>
          </table:table-cell>
          <table:table-cell table:style-name="ce46" office:value-type="string"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Plan URI' and 'owned by' details</text:p>
            <text:p>6. Click on 'Submit' button</text:p>
            <text:p>7. Navigate to Home page</text:p>
            <text:p>8. Click 'Logout &lt;username&gt;' option under 'Actions' pop up menu</text:p>
          </table:table-cell>
          <table:table-cell table:style-name="ce46" office:value-type="string">
            <text:p><text:s/>When clicked on 'Submit' button, the new plan should be add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59">
          <table:table-cell table:style-name="ce1" office:value-type="string">
            <text:p>MAP0002_addNameAndLocalizePlan</text:p>
          </table:table-cell>
          <table:table-cell table:style-name="ce1" office:value-type="string">
            <text:p>Name and Localize a plan</text:p>
          </table:table-cell>
          <table:table-cell table:style-name="ce47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<text:s/>Click on 'Channel Adminstration'Link</text:p>
            <text:p>5. Enter the 'New Plan URI' and 'owned by' details</text:p>
            <text:p>6. Click on 'Submit' button</text:p>
            <text:p>7. Navigate to Home page</text:p>
            <text:p>8. Select newly added plan 'New Plan v.1 (dev)' from 'Switch <text:s/>to Plan' drop down, located on the top right corner</text:p>
            <text:p>9. Click on Information sharing model link</text:p>
            <text:p>9. Click on 'About plan' option under 'Show' pop up menu.</text:p>
            <text:p>10. Enter the details e.g. 'Name', 'Description' etc</text:p>
            <text:p>11. Click on 'done' button</text:p>
            <text:p>12. Click 'Logout &lt;username&gt;' option under 'Actions' pop up menu</text:p>
          </table:table-cell>
          <table:table-cell table:style-name="ce46" office:value-type="string">
            <text:p>When clicked on 'done' button, the newly added plan should be upd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0">
          <table:table-cell table:style-name="ce1" office:value-type="string">
            <text:p>MAP0003_addNewUserToPlan</text:p>
          </table:table-cell>
          <table:table-cell table:style-name="ce1" office:value-type="string">
            <text:p>Add users to the plan.</text:p>
          </table:table-cell>
          <table:table-cell table:style-name="ce4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46" office:value-type="string">
            <text:p>Verify that user should be add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1">
          <table:table-cell table:style-name="ce1" office:value-type="string">
            <text:p>MAP0004_deleteUser</text:p>
          </table:table-cell>
          <table:table-cell table:style-name="ce1" office:value-type="string">
            <text:p>Delete user</text:p>
          </table:table-cell>
          <table:table-cell table:style-name="ce47" office:value-type="string">
            <text:p>Prerequisites:</text:p>
            <text:p>i . Plan should be created.</text:p>
            <text:p>ii. User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46" office:value-type="string">
            <text:p>Verify that user sholud get delet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2">
          <table:table-cell table:style-name="ce1" office:value-type="string">
            <text:p>MAP0005_deletePlan</text:p>
          </table:table-cell>
          <table:table-cell table:style-name="ce1" office:value-type="string">
            <text:p>Delete plan</text:p>
          </table:table-cell>
          <table:table-cell table:style-name="ce46" office:value-type="string">
            <text:p>Prerequisites:</text:p>
            <text:p>i .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Plan URI' and 'owned by' details</text:p>
            <text:p>6. Click on 'Submit' button</text:p>
            <text:p>7. Select the newly added plan from plan dropdown list inside 'Manage plan' section</text:p>
            <text:p>8. Click on 'Delete Plan' button.</text:p>
            <text:p>9. Click on 'Logout &lt;username&gt;' link</text:p>
          </table:table-cell>
          <table:table-cell table:style-name="ce46" office:value-type="string">
            <text:p>Verify that plan should get delet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90">
            <text:p>90</text:p>
          </table:table-cell>
          <table:table-cell table:style-name="ce1" table:number-columns-repeated="1011"/>
        </table:table-row>
        <table:table-row table:style-name="ro63">
          <table:table-cell table:style-name="ce1" office:value-type="string">
            <text:p>MAP0006_addOrganizations</text:p>
          </table:table-cell>
          <table:table-cell table:style-name="ce1" office:value-type="string">
            <text:p>Verify that organization can be added to plan</text:p>
          </table:table-cell>
          <table:table-cell table:style-name="ce4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Enter name of organization in 'Other organization that should be assigned tasks ' field</text:p>
            <text:p>10. Click on 'done' button.</text:p>
          </table:table-cell>
          <table:table-cell table:style-name="ce46" office:value-type="string">
            <text:p>Verify that organization should get added to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59">
          <table:table-cell table:style-name="ce1" office:value-type="string">
            <text:p>MAP0007_addOrganizationsDetails</text:p>
          </table:table-cell>
          <table:table-cell table:style-name="ce46" office:value-type="string">
            <text:p>Verify that organization details can be added to an organization</text:p>
          </table:table-cell>
          <table:table-cell table:style-name="ce46" office:value-type="string">
            <text:p>Prerequisites:</text:p>
            <text:p>i. Plan should be created.</text:p>
            <text:p>ii. Atleast one organization should be added to plan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Select <text:s/>the plan from 'Switch to Plan' drop down, located on the top right corner</text:p>
            <text:p>6. Click on 'About plan' option under 'Show' pop up menu.</text:p>
            <text:p>7. <text:s/>Click on 'show' pop up menu.</text:p>
            <text:p>8. Select 'All organizations' from the list.</text:p>
            <text:p>9. Double click on organization name.</text:p>
            <text:p>10. Enter the details about the selected organization in the details form.</text:p>
            <text:p>11. Click on 'done' button.</text:p>
          </table:table-cell>
          <table:table-cell table:style-name="ce46" office:value-type="string">
            <text:p>Verify that the details are added to the organizatio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59">
          <table:table-cell table:style-name="ce1" office:value-type="string">
            <text:p>MAP0008_removeExpectation</text:p>
          </table:table-cell>
          <table:table-cell table:style-name="ce46" office:value-type="string">
            <text:p>Verify that expectation can be removed from the plan</text:p>
          </table:table-cell>
          <table:table-cell table:style-name="ce46" office:value-type="string">
            <text:p>Prerequisites:</text:p>
            <text:p>i. Plan should be created.</text:p>
            <text:p>ii. Atleast one organization should be added to plan without any task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Click on organization name for which task is not assigned.</text:p>
            <text:p>10. Click on 'Remove expectation' link.</text:p>
            <text:p>11. Click on 'done' button.</text:p>
          </table:table-cell>
          <table:table-cell table:style-name="ce46" office:value-type="string">
            <text:p>Verify that expectation should be removed from organization and 'Add expectation' message should be display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64">
          <table:table-cell table:style-name="ce1" office:value-type="string">
            <text:p>MAP0009_addTask</text:p>
          </table:table-cell>
          <table:table-cell table:style-name="ce46" office:value-type="string">
            <text:p>Verify that task can be added to member of organization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dd new task' option under 'Actions' pop up menu.</text:p>
            <text:p>8. Enter all the details related to the task.</text:p>
            <text:p>9. Go to All organisation of 'About Plan'</text:p>
            <text:p>10.Click 'Logout &lt;username&gt;' option under 'Actions' pop up menu</text:p>
          </table:table-cell>
          <table:table-cell table:style-name="ce46" office:value-type="string">
            <text:p>Verify that task should be added to <text:s/>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5">
          <table:table-cell table:style-name="ce48" office:value-type="string">
            <text:p>MAP0010_addRoleJuridiction</text:p>
          </table:table-cell>
          <table:table-cell table:style-name="ce46" office:value-type="string">
            <text:p>Verify that Role, Title, Juridiction and supervisor can be assign to participating agent within an organization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least one organization should be present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<text:s/>Select <text:s/>the segment from 'Select plan segment' drop down, located on the top right corner</text:p>
            <text:p>7. Click on 'About plan' option under 'Show' pop up menu.</text:p>
            <text:p>8. Click on 'show' pop up menu.</text:p>
            <text:p>9. Select 'All organizations' from the list.</text:p>
            <text:p>10. Double click on any organization name</text:p>
            <text:p>11. Enter <text:s/>Role, Title, Juridiction and supervisor for an agent inside 'Job' section</text:p>
            <text:p>12. Press 'tab' key</text:p>
            <text:p>13. Click on 'done' button.</text:p>
          </table:table-cell>
          <table:table-cell table:style-name="ce46" office:value-type="string">
            <text:p>Verify that Role, Title, Juridiction and supervisor should be assign to participating agent within an 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" table:number-columns-repeated="1011"/>
        </table:table-row>
        <table:table-row table:style-name="ro66">
          <table:table-cell table:style-name="ce1" office:value-type="string">
            <text:p>MAP0011_addEventToPlan</text:p>
          </table:table-cell>
          <table:table-cell table:style-name="ce46" office:value-type="string">
            <text:p>Verify that Event can be added to a Plan</text:p>
          </table:table-cell>
          <table:table-cell table:style-name="ce4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<text:s/>Click on 'About plan' option under 'Show' pop up menu.</text:p>
            <text:p>7. Click on 'show' pop up menu.</text:p>
            <text:p>8. Select 'All events' from the list.</text:p>
            <text:p>9. Enter the new event in test box.</text:p>
            <text:p>10. Press 'tab' key.</text:p>
            <text:p>11. Select the check box.</text:p>
            <text:p>12. Click on 'done' button.</text:p>
          </table:table-cell>
          <table:table-cell table:style-name="ce46" office:value-type="string">
            <text:p>Verify that ev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5">
            <text:p>105</text:p>
          </table:table-cell>
          <table:table-cell table:style-name="ce1" table:number-columns-repeated="1011"/>
        </table:table-row>
        <table:table-row table:style-name="ro63">
          <table:table-cell table:style-name="ce1" office:value-type="string">
            <text:p>MAP0012_addPhase</text:p>
          </table:table-cell>
          <table:table-cell table:style-name="ce46" office:value-type="string">
            <text:p>Verify that phases can be created for the plan</text:p>
          </table:table-cell>
          <table:table-cell table:style-name="ce4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Click on 'About plan' option under 'Show' pop up menu.</text:p>
            <text:p>7. Enter the new phase in text box for the plan inside 'Phase' section</text:p>
            <text:p>8. Press 'tab' key</text:p>
            <text:p>9. Click on 'done' button.</text:p>
          </table:table-cell>
          <table:table-cell table:style-name="ce46" office:value-type="string">
            <text:p>Verify that phases should be created for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1" table:number-columns-repeated="1011"/>
        </table:table-row>
        <table:table-row table:style-name="ro61">
          <table:table-cell table:style-name="ce1" office:value-type="string">
            <text:p>MAP0013_addPhaseDetails</text:p>
          </table:table-cell>
          <table:table-cell table:style-name="ce46" office:value-type="string">
            <text:p>Verify that phases details can be added to the plan</text:p>
          </table:table-cell>
          <table:table-cell table:style-name="ce4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 <text:s/></text:p>
            <text:p>5.Click on 'Information Sharing Model' Link</text:p>
            <text:p>6. Click on 'About plan' option under 'Show' pop up menu.</text:p>
            <text:p>7. Click on Phase for which details is to be added.</text:p>
            <text:p>8. Enter the details.</text:p>
            <text:p>9. Click on 'done' button.</text:p>
          </table:table-cell>
          <table:table-cell table:style-name="ce1" office:value-type="string">
            <text:p>Verify that phases details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1" table:number-columns-repeated="1011"/>
        </table:table-row>
        <table:table-row table:style-name="ro63">
          <table:table-cell table:style-name="ce1" office:value-type="string">
            <text:p>MAP0014_addSegment</text:p>
          </table:table-cell>
          <table:table-cell table:style-name="ce46" office:value-type="string">
            <text:p>Verfy that Segment can be added to the plan</text:p>
          </table:table-cell>
          <table:table-cell table:style-name="ce46" office:value-type="string">
            <text:p>Prerequisites:</text:p>
            <text:p>i. Plan should be created.</text:p>
            <text:p>ii. Atleast one phases should be present for the plan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'Logout &lt;username&gt;' option under 'Actions' pop up menu</text:p>
          </table:table-cell>
          <table:table-cell table:style-name="ce1" office:value-type="string">
            <text:p>Verify that segm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61">
            <text:p>61</text:p>
          </table:table-cell>
          <table:table-cell table:style-name="ce1" table:number-columns-repeated="1011"/>
        </table:table-row>
        <table:table-row table:style-name="ro67">
          <table:table-cell table:style-name="ce1" office:value-type="string">
            <text:p>MAP0015_removeSegment</text:p>
          </table:table-cell>
          <table:table-cell table:style-name="ce46" office:value-type="string">
            <text:p>Verfy that Segment can be deleted fromthe plan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on 'Remove this segment' option under 'Actions' pop up menu.</text:p>
            <text:p>9. Click 'Logout &lt;username&gt;' option under 'Actions' pop up menu</text:p>
          </table:table-cell>
          <table:table-cell table:style-name="ce1" office:value-type="string">
            <text:p>Verify that segment should be deleted from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1" table:number-columns-repeated="1009"/>
        </table:table-row>
        <table:table-row table:style-name="ro66">
          <table:table-cell table:style-name="ce1" office:value-type="string">
            <text:p>MAP0016_addEvent</text:p>
          </table:table-cell>
          <table:table-cell table:style-name="ce46" office:value-type="string">
            <text:p>Verify that event can be added to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Enter name of event inside 'context' section.</text:p>
            <text:p>9. Press 'tab' key or click any other test box.</text:p>
            <text:p>10. Click on 'done' button.</text:p>
          </table:table-cell>
          <table:table-cell table:style-name="ce1" office:value-type="string">
            <text:p>Verify that Ev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9">
          <table:table-cell table:style-name="ce1" office:value-type="string">
            <text:p>MAP0017_deleteEvent</text:p>
          </table:table-cell>
          <table:table-cell table:style-name="ce46" office:value-type="string">
            <text:p>Verify that event can be deleted <text:s/>from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least one event should be created for the segment.</text:p>
            <text:p>1. Enter the URL 'http://afourtech.mind-alliance.com/'</text:p>
            <text:p>2. Enter the username and password</text:p>
            <text:p>3. Click on 'Sign In' button</text:p>
            <text:p>4. . Select <text:s/>the plan from 'Switch to Plan' drop down, located on the top right corner</text:p>
            <text:p>5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'-' button for which event is to be deleted</text:p>
            <text:p>9. Click on 'done' button.</text:p>
          </table:table-cell>
          <table:table-cell table:style-name="ce1" office:value-type="string">
            <text:p>Verify that Ev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4">
          <table:table-cell table:style-name="ce1" office:value-type="string">
            <text:p>MAP0018_attachFile</text:p>
          </table:table-cell>
          <table:table-cell table:style-name="ce46" office:value-type="string">
            <text:p>Verify that file can be attachment to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Select type of attachment as 'File'</text:p>
            <text:p>9. Click on 'Choose file' button.</text:p>
            <text:p>10. Select the file</text:p>
            <text:p>11. Click on 'done' button.</text:p>
          </table:table-cell>
          <table:table-cell table:style-name="ce1" office:value-type="string">
            <text:p>Verify that attachm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4">
          <table:table-cell table:style-name="ce1" office:value-type="string">
            <text:p>MAP0019_deleteAttachFile</text:p>
          </table:table-cell>
          <table:table-cell table:style-name="ce46" office:value-type="string">
            <text:p>Verify that attachment can be deleted from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tachement should be added to the segment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'-' button for which attachment is to be deleted</text:p>
            <text:p>9. Click on 'done' button.</text:p>
          </table:table-cell>
          <table:table-cell table:style-name="ce1" office:value-type="string">
            <text:p>Verify that attachm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8">
          <table:table-cell table:style-name="ce1" office:value-type="string">
            <text:p>MAP0020_addFileToEvent</text:p>
          </table:table-cell>
          <table:table-cell table:style-name="ce46" office:value-type="string">
            <text:p>Verify that Attachment can be added to the Event of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Event should be present for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added.</text:p>
            <text:p>9. Click on 'Choose file' button.</text:p>
            <text:p>10. Select the file</text:p>
            <text:p>11. Click on 'done' button.</text:p>
            <text:p/>
          </table:table-cell>
          <table:table-cell table:style-name="ce1" office:value-type="string">
            <text:p>Verify that attachment should be added to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8">
          <table:table-cell table:style-name="ce1" office:value-type="string">
            <text:p>MAP0021_deleteFileOfEvent</text:p>
          </table:table-cell>
          <table:table-cell table:style-name="ce46" office:value-type="string">
            <text:p>Verify that Attachment can be deleted from the Event of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iii. Attachment should be present for event of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deleted.</text:p>
            <text:p>9. Click on '-' button.</text:p>
            <text:p>10. Click on 'done' button.</text:p>
            <text:p/>
          </table:table-cell>
          <table:table-cell table:style-name="ce1" office:value-type="string">
            <text:p>Verify that attachment should be deleted from the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7">
          <table:table-cell table:style-name="ce1" office:value-type="string">
            <text:p>MAP0022_addGoal</text:p>
          </table:table-cell>
          <table:table-cell table:style-name="ce46" office:value-type="string">
            <text:p>Verify that Goal can be added to the segment</text:p>
          </table:table-cell>
          <table:table-cell table:style-name="ce4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bout plan segment' option under 'Show' pop up menu.</text:p>
            <text:p>6. Click on 'goals' option under 'show' pop up menu.</text:p>
            <text:p>7.Enter the details</text:p>
            <text:p>8. Click on 'done' button.</text:p>
            <text:p>9. Click 'Logout &lt;username&gt;' option under 'Actions' pop up menu</text:p>
          </table:table-cell>
          <table:table-cell table:style-name="ce1" office:value-type="string">
            <text:p>Verify that goal should be added to plan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9">
          <table:table-cell table:style-name="ce1" office:value-type="string">
            <text:p>MAP0023_removeGoal</text:p>
          </table:table-cell>
          <table:table-cell table:style-name="ce46" office:value-type="string">
            <text:p>Verify that Goal can be deleted <text:s/>from the Segment</text:p>
          </table:table-cell>
          <table:table-cell table:style-name="ce46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<text:span text:style-name="T3">5. Click on 'Add new segment' option under 'Actions' pop up menu</text:span></text:p>
            <text:p><text:span text:style-name="T3">6. Enter the details</text:span></text:p>
            <text:p><text:span text:style-name="T3">7. Click on 'done' button</text:span></text:p>
            <text:p>8. Click on 'About plan segment' option under 'Show' pop up menu.</text:p>
            <text:p>9 Click on 'goals' option under 'show' pop up menu.</text:p>
            <text:p><text:span text:style-name="T3">10. Enter and select the values for Objective, Category, </text:span><text:span text:style-name="T3">Magnitude, Organization, Goal and Achieved at end</text:span></text:p>
            <text:p>11. Click on delete option of respective goal</text:p>
            <text:p>12 Click on 'done' button</text:p>
            <text:p><text:span text:style-name="T3">13. Click on 'Logout &lt;username&gt;' option under 'Actions' pop up menu</text:span></text:p>
          </table:table-cell>
          <table:table-cell table:style-name="ce1" office:value-type="string">
            <text:p>When clicked on 'delete' option, the respective goal should be deleted from the segm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70">
          <table:table-cell table:style-name="ce1" office:value-type="string">
            <text:p>MAP0024_moveTask</text:p>
          </table:table-cell>
          <table:table-cell table:style-name="ce46" office:value-type="string">
            <text:p>Verify that task(s) can be moved from one segment to another segment</text:p>
          </table:table-cell>
          <table:table-cell table:style-name="ce46" office:value-type="string">
            <text:p>Prerequisites:</text:p>
            <text:p>i. Plan should be created.</text:p>
            <text:p>Ii. Atleast two segment should be present.</text:p>
            <text:p>Iii. Atleast one task should be created within an organization.</text:p>
            <text:p>1. Enter the URL 'http://afourtech.mind-alliance.com/'</text:p>
            <text:p>2. Enter the username and password</text:p>
            <text:p>3. Click on 'Sign In' button</text:p>
            <text:p>4.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Move tasks to segment' option under 'Actions' pop up menu.</text:p>
            <text:p>8. Select task(s) from the 'Task Mover' form.</text:p>
            <text:p>9. Select segment from 'Move to segment' dropdown list.</text:p>
            <text:p>10. Click on 'done' button.</text:p>
          </table:table-cell>
          <table:table-cell table:style-name="ce1" office:value-type="string">
            <text:p>Verify that task(s) should be moved to selected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34">
          <table:table-cell table:style-name="ce49"/>
          <table:table-cell table:number-columns-repeated="1023"/>
        </table:table-row>
        <table:table-row table:style-name="ro71">
          <table:table-cell table:style-name="ce50" office:value-type="string">
            <text:p>MAP0025_receiveTask</text:p>
          </table:table-cell>
          <table:table-cell table:style-name="ce51" office:value-type="string">
            <text:p>Verify that user is able to receive task information/event message from other user or agent</text:p>
          </table:table-cell>
          <table:table-cell table:style-name="ce51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2">4. Select <text:s/>the plan from 'Switch to Plan' drop down, </text:span><text:span text:style-name="T2">located on the top right corner</text:span></text:p>
            <text:p>5. <text:span text:style-name="T2"><text:s/>Click on 'Information Sharing 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received' option under 'Receives' <text:s/>section</text:p>
            <text:p>9. Enter the details required to receive the information from any other user or agent.</text:p>
            <text:p>10. Clicks on 'Show details' option under 'more' pop up menu located on 'Receives' section</text:p>
          </table:table-cell>
          <table:table-cell table:style-name="ce49" office:value-type="string">
            <text:p>When details entered, the flow should be connected between two nodes</text:p>
          </table:table-cell>
          <table:table-cell table:style-name="ce52" table:number-columns-repeated="4"/>
          <table:table-cell office:value-type="string">
            <text:p>Yes</text:p>
          </table:table-cell>
          <table:table-cell table:style-name="ce52" table:number-columns-repeated="6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/>
        </table:table-row>
        <table:table-row table:style-name="ro134">
          <table:table-cell table:style-name="ce52"/>
          <table:table-cell table:number-columns-repeated="1023"/>
        </table:table-row>
        <table:table-row table:style-name="ro72">
          <table:table-cell table:style-name="ce50" office:value-type="string">
            <text:p>MAP0026_sendTask</text:p>
          </table:table-cell>
          <table:table-cell table:style-name="ce51" office:value-type="string">
            <text:p>Verify that user is able to sent task information/event message to other user or agent</text:p>
          </table:table-cell>
          <table:table-cell table:style-name="ce51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2">4. Select <text:s/>the plan from 'Switch to Plan' drop down, </text:span><text:span text:style-name="T2">located on the top right corner</text:span></text:p>
            <text:p>5. <text:span text:style-name="T2">Click on 'Information Sharing 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sent' option under 'Sends' <text:s/>section</text:p>
            <text:p>9. Enter the details required to send the information to other user.</text:p>
            <text:p>10. Clicks on 'Show details' option under 'more' pop up menu located on 'Sends' section</text:p>
          </table:table-cell>
          <table:table-cell table:style-name="ce49" office:value-type="string">
            <text:p>When details entered, the flow should be connected between two nodes</text:p>
          </table:table-cell>
          <table:table-cell table:style-name="ce52" table:number-columns-repeated="4"/>
          <table:table-cell office:value-type="string">
            <text:p>Yes</text:p>
          </table:table-cell>
          <table:table-cell table:style-name="ce52" table:number-columns-repeated="6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 table:number-columns-repeated="2"/>
          <table:table-cell table:style-name="ce52" table:number-columns-repeated="5"/>
          <table:table-cell table:style-name="ce51"/>
        </table:table-row>
        <table:table-row table:style-name="ro135" table:number-rows-repeated="65506">
          <table:table-cell table:number-columns-repeated="1024"/>
        </table:table-row>
        <table:table-row table:style-name="ro135">
          <table:table-cell table:number-columns-repeated="1024"/>
        </table:table-row>
      </table:table>
      <table:table table:name="Command_Execution_Undo_and_Redo" table:style-name="ta1">
        <table:table-column table:style-name="co5" table:default-cell-style-name="ce47"/>
        <table:table-column table:style-name="co26" table:default-cell-style-name="ce47"/>
        <table:table-column table:style-name="co27" table:default-cell-style-name="ce47"/>
        <table:table-column table:style-name="co28" table:default-cell-style-name="ce47"/>
        <table:table-column table:style-name="co29" table:visibility="collapse" table:default-cell-style-name="ce116"/>
        <table:table-column table:style-name="co30" table:visibility="collapse" table:default-cell-style-name="ce116"/>
        <table:table-column table:style-name="co29" table:visibility="collapse" table:default-cell-style-name="ce116"/>
        <table:table-column table:style-name="co29" table:default-cell-style-name="ce47"/>
        <table:table-column table:style-name="co30" table:default-cell-style-name="ce47"/>
        <table:table-column table:style-name="co31" table:default-cell-style-name="ce47"/>
        <table:table-column table:style-name="co1" table:number-columns-repeated="3" table:default-cell-style-name="ce47"/>
        <table:table-column table:style-name="co32" table:default-cell-style-name="ce47"/>
        <table:table-column table:style-name="co1" table:number-columns-repeated="1008" table:default-cell-style-name="ce47"/>
        <table:table-column table:style-name="co1" table:default-cell-style-name="ce116"/>
        <table:table-column table:style-name="co8" table:default-cell-style-name="ce116"/>
        <table:table-row table:style-name="ro57">
          <table:table-cell table:style-name="ce53" office:value-type="string">
            <text:p>TEST CASE ID</text:p>
          </table:table-cell>
          <table:table-cell table:style-name="ce53" office:value-type="string">
            <text:p>TITLE</text:p>
          </table:table-cell>
          <table:table-cell table:style-name="ce53" office:value-type="string">
            <text:p>STEPS</text:p>
          </table:table-cell>
          <table:table-cell table:style-name="ce53" office:value-type="string">
            <text:p>KEY VERIFICATION</text:p>
          </table:table-cell>
          <table:table-cell table:style-name="ce13" table:number-columns-repeated="4"/>
          <table:table-cell table:style-name="ce53" office:value-type="string">
            <text:p>AUTOMATED</text:p>
          </table:table-cell>
          <table:table-cell table:style-name="ce53" office:value-type="string">
            <text:p>RESULT</text:p>
          </table:table-cell>
          <table:table-cell table:style-name="ce53" office:value-type="string">
            <text:p>SCRIPT EXCEPTION</text:p>
          </table:table-cell>
          <table:table-cell table:style-name="ce53" office:value-type="string">
            <text:p>ERROR</text:p>
          </table:table-cell>
          <table:table-cell table:style-name="ce55" office:value-type="string">
            <text:p>TICKET NO.</text:p>
          </table:table-cell>
          <table:table-cell table:style-name="ce56" office:value-type="string">
            <text:p>COMMENT</text:p>
          </table:table-cell>
          <table:table-cell table:style-name="ce57" table:number-columns-repeated="1008"/>
          <table:table-cell table:style-name="ce13" table:number-columns-repeated="2"/>
        </table:table-row>
        <table:table-row table:style-name="ro57">
          <table:table-cell table:style-name="ce58" table:number-columns-repeated="4"/>
          <table:table-cell table:number-columns-repeated="3"/>
          <table:table-cell table:style-name="ce58" table:number-columns-repeated="2"/>
          <table:table-cell table:style-name="ce59"/>
          <table:table-cell table:style-name="ce60" table:number-columns-repeated="1012"/>
          <table:table-cell table:number-columns-repeated="2"/>
        </table:table-row>
        <table:table-row table:style-name="ro60">
          <table:table-cell office:value-type="string">
            <text:p>MAC0001_UndoAddSegment</text:p>
          </table:table-cell>
          <table:table-cell office:value-type="string">
            <text:p>Verify that user is able to undo <text:s/>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Undo update segment' under 'Actions' pop up menu</text:p>
            <text:p>8. Click on 'Undo remove this segment' under 'Actions' pop up menu</text:p>
          </table:table-cell>
          <table:table-cell office:value-type="string">
            <text:p>1. When clicked on 'Add new segment', a new segment name 'Untitled' should be created</text:p>
            <text:p>2. When clicked on 'done' button, the added segment should be updated</text:p>
            <text:p>3. When clicked on 'Undo update segment' option, a given segment name should be replaced to 'Untitled' in the plan and dropdown box</text:p>
            <text:p>4. When clicked on 'Undo remove this segment' option, an added segment should be removed from the plan and dropdown box</text:p>
          </table:table-cell>
          <table:table-cell table:number-columns-repeated="4"/>
          <table:table-cell office:value-type="string">
            <text:p>Yes</text:p>
          </table:table-cell>
          <table:table-cell table:style-name="ce61"/>
          <table:table-cell table:number-columns-repeated="1014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73">
          <table:table-cell table:style-name="ce62" office:value-type="string">
            <text:p>MAC0002_UndoRemoveThisSegment</text:p>
          </table:table-cell>
          <table:table-cell table:style-name="ce63" office:value-type="string">
            <text:p>Verify that user is able to undo the removed segment</text:p>
          </table:table-cell>
          <table:table-cell table:style-name="ce64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Remove this segment' option under 'Actions' pop up menu</text:p>
            <text:p>8. Click on 'Ok' button in the message box in order to confirm it</text:p>
            <text:p>9. Click on 'Undo remove this segment' under 'Actions' pop up menu</text:p>
            <text:p>10. Click on 'Logout &lt;username&gt;' option under 'Actions' pop up menu</text:p>
          </table:table-cell>
          <table:table-cell table:style-name="ce64" office:value-type="string">
            <text:p>1. When clicked on 'Remove this segment' option, the selected segment should be removed from the plan and 'Select plan segment' dropdown box</text:p>
            <text:p>2. When clicked on 'Undo remove this segment' <text:s/>option, the removed segment should be restored in 'Select plan segment' dropdown box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 table:number-rows-repeated="2">
          <table:table-cell table:number-columns-repeated="2"/>
          <table:table-cell table:style-name="ce51" table:number-columns-repeated="2"/>
          <table:table-cell table:number-columns-repeated="5"/>
          <table:table-cell table:style-name="ce61"/>
          <table:table-cell table:number-columns-repeated="1014"/>
        </table:table-row>
        <table:table-row table:style-name="ro74">
          <table:table-cell table:style-name="ce62" office:value-type="string">
            <text:p>MAC0003_UndoAddGoal</text:p>
          </table:table-cell>
          <table:table-cell table:style-name="ce116" office:value-type="string">
            <text:p>Verify that user is able to undo the added goal</text:p>
          </table:table-cell>
          <table:table-cell table:style-name="ce64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'Undo update segment' option from 'Actions' pop up menu</text:p>
            <text:p>11. Click on 'Logout &lt;username&gt;' option under 'Actions' pop up menu</text:p>
          </table:table-cell>
          <table:table-cell table:style-name="ce64" office:value-type="string">
            <text:p>1. When clicked on 'done' button, the Goal with given name should be added</text:p>
            <text:p>2. When clicked on 'Undo update segment' option, the added Goal should be deleted from Goals pop up window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 table:number-rows-repeated="2">
          <table:table-cell table:number-columns-repeated="2"/>
          <table:table-cell table:style-name="ce51" table:number-columns-repeated="2"/>
          <table:table-cell table:number-columns-repeated="5"/>
          <table:table-cell table:style-name="ce61"/>
          <table:table-cell table:number-columns-repeated="1014"/>
        </table:table-row>
        <table:table-row table:style-name="ro75">
          <table:table-cell table:style-name="ce62" office:value-type="string">
            <text:p>MAC0004_UndoRemoveGoal</text:p>
          </table:table-cell>
          <table:table-cell table:style-name="ce63" office:value-type="string">
            <text:p>Verify that user is able to undo the removed goal</text:p>
          </table:table-cell>
          <table:table-cell table:style-name="ce64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delete option of respective Goal which user wants to delete</text:p>
            <text:p>11. Click on 'Undo update segment' option from 'Actions' pop up menu</text:p>
            <text:p>12. Click on 'Logout &lt;username&gt;' option under 'Actions' pop up menu</text:p>
          </table:table-cell>
          <table:table-cell table:style-name="ce64" office:value-type="string">
            <text:p>1. When clicked on delete option of respective Goal, the Goal should be deleted from Segment</text:p>
            <text:p>2. When clicked on 'Undo remove goal' option, the deleted Goal should be restored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73">
          <table:table-cell table:style-name="ce62" office:value-type="string">
            <text:p>MAC0005_UndoAddNewTask</text:p>
          </table:table-cell>
          <table:table-cell table:style-name="ce63" office:value-type="string">
            <text:p>Verify that user is able to undo the added task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option under 'Actions' pop up menu</text:p>
            <text:p>6. Enter the details for new task</text:p>
            <text:p>7. Click on 'Undo update task' option under 'Actions' pop up menu</text:p>
            <text:p>8. Click on 'Undo add new task' option under 'Actions' pop up menu</text:p>
            <text:p>9. Click on 'Logout &lt;username&gt; option under 'Actions' pop up menu</text:p>
          </table:table-cell>
          <table:table-cell table:style-name="ce63" office:value-type="string">
            <text:p>1. When details are entered of respective task, the newly addde task should be updated in the segment</text:p>
            <text:p>2. When clicked on 'Undo add new task' option, the added task should be removed from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76">
          <table:table-cell table:style-name="ce62" office:value-type="string">
            <text:p>MAC0006_UndoCutTask</text:p>
          </table:table-cell>
          <table:table-cell table:style-name="ce63" office:value-type="string">
            <text:p>Verify that user is able to undo the task which was <text:s/>'cut'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under 'Actions' pop up menu</text:p>
            <text:p>6. Enter the details</text:p>
            <text:p>7. Click on 'Cut task' option under 'Actions' pop up menu</text:p>
            <text:p>8. Click on 'Undo cut task' option under 'Actions' pop up menu</text:p>
            <text:p>9. Click on 'Logout &lt;username&gt; option under 'Actions' pop up menu</text:p>
          </table:table-cell>
          <table:table-cell table:style-name="ce63" office:value-type="string">
            <text:p>1. When clicked on 'Cut task' option, the selected task should not be visible in Information Sharing Plan</text:p>
            <text:p>2. When clicked on 'Undo cut task' option, the task which is cut should be visible in Information Sharing Plan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75">
          <table:table-cell table:style-name="ce62" office:value-type="string">
            <text:p>MAC0007_UndoPasteTaskUsingCut</text:p>
          </table:table-cell>
          <table:table-cell table:style-name="ce63" office:value-type="string">
            <text:p>Verify that user is able to undo the task which was pasted using cut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Segment from 'Select plan segment'</text:p>
            <text:p>11. Select 'Paste task' under 'Actions' pop up menu</text:p>
            <text:p>12. Select 'Undo paste task' under 'Actions' pop up menu</text:p>
          </table:table-cell>
          <table:table-cell table:style-name="ce63" office:value-type="string">
            <text:p>1. When clicked on 'Cut task' option, the selected task should not be visible in Information Sharing Plan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77">
          <table:table-cell table:style-name="ce62" office:value-type="string">
            <text:p>MAC0008_UndoPasteTaskUsingCopy</text:p>
          </table:table-cell>
          <table:table-cell table:style-name="ce63" office:value-type="string">
            <text:p>Verify that user is able to undo the task which was pasted using copy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Copy task' option under 'Actions' pop up menu</text:p>
            <text:p>9. Select the Segment from 'Select plan segment'</text:p>
            <text:p>10. Select 'Paste task' under 'Actions' pop up menu</text:p>
            <text:p>11. Select 'Undo paste task' under 'Actions' pop up menu</text:p>
          </table:table-cell>
          <table:table-cell table:style-name="ce63" office:value-type="string">
            <text:p>1. When clicked on 'Copy task' option, the task should be copied and <text:s/>a message ' Task copied' should be displayed at the top of the window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>
          <table:table-cell/>
          <table:table-cell table:style-name="ce116" table:number-columns-repeated="3"/>
          <table:table-cell table:number-columns-repeated="5"/>
          <table:table-cell table:style-name="ce61"/>
          <table:table-cell table:number-columns-repeated="1014"/>
        </table:table-row>
        <table:table-row table:style-name="ro134">
          <table:table-cell table:number-columns-repeated="9"/>
          <table:table-cell table:style-name="ce61"/>
          <table:table-cell table:number-columns-repeated="1014"/>
        </table:table-row>
        <table:table-row table:style-name="ro73">
          <table:table-cell table:style-name="ce63" office:value-type="string">
            <text:p>MAC0009_UndoDuplicateTask</text:p>
          </table:table-cell>
          <table:table-cell table:style-name="ce63" office:value-type="string">
            <text:p>Verify that user is able to undo the duplicate task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</table:table-cell>
          <table:table-cell table:style-name="ce63" office:value-type="string">
            <text:p>1. When clicked on 'Duplicate task' option, a duplicate task should be created in Information Sharing Plan</text:p>
            <text:p>2. When clicked on 'Undo duplicate task' option, a task <text:s/>which is duplicated should be removed</text:p>
          </table:table-cell>
          <table:table-cell table:style-name="ce66" table:number-columns-repeated="3"/>
          <table:table-cell table:style-name="ce63"/>
          <table:table-cell table:style-name="ce62" office:value-type="string">
            <text:p>Yes</text:p>
          </table:table-cell>
          <table:table-cell table:style-name="ce67"/>
          <table:table-cell table:style-name="ce68" table:number-columns-repeated="1012"/>
          <table:table-cell table:style-name="ce66" table:number-columns-repeated="2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73">
          <table:table-cell table:style-name="ce62" office:value-type="string">
            <text:p>MAC0010_UndoIntermediateTask</text:p>
          </table:table-cell>
          <table:table-cell table:style-name="ce63" office:value-type="string">
            <text:p>Verify that user is able to undo the Intermediate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</table:table-cell>
          <table:table-cell table:style-name="ce63" office:value-type="string">
            <text:p>1. When clicked on 'Add intermediate' option, the task should be created between the selected task and its respective other task</text:p>
            <text:p>2. When clicked on 'Undo add intermediate' option, the intermediate task should be remov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73">
          <table:table-cell table:style-name="ce69" office:value-type="string">
            <text:p>MAC0011_UndoDisintermediateTask</text:p>
          </table:table-cell>
          <table:table-cell table:style-name="ce70" office:value-type="string">
            <text:p>Verify that user is able to undo the disIntermediate task</text:p>
          </table:table-cell>
          <table:table-cell table:style-name="ce7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</table:table-cell>
          <table:table-cell table:style-name="ce70" office:value-type="string">
            <text:p>1. When clicked on 'Disintermediate' option, the intermediate task should be disintermediated</text:p>
            <text:p>2. When clicked on 'Undo disintermediate' option, the disintermediated task should be intermediate again</text:p>
          </table:table-cell>
          <table:table-cell table:style-name="ce71" table:number-columns-repeated="3"/>
          <table:table-cell table:style-name="ce69"/>
          <table:table-cell table:style-name="ce69" office:value-type="string">
            <text:p>Yes</text:p>
          </table:table-cell>
          <table:table-cell table:style-name="ce72"/>
          <table:table-cell table:style-name="ce73" table:number-columns-repeated="1012"/>
          <table:table-cell table:style-name="ce71" table:number-columns-repeated="2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78">
          <table:table-cell table:style-name="ce62" office:value-type="string">
            <text:p>MAC0012_UndoMoveTask</text:p>
          </table:table-cell>
          <table:table-cell table:style-name="ce63" office:value-type="string">
            <text:p>Verify that user is able to undo the tasks which were 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</table:table-cell>
          <table:table-cell table:style-name="ce63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79">
          <table:table-cell table:style-name="ce70" office:value-type="string">
            <text:p>MAC0013_UndoConnectFlow</text:p>
          </table:table-cell>
          <table:table-cell table:style-name="ce74" office:value-type="string">
            <text:p>Connect with flow</text:p>
          </table:table-cell>
          <table:table-cell table:style-name="ce7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Select the setting 'to/from'</text:p>
            <text:p>10. Click on 'Undo redirect flow' option under 'Actions' pop up menu</text:p>
          </table:table-cell>
          <table:table-cell table:style-name="ce74"/>
          <table:table-cell table:style-name="ce71" table:number-columns-repeated="3"/>
          <table:table-cell table:style-name="ce70"/>
          <table:table-cell table:style-name="ce69" office:value-type="string">
            <text:p>Yes</text:p>
          </table:table-cell>
          <table:table-cell table:style-name="ce75"/>
          <table:table-cell table:style-name="ce76" table:number-columns-repeated="1012"/>
          <table:table-cell table:style-name="ce71" table:number-columns-repeated="2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80">
          <table:table-cell table:style-name="ce77" office:value-type="string">
            <text:p>MAC0014_UndoUpdateSet</text:p>
          </table:table-cell>
          <table:table-cell table:style-name="ce78" office:value-type="string">
            <text:p>Update (set, add, move, remove)</text:p>
          </table:table-cell>
          <table:table-cell table:style-name="ce78" table:number-columns-repeated="2"/>
          <table:table-cell table:style-name="ce38" table:number-columns-repeated="3"/>
          <table:table-cell table:style-name="ce77" table:number-columns-repeated="2"/>
          <table:table-cell table:style-name="ce79" office:value-type="string">
            <text:p>Invalid</text:p>
          </table:table-cell>
          <table:table-cell table:style-name="ce80" table:number-columns-repeated="3"/>
          <table:table-cell table:style-name="ce81" office:value-type="string">
            <text:p>Functionality does not exist</text:p>
          </table:table-cell>
          <table:table-cell table:style-name="ce76"/>
          <table:table-cell table:style-name="ce82" table:number-columns-repeated="1007"/>
          <table:table-cell table:style-name="ce83" table:number-columns-repeated="2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81">
          <table:table-cell table:style-name="ce62" office:value-type="string">
            <text:p>MAC0015_UndoAddIssue</text:p>
          </table:table-cell>
          <table:table-cell table:style-name="ce63" office:value-type="string">
            <text:p>Verify that user is able to undo the newly added issue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update user issue' option under 'Actions' pop up menu</text:p>
            <text:p>8. Click on 'Undo add new issue' option under 'Actions' pop up menu</text:p>
          </table:table-cell>
          <table:table-cell table:style-name="ce63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update user issue' option, the update which was done by user should be removed from the respective issue</text:p>
            <text:p>4. When clicked on 'Undo add new issue' option, the issue which was added should be remov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82">
          <table:table-cell table:style-name="ce62" office:value-type="string">
            <text:p>MAC0016_UndoRemoveIssue</text:p>
          </table:table-cell>
          <table:table-cell table:style-name="ce63" office:value-type="string">
            <text:p>Verify that user is able to undo the issue which was re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Click on 'Remove issue' from 'Menu' pop up menu of respective issue</text:p>
            <text:p>6. Click on 'done' button</text:p>
            <text:p>7. Click on 'Undo remove issue' option under 'Actions' pop up menu</text:p>
          </table:table-cell>
          <table:table-cell table:style-name="ce63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78">
          <table:table-cell table:style-name="ce62" office:value-type="string">
            <text:p>MAC0017_UndoAttachDocument</text:p>
          </table:table-cell>
          <table:table-cell table:style-name="ce63" office:value-type="string">
            <text:p>Verify that user is able to undo the attached <text:s/>document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Click on 'Undo attach document' option under 'Actions' dropdown box</text:p>
          </table:table-cell>
          <table:table-cell table:style-name="ce63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66">
          <table:table-cell table:style-name="ce70" office:value-type="string">
            <text:p>MAC0018_CopyAttachment</text:p>
          </table:table-cell>
          <table:table-cell table:style-name="ce74" office:value-type="string">
            <text:p>Verify that user is able to copy the attachment</text:p>
          </table:table-cell>
          <table:table-cell table:style-name="ce7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74" office:value-type="string">
            <text:p>When clicked on copy option, the respective attachment should be copied</text:p>
          </table:table-cell>
          <table:table-cell table:number-columns-repeated="3"/>
          <table:table-cell table:style-name="ce70"/>
          <table:table-cell table:style-name="ce70" office:value-type="string">
            <text:p>Yes</text:p>
          </table:table-cell>
          <table:table-cell table:style-name="ce75"/>
          <table:table-cell table:style-name="ce76" table:number-columns-repeated="1012"/>
          <table:table-cell table:number-columns-repeated="2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80">
          <table:table-cell table:style-name="ce70" office:value-type="string">
            <text:p>MAC0019_CutAttachment</text:p>
          </table:table-cell>
          <table:table-cell table:style-name="ce74" office:value-type="string">
            <text:p>Verify that user is able to cut the attachment</text:p>
          </table:table-cell>
          <table:table-cell table:style-name="ce74"/>
          <table:table-cell table:style-name="ce74" office:value-type="string">
            <text:p>The attachment should be copied successfully</text:p>
          </table:table-cell>
          <table:table-cell table:style-name="ce71" table:number-columns-repeated="3"/>
          <table:table-cell table:style-name="ce70"/>
          <table:table-cell table:style-name="ce70" office:value-type="string">
            <text:p>Yes</text:p>
          </table:table-cell>
          <table:table-cell table:style-name="ce75"/>
          <table:table-cell table:style-name="ce76" table:number-columns-repeated="1012"/>
          <table:table-cell table:style-name="ce71" table:number-columns-repeated="2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83">
          <table:table-cell table:style-name="ce62" office:value-type="string">
            <text:p>MAC0020_UndoPasteAttachment</text:p>
          </table:table-cell>
          <table:table-cell table:style-name="ce63" office:value-type="string">
            <text:p>Verify that user is able to undo the attachment which was pasted</text:p>
          </table:table-cell>
          <table:table-cell table:style-name="ce7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</table:table-cell>
          <table:table-cell table:style-name="ce74" office:value-type="string">
            <text:p>1. When clicked on copy option, the respective attachment should be copied</text:p>
            <text:p>2. When clicked on 'Paste attachment' option, the copied attachment should be paste in the respective task</text:p>
            <text:p>3. When clicked on 'Undo paste attachment' option, the attachment which was paste should be removed from the respective task</text:p>
          </table:table-cell>
          <table:table-cell table:number-columns-repeated="3"/>
          <table:table-cell table:style-name="ce62"/>
          <table:table-cell table:style-name="ce70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63">
          <table:table-cell table:style-name="ce70" office:value-type="string">
            <text:p>MAC0021_CopyTask</text:p>
          </table:table-cell>
          <table:table-cell table:style-name="ce74" office:value-type="string">
            <text:p>Verify that user is able to undo the task which was copied</text:p>
          </table:table-cell>
          <table:table-cell table:style-name="ce7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 Click on '&lt;Role&gt; is assigned task &lt;task&gt;' link</text:p>
            <text:p>8. Click on 'Copy task' option under 'Actions' pop up menu</text:p>
            <text:p>9. Select 'Undo copy task' under 'Actions' pop up menu</text:p>
          </table:table-cell>
          <table:table-cell table:style-name="ce74" office:value-type="string">
            <text:p>Mentioned a Query for this</text:p>
          </table:table-cell>
          <table:table-cell table:style-name="ce71" table:number-columns-repeated="3"/>
          <table:table-cell table:style-name="ce70"/>
          <table:table-cell table:style-name="ce70" office:value-type="string">
            <text:p>Yes</text:p>
          </table:table-cell>
          <table:table-cell table:style-name="ce75"/>
          <table:table-cell table:style-name="ce76" table:number-columns-repeated="1012"/>
          <table:table-cell table:style-name="ce71" table:number-columns-repeated="2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84">
          <table:table-cell table:style-name="ce62" office:value-type="string">
            <text:p>MAC0022_UndoSetTaskFromCopy</text:p>
          </table:table-cell>
          <table:table-cell table:style-name="ce63" office:value-type="string">
            <text:p>Verify that user is able to undo the set task from copy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 the task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Select 'Undo set task from copy' under 'Actions' pop up menu</text:p>
          </table:table-cell>
          <table:table-cell table:style-name="ce63" office:value-type="string">
            <text:p>1. When clicked on 'Set task from copy' option, the copied task details should be saved in the selected task</text:p>
            <text:p>2. When clicked on 'Undo set task from copy' option, the task's details should be removed and its respective details should be restored in the task</text:p>
          </table:table-cell>
          <table:table-cell table:number-columns-repeated="3"/>
          <table:table-cell table:style-name="ce62"/>
          <table:table-cell table:style-name="ce70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85">
          <table:table-cell table:style-name="ce70" office:value-type="string">
            <text:p>MAC0023_UndoAddInfoNeed</text:p>
          </table:table-cell>
          <table:table-cell table:style-name="ce74" office:value-type="string">
            <text:p>Add (info) need</text:p>
          </table:table-cell>
          <table:table-cell table:style-name="ce7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Click on 'Undo add information need' option under 'Actions' pop up menu</text:p>
          </table:table-cell>
          <table:table-cell table:style-name="ce74"/>
          <table:table-cell table:style-name="ce71" table:number-columns-repeated="3"/>
          <table:table-cell table:style-name="ce70"/>
          <table:table-cell table:style-name="ce70" office:value-type="string">
            <text:p>Yes</text:p>
          </table:table-cell>
          <table:table-cell table:style-name="ce75"/>
          <table:table-cell table:style-name="ce76" table:number-columns-repeated="1012"/>
          <table:table-cell table:style-name="ce71" table:number-columns-repeated="2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85">
          <table:table-cell table:style-name="ce70" office:value-type="string">
            <text:p>MAC0024_UndoAddInfoCapability</text:p>
          </table:table-cell>
          <table:table-cell table:style-name="ce74" office:value-type="string">
            <text:p>Add (info) capability</text:p>
          </table:table-cell>
          <table:table-cell table:style-name="ce7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sent' option under 'Sends' section</text:p>
            <text:p>9. Click on 'Undo add sharing capability' option under 'Actions' pop up menu</text:p>
          </table:table-cell>
          <table:table-cell table:style-name="ce74"/>
          <table:table-cell table:style-name="ce71" table:number-columns-repeated="3"/>
          <table:table-cell table:style-name="ce70"/>
          <table:table-cell table:style-name="ce70" office:value-type="string">
            <text:p>Yes</text:p>
          </table:table-cell>
          <table:table-cell table:style-name="ce75"/>
          <table:table-cell table:style-name="ce76" table:number-columns-repeated="1012"/>
          <table:table-cell table:style-name="ce71" table:number-columns-repeated="2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78">
          <table:table-cell table:style-name="ce62" office:value-type="string">
            <text:p>MAC0025_UndoRemoveFlow</text:p>
          </table:table-cell>
          <table:table-cell table:style-name="ce63" office:value-type="string">
            <text:p>Verify that user is able to undo the flow which was re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</table:table-cell>
          <table:table-cell table:style-name="ce63" office:value-type="string">
            <text:p>1. When clicked on 'Remove flow' option, the selected flow should be removed</text:p>
            <text:p>2. When clicked on 'Undo remove flow' option, the removed flow should be restored</text:p>
          </table:table-cell>
          <table:table-cell table:number-columns-repeated="3"/>
          <table:table-cell table:style-name="ce62"/>
          <table:table-cell table:style-name="ce70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73">
          <table:table-cell table:style-name="ce62" office:value-type="string">
            <text:p>MAC0026_UndoDuplicateFlow</text:p>
          </table:table-cell>
          <table:table-cell table:style-name="ce63" office:value-type="string">
            <text:p>Verify that user is able to undo the performed Duplicate flow operation on selected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Duplicate flow' option under 'more' pop up menu</text:p>
            <text:p>10. Click on 'Undo duplicate flow' option under 'Actions' pop up menu</text:p>
          </table:table-cell>
          <table:table-cell table:style-name="ce63" office:value-type="string">
            <text:p>1. When clicked on 'Duplicate flow' option, the duplicate flow should be created</text:p>
            <text:p>2. When clicked on 'Undo duplicate flow' option, the flow which was created should be removed</text:p>
          </table:table-cell>
          <table:table-cell table:number-columns-repeated="3"/>
          <table:table-cell table:style-name="ce62"/>
          <table:table-cell table:style-name="ce70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78">
          <table:table-cell table:style-name="ce62" office:value-type="string">
            <text:p>MAC0027_UndoBreakUpFlow</text:p>
          </table:table-cell>
          <table:table-cell table:style-name="ce63" office:value-type="string">
            <text:p>Verify that user is able to undo the performed Break up flow operation on selected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</table:table-cell>
          <table:table-cell table:style-name="ce63" office:value-type="string">
            <text:p>1. When clicked on 'Break up flow' option, the Break up flow operation should be performed on selected flow</text:p>
            <text:p>2. When clicked on 'Undo break up flow' option, the operation 'Break up flow' should be undo</text:p>
          </table:table-cell>
          <table:table-cell table:number-columns-repeated="3"/>
          <table:table-cell table:style-name="ce62"/>
          <table:table-cell table:style-name="ce70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85">
          <table:table-cell table:style-name="ce69" office:value-type="string">
            <text:p>MAC0028_CopyFlow</text:p>
          </table:table-cell>
          <table:table-cell table:style-name="ce70" office:value-type="string">
            <text:p>Verify that user is able to undo the flow which was copied</text:p>
          </table:table-cell>
          <table:table-cell table:style-name="ce7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Select one of the flow under 'Receives' or 'Sends' section</text:p>
            <text:p>9. Click on 'Copy flow' option under 'more' pop up menu</text:p>
          </table:table-cell>
          <table:table-cell table:style-name="ce70" office:value-type="string">
            <text:p>When clicked on 'Copy flow' option, the flow should be copied and a message 'Flow copied' should be displayed at the top of window</text:p>
          </table:table-cell>
          <table:table-cell table:style-name="ce71" table:number-columns-repeated="3"/>
          <table:table-cell table:style-name="ce69"/>
          <table:table-cell table:style-name="ce70" office:value-type="string">
            <text:p>Yes</text:p>
          </table:table-cell>
          <table:table-cell table:style-name="ce72"/>
          <table:table-cell table:style-name="ce73" table:number-columns-repeated="1012"/>
          <table:table-cell table:style-name="ce71" table:number-columns-repeated="2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68">
          <table:table-cell table:style-name="ce84" office:value-type="string">
            <text:p>MAC0029_UndoTransferJobs</text:p>
          </table:table-cell>
          <table:table-cell table:style-name="ce85" office:value-type="string">
            <text:p>Verify that user is able to undo the jobs which were transferred</text:p>
          </table:table-cell>
          <table:table-cell table:style-name="ce8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</table:table-cell>
          <table:table-cell table:style-name="ce85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</table:table-cell>
          <table:table-cell table:style-name="ce86" table:number-columns-repeated="3"/>
          <table:table-cell table:style-name="ce84"/>
          <table:table-cell table:style-name="ce84" office:value-type="string">
            <text:p>Yes</text:p>
          </table:table-cell>
          <table:table-cell table:style-name="ce87"/>
          <table:table-cell table:style-name="ce88" table:number-columns-repeated="1012"/>
          <table:table-cell table:style-name="ce86" table:number-columns-repeated="2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80">
          <table:table-cell table:style-name="ce77" office:value-type="string">
            <text:p>MAC0030_UndoUpdateSet</text:p>
          </table:table-cell>
          <table:table-cell table:style-name="ce78" office:value-type="string">
            <text:p>Create entity if new</text:p>
          </table:table-cell>
          <table:table-cell table:style-name="ce78" table:number-columns-repeated="2"/>
          <table:table-cell table:style-name="ce38" table:number-columns-repeated="3"/>
          <table:table-cell table:style-name="ce77" table:number-columns-repeated="2"/>
          <table:table-cell table:style-name="ce79" office:value-type="string">
            <text:p>Invalid</text:p>
          </table:table-cell>
          <table:table-cell table:style-name="ce80" table:number-columns-repeated="3"/>
          <table:table-cell table:style-name="ce81" office:value-type="string">
            <text:p>Functionality does not exist</text:p>
          </table:table-cell>
          <table:table-cell table:style-name="ce76"/>
          <table:table-cell table:style-name="ce82" table:number-columns-repeated="1007"/>
          <table:table-cell table:style-name="ce83" table:number-columns-repeated="2"/>
        </table:table-row>
        <table:table-row table:style-name="ro134">
          <table:table-cell table:number-columns-repeated="9"/>
          <table:table-cell table:style-name="ce61"/>
          <table:table-cell table:number-columns-repeated="1014"/>
        </table:table-row>
        <table:table-row table:style-name="ro134">
          <table:table-cell table:style-name="ce89"/>
          <table:table-cell table:style-name="ce90" table:number-columns-repeated="3"/>
          <table:table-cell table:number-columns-repeated="3"/>
          <table:table-cell table:style-name="ce89" table:number-columns-repeated="2"/>
          <table:table-cell table:style-name="ce91"/>
          <table:table-cell table:number-columns-repeated="1014"/>
        </table:table-row>
        <table:table-row table:style-name="ro134">
          <table:table-cell table:number-columns-repeated="9"/>
          <table:table-cell table:style-name="ce65"/>
          <table:table-cell table:number-columns-repeated="1014"/>
        </table:table-row>
        <table:table-row table:style-name="ro61">
          <table:table-cell office:value-type="string">
            <text:p>MAC0031_RedoAddSegment</text:p>
          </table:table-cell>
          <table:table-cell office:value-type="string">
            <text:p>Verify that user is able to redo 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6. Enter the details</text:p>
            <text:p>7. Click on 'done' button</text:p>
            <text:p>8. Click on 'Undo update segment' under 'Actions' pop up menu</text:p>
            <text:p>9. Click on 'Undo remove this segment' under 'Actions' pop up menu</text:p>
            <text:p>10. Click on 'Redo add Segment' option under 'Actions' pop up menu</text:p>
          </table:table-cell>
          <table:table-cell office:value-type="string">
            <text:p>When clicked on 'Redo add segment' option, a segment should be restored in the plan and dropdown box</text:p>
          </table:table-cell>
          <table:table-cell table:number-columns-repeated="4"/>
          <table:table-cell table:style-name="ce68" office:value-type="string">
            <text:p>Yes</text:p>
          </table:table-cell>
          <table:table-cell table:style-name="ce61"/>
          <table:table-cell table:number-columns-repeated="1014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73">
          <table:table-cell table:style-name="ce62" office:value-type="string">
            <text:p>MAC0032_RedoRemoveThisSegment</text:p>
          </table:table-cell>
          <table:table-cell table:style-name="ce63" office:value-type="string">
            <text:p>Verify that user is able to redo the removed segment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Remove this segment' option under 'Actions' pop up menu</text:p>
            <text:p>7. Click on 'Ok' button in the message box in order to confirm it</text:p>
            <text:p>8. Click on 'Undo remove this segment' under 'Actions' pop up menu</text:p>
            <text:p>9. Click on 'Redo remove this segment' option under 'Actions' pop up menu</text:p>
          </table:table-cell>
          <table:table-cell table:style-name="ce63" office:value-type="string">
            <text:p>1. When clicked on 'Remove this segment' option, the selected segment should be removed from the plan and 'Select plan segment' dropdown box</text:p>
            <text:p>2. When clicked on 'Redo remove this segment' option, the respective segment should be removed again from the plan and 'Select plan segment' dropdown box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style-name="ce116" table:number-columns-repeated="1012"/>
          <table:table-cell table:number-columns-repeated="2"/>
        </table:table-row>
        <table:table-row table:style-name="ro134">
          <table:table-cell table:number-columns-repeated="9"/>
          <table:table-cell table:style-name="ce61"/>
          <table:table-cell table:style-name="ce116" table:number-columns-repeated="1012"/>
          <table:table-cell table:number-columns-repeated="2"/>
        </table:table-row>
        <table:table-row table:style-name="ro134">
          <table:table-cell table:style-name="ce89"/>
          <table:table-cell table:number-columns-repeated="8"/>
          <table:table-cell table:style-name="ce61"/>
          <table:table-cell table:style-name="ce116" table:number-columns-repeated="1012"/>
          <table:table-cell table:number-columns-repeated="2"/>
        </table:table-row>
        <table:table-row table:style-name="ro74">
          <table:table-cell office:value-type="string">
            <text:p>MAC0033_RedoAddGoal</text:p>
          </table:table-cell>
          <table:table-cell table:style-name="ce63" office:value-type="string">
            <text:p>Verify that user is able to redo the added goal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Enter and select the values for Objective, Category, Magnitude, Organization, Goal and Achieved at end</text:p>
            <text:p>9. Click on 'Undo update segment' option from 'Actions' pop up menu</text:p>
            <text:p>10. Click on 'Redo update segment' option from 'Actions' pop up menu</text:p>
          </table:table-cell>
          <table:table-cell table:style-name="ce63" office:value-type="string">
            <text:p>1. When 'Achieved at end' selected, the Goal with given name should be added in the Segment</text:p>
            <text:p>2. When clicked on 'Redo update segment' option, the respective goal should be added again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style-name="ce116" table:number-columns-repeated="1012"/>
          <table:table-cell table:number-columns-repeated="2"/>
        </table:table-row>
        <table:table-row table:style-name="ro134" table:number-rows-repeated="2">
          <table:table-cell table:number-columns-repeated="9"/>
          <table:table-cell table:style-name="ce61"/>
          <table:table-cell table:style-name="ce116" table:number-columns-repeated="1012"/>
          <table:table-cell table:number-columns-repeated="2"/>
        </table:table-row>
        <table:table-row table:style-name="ro75">
          <table:table-cell table:style-name="ce62" office:value-type="string">
            <text:p>MAC0034_RedoRemoveGoal</text:p>
          </table:table-cell>
          <table:table-cell table:style-name="ce63" office:value-type="string">
            <text:p>Verify that user is able to redo the removed goal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Click on delete option of respective Goal which user wants to delete</text:p>
            <text:p>9. Click on 'Ok' button in message box in order to confirm it</text:p>
            <text:p>10. Click on 'done' button</text:p>
            <text:p>11. Click on 'Undo remove goal' option from 'Actions' pop up menu</text:p>
            <text:p>12. Click on 'Redo remove goal' option from 'Actions' pop up menu</text:p>
          </table:table-cell>
          <table:table-cell table:style-name="ce63" office:value-type="string">
            <text:p>1. When clicked on delete option of respective Goal, the Goal should be deleted from Segment</text:p>
            <text:p>2. When clicked on 'Redo remove goal' option, the respective goal should be deleted again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style-name="ce116" table:number-columns-repeated="1012"/>
          <table:table-cell table:number-columns-repeated="2"/>
        </table:table-row>
        <table:table-row table:style-name="ro134">
          <table:table-cell table:number-columns-repeated="9"/>
          <table:table-cell table:style-name="ce61"/>
          <table:table-cell table:style-name="ce116" table:number-columns-repeated="1012"/>
          <table:table-cell table:number-columns-repeated="2"/>
        </table:table-row>
        <table:table-row table:style-name="ro134">
          <table:table-cell table:style-name="ce89"/>
          <table:table-cell table:number-columns-repeated="8"/>
          <table:table-cell table:style-name="ce61"/>
          <table:table-cell table:style-name="ce116" table:number-columns-repeated="1012"/>
          <table:table-cell table:number-columns-repeated="2"/>
        </table:table-row>
        <table:table-row table:style-name="ro74">
          <table:table-cell office:value-type="string">
            <text:p>MAC0035_RedoAddNewTask</text:p>
          </table:table-cell>
          <table:table-cell table:style-name="ce63" office:value-type="string">
            <text:p>Verify that user is able to redo the added task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dd new task' option under 'Actions' pop up menu</text:p>
            <text:p>7. Enter the details for new task</text:p>
            <text:p>8. Click on 'Someone is assigned task doing something' link</text:p>
            <text:p>9. Click on 'Undo update task' option under 'Actions' pop up menu</text:p>
            <text:p>10. Click on 'Undo add new task' option under 'Actions' pop up menu</text:p>
            <text:p>11. Click on 'Redo add new task' option under 'Actions' pop up menu</text:p>
          </table:table-cell>
          <table:table-cell table:style-name="ce63" office:value-type="string">
            <text:p>1. When clicked on 'Add new task' option, the new task should be added in the segment</text:p>
            <text:p>2. When clicked on 'Someone is assigned task doing something' link, the new task should be updated</text:p>
            <text:p>3. When clicked on 'Undo update task' option, the updated details should be removed from newly added task and task name should be replaced with 'doing something'</text:p>
            <text:p>4. When clicked on 'Undo add new task' option, the added task should be removed from the segment</text:p>
            <text:p>5. When clicked on 'Redo add new task' option, the task should be added again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style-name="ce116" table:number-columns-repeated="1012"/>
          <table:table-cell table:number-columns-repeated="2"/>
        </table:table-row>
        <table:table-row table:style-name="ro134" table:number-rows-repeated="2">
          <table:table-cell table:number-columns-repeated="9"/>
          <table:table-cell table:style-name="ce61"/>
          <table:table-cell table:style-name="ce116" table:number-columns-repeated="1012"/>
          <table:table-cell table:number-columns-repeated="2"/>
        </table:table-row>
        <table:table-row table:style-name="ro74">
          <table:table-cell table:style-name="ce62" office:value-type="string">
            <text:p>MAC0036_RedoCutTask</text:p>
          </table:table-cell>
          <table:table-cell table:style-name="ce63" office:value-type="string">
            <text:p>Verify that user is able to redo the task which was <text:s/>'cut'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ut task' option under 'Actions' pop up menu</text:p>
            <text:p>9. Click on 'Ok' button on pop up message box</text:p>
            <text:p>10. Click on 'Undo cut task' option under 'Actions' pop up menu</text:p>
            <text:p>11. Click on 'Redo cut task' option under 'Actions' pop up menu</text:p>
          </table:table-cell>
          <table:table-cell table:style-name="ce63" office:value-type="string">
            <text:p>1. When clicked on 'Cut task' option, the selected task should not be shown on Information Sharing Plan</text:p>
            <text:p>2. When clicked on 'Redo cut task' option, the task should not be shown on Information Sharing Plan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style-name="ce116" table:number-columns-repeated="1012"/>
          <table:table-cell table:number-columns-repeated="2"/>
        </table:table-row>
        <table:table-row table:style-name="ro134">
          <table:table-cell table:number-columns-repeated="9"/>
          <table:table-cell table:style-name="ce61"/>
          <table:table-cell table:style-name="ce116" table:number-columns-repeated="1012"/>
          <table:table-cell table:number-columns-repeated="2"/>
        </table:table-row>
        <table:table-row table:style-name="ro134">
          <table:table-cell table:style-name="ce89"/>
          <table:table-cell table:number-columns-repeated="8"/>
          <table:table-cell table:style-name="ce61"/>
          <table:table-cell table:style-name="ce116" table:number-columns-repeated="1012"/>
          <table:table-cell table:number-columns-repeated="2"/>
        </table:table-row>
        <table:table-row table:style-name="ro86">
          <table:table-cell office:value-type="string">
            <text:p>MAC0037_RedoPasteTaskUsingCut</text:p>
          </table:table-cell>
          <table:table-cell table:style-name="ce63" office:value-type="string">
            <text:p>Verify that user is able to redo the task which was past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other Segment from 'Select plan segment' where user wants to paste the task</text:p>
            <text:p>11. Click on <text:s/>'Paste task' option under 'Actions' pop up menu</text:p>
            <text:p>12. Click on 'Undo paste task' option under 'Actions' pop up menu</text:p>
            <text:p>13. Click on 'Redo paste task' option under 'Actions' pop up menu</text:p>
          </table:table-cell>
          <table:table-cell table:style-name="ce63" office:value-type="string">
            <text:p>1. If user clicks on 'Cut task' option, the selected task should not be shown on Information Sharing Plan</text:p>
            <text:p>2. When clicked on 'Paste task' option, the task cut should be pasted in Information Sharing Plan in other segment</text:p>
            <text:p>3. When clicked on 'Redo paste task' option, the task cut should get pasted again in Information Sharing Plan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style-name="ce116" table:number-columns-repeated="1012"/>
          <table:table-cell table:number-columns-repeated="2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66">
          <table:table-cell table:style-name="ce70" office:value-type="string">
            <text:p>MAC0038_RedoPasteTaskUsingCopy</text:p>
          </table:table-cell>
          <table:table-cell table:style-name="ce74" office:value-type="string">
            <text:p>Verify that user is able to redo the task which was <text:s/>Pasted</text:p>
          </table:table-cell>
          <table:table-cell table:style-name="ce7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Paste task' option under 'Actions' pop up menu</text:p>
            <text:p>9. Click on 'Undo paste task' option under 'Actions' pop up menu</text:p>
            <text:p>10. Click on 'Redo paste task' option under 'Actions' pop up menu</text:p>
          </table:table-cell>
          <table:table-cell table:style-name="ce74" office:value-type="string">
            <text:p>1. When clicked on 'paste task' option, a task should be pasted</text:p>
            <text:p>2. When clicked on 'Redo paste task' option,the task should be removed.</text:p>
          </table:table-cell>
          <table:table-cell table:number-columns-repeated="4"/>
          <table:table-cell office:value-type="string">
            <text:p>Yes</text:p>
          </table:table-cell>
          <table:table-cell table:style-name="ce75"/>
          <table:table-cell table:style-name="ce76" table:number-columns-repeated="1012"/>
          <table:table-cell table:number-columns-repeated="2"/>
        </table:table-row>
        <table:table-row table:style-name="ro134">
          <table:table-cell table:number-columns-repeated="9"/>
          <table:table-cell table:style-name="ce61"/>
          <table:table-cell table:number-columns-repeated="1014"/>
        </table:table-row>
        <table:table-row table:style-name="ro134">
          <table:table-cell table:style-name="ce89"/>
          <table:table-cell table:number-columns-repeated="8"/>
          <table:table-cell table:style-name="ce61"/>
          <table:table-cell table:number-columns-repeated="1014"/>
        </table:table-row>
        <table:table-row table:style-name="ro66">
          <table:table-cell table:style-name="ce76" office:value-type="string">
            <text:p>MAC0039_RedoDuplicateTask</text:p>
          </table:table-cell>
          <table:table-cell table:style-name="ce74" office:value-type="string">
            <text:p>Verify that user is able to redo the task which was <text:s/>duplicated</text:p>
          </table:table-cell>
          <table:table-cell table:style-name="ce7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  <text:p>10. Click on 'Redo add new task' option under 'Actions' pop up menu</text:p>
          </table:table-cell>
          <table:table-cell table:style-name="ce74" office:value-type="string">
            <text:p>1. When clicked on 'Duplicate task' option, a duplicate task should be created in Information Sharing Plan</text:p>
            <text:p>2. When clicked on 'Redo add new task' option, the respective task should be created again in Information Sharing Plan</text:p>
          </table:table-cell>
          <table:table-cell table:number-columns-repeated="3"/>
          <table:table-cell table:style-name="ce70"/>
          <table:table-cell table:style-name="ce62" office:value-type="string">
            <text:p>Yes</text:p>
          </table:table-cell>
          <table:table-cell table:style-name="ce75"/>
          <table:table-cell table:style-name="ce76" table:number-columns-repeated="1012"/>
          <table:table-cell table:style-name="ce71" table:number-columns-repeated="2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87">
          <table:table-cell table:style-name="ce62" office:value-type="string">
            <text:p>MAC0040_RedoIntermediateTask</text:p>
          </table:table-cell>
          <table:table-cell table:style-name="ce63" office:value-type="string">
            <text:p>Verify that user is able to redo the Intermediate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intermediate the flow of <text:s/>the task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  <text:p>10. Click on 'Redo add intermediate' option under 'Actions' pop up menu</text:p>
          </table:table-cell>
          <table:table-cell table:style-name="ce63" office:value-type="string">
            <text:p>1. When clicked on 'Add intermediate' option, the task should be created between the selected task and its respective other task</text:p>
            <text:p>2. When clicked on 'Redo add intermediate' option, the removed intermediate task should be restor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>
          <table:table-cell table:number-columns-repeated="9"/>
          <table:table-cell table:style-name="ce61"/>
          <table:table-cell table:number-columns-repeated="1014"/>
        </table:table-row>
        <table:table-row table:style-name="ro134">
          <table:table-cell table:style-name="ce89"/>
          <table:table-cell table:number-columns-repeated="8"/>
          <table:table-cell table:style-name="ce61"/>
          <table:table-cell table:number-columns-repeated="1014"/>
        </table:table-row>
        <table:table-row table:style-name="ro78">
          <table:table-cell table:style-name="ce88" office:value-type="string">
            <text:p>MAC0041_RedoDisintermediateTask</text:p>
          </table:table-cell>
          <table:table-cell table:style-name="ce84" office:value-type="string">
            <text:p>Verify that user is able to redo the disIntermediate task</text:p>
          </table:table-cell>
          <table:table-cell table:style-name="ce8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  <text:p>9. Click on 'Redo disintermediate' option under 'Actions' pop up menu</text:p>
          </table:table-cell>
          <table:table-cell table:style-name="ce84" office:value-type="string">
            <text:p>1. When clicked on 'Disintermediate' option, the intermediate task should be disintermediated</text:p>
            <text:p>2. When clicked on 'Undo disintermediate' option, the disintermediated task should get intermediate again</text:p>
            <text:p>3. When clicked on 'Redo disintermediate' option, the intermediate task should get disintermediated task again</text:p>
          </table:table-cell>
          <table:table-cell table:style-name="ce86" table:number-columns-repeated="3"/>
          <table:table-cell table:style-name="ce92"/>
          <table:table-cell table:style-name="ce92" office:value-type="string">
            <text:p>No</text:p>
          </table:table-cell>
          <table:table-cell table:style-name="ce93"/>
          <table:table-cell table:style-name="ce94" table:number-columns-repeated="1012"/>
          <table:table-cell table:style-name="ce86" table:number-columns-repeated="2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77">
          <table:table-cell table:style-name="ce62" office:value-type="string">
            <text:p>MAC0042_RedoMoveTask</text:p>
          </table:table-cell>
          <table:table-cell table:style-name="ce63" office:value-type="string">
            <text:p>Verify that user is able to redo the tasks which were 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  <text:p>12. Click on 'Redo move tasks' option under 'Actions' pop up menu</text:p>
          </table:table-cell>
          <table:table-cell table:style-name="ce63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  <text:p>3. When clicked on 'Redo move tasks' option, the removed task(s) from respective segment should be restor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>
          <table:table-cell table:number-columns-repeated="9"/>
          <table:table-cell table:style-name="ce61"/>
          <table:table-cell table:number-columns-repeated="1014"/>
        </table:table-row>
        <table:table-row table:style-name="ro134">
          <table:table-cell table:style-name="ce89"/>
          <table:table-cell table:number-columns-repeated="8"/>
          <table:table-cell table:style-name="ce61"/>
          <table:table-cell table:number-columns-repeated="1014"/>
        </table:table-row>
        <table:table-row table:style-name="ro50">
          <table:table-cell table:style-name="ce76" office:value-type="string">
            <text:p>MAC0043_RedoConnectFlow</text:p>
          </table:table-cell>
          <table:table-cell table:style-name="ce74" office:value-type="string">
            <text:p>Connect with flow</text:p>
          </table:table-cell>
          <table:table-cell table:style-name="ce74" table:number-columns-repeated="2"/>
          <table:table-cell table:style-name="ce71" table:number-columns-repeated="3"/>
          <table:table-cell table:style-name="ce70"/>
          <table:table-cell table:style-name="ce69" office:value-type="string">
            <text:p>Yes</text:p>
          </table:table-cell>
          <table:table-cell table:style-name="ce75"/>
          <table:table-cell table:style-name="ce76" table:number-columns-repeated="1012"/>
          <table:table-cell table:style-name="ce71" table:number-columns-repeated="2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80">
          <table:table-cell table:style-name="ce77" office:value-type="string">
            <text:p>MAC0044_RedoUpdateSet</text:p>
          </table:table-cell>
          <table:table-cell table:style-name="ce78" office:value-type="string">
            <text:p>Update (set, add, move, remove)</text:p>
          </table:table-cell>
          <table:table-cell table:style-name="ce78" table:number-columns-repeated="2"/>
          <table:table-cell table:style-name="ce38" table:number-columns-repeated="3"/>
          <table:table-cell table:style-name="ce77" table:number-columns-repeated="2"/>
          <table:table-cell table:style-name="ce79" office:value-type="string">
            <text:p>Invalid</text:p>
          </table:table-cell>
          <table:table-cell table:style-name="ce80" table:number-columns-repeated="3"/>
          <table:table-cell table:style-name="ce81" office:value-type="string">
            <text:p>Functionality does not exist</text:p>
          </table:table-cell>
          <table:table-cell table:style-name="ce80"/>
          <table:table-cell table:style-name="ce95" table:number-columns-repeated="1007"/>
          <table:table-cell table:style-name="ce96" table:number-columns-repeated="2"/>
        </table:table-row>
        <table:table-row table:style-name="ro134">
          <table:table-cell table:number-columns-repeated="9"/>
          <table:table-cell table:style-name="ce61"/>
          <table:table-cell table:number-columns-repeated="1014"/>
        </table:table-row>
        <table:table-row table:style-name="ro134">
          <table:table-cell table:style-name="ce89"/>
          <table:table-cell table:number-columns-repeated="8"/>
          <table:table-cell table:style-name="ce61"/>
          <table:table-cell table:number-columns-repeated="1014"/>
        </table:table-row>
        <table:table-row table:style-name="ro88">
          <table:table-cell table:style-name="ce68" office:value-type="string">
            <text:p>MAC0045_RedoAddIssue</text:p>
          </table:table-cell>
          <table:table-cell table:style-name="ce63" office:value-type="string">
            <text:p>Verify that user is able to redo the newly added issue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add new issue' option under 'Actions' pop up menu</text:p>
            <text:p>8. Click on 'Redo add new issue' option under 'Actions' pop up menu</text:p>
          </table:table-cell>
          <table:table-cell table:style-name="ce63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add new issue' option, the issue which was added should be removed</text:p>
            <text:p>4. When clicked on 'Redo add new issue' option, the removed issue should be restored in the segment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85">
          <table:table-cell table:style-name="ce62" office:value-type="string">
            <text:p>MAC0046_RedoRemoveIssue</text:p>
          </table:table-cell>
          <table:table-cell table:style-name="ce63" office:value-type="string">
            <text:p>Verify that user is able to redo the issue which was re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Click on 'About plan segment' option under 'Show' pop up menu</text:p>
            <text:p>5. Click on 'Remove issue' from 'Menu' pop up menu of respective issue which user wants to remove</text:p>
            <text:p>6. Click on 'done' button</text:p>
            <text:p>7. Click on 'Undo remove issue' option under 'Actions' pop up menu</text:p>
            <text:p>8. Click on 'Redo remove issue' option under 'Actions' pop up menu</text:p>
          </table:table-cell>
          <table:table-cell table:style-name="ce63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  <text:p>3. When clicked on 'Redo remove issue' option, the restored <text:s/>issue should be removed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>
          <table:table-cell table:number-columns-repeated="9"/>
          <table:table-cell table:style-name="ce61"/>
          <table:table-cell table:number-columns-repeated="1014"/>
        </table:table-row>
        <table:table-row table:style-name="ro134">
          <table:table-cell table:style-name="ce89"/>
          <table:table-cell table:number-columns-repeated="8"/>
          <table:table-cell table:style-name="ce61"/>
          <table:table-cell table:number-columns-repeated="1014"/>
        </table:table-row>
        <table:table-row table:style-name="ro77">
          <table:table-cell office:value-type="string">
            <text:p>MAC0047_RedoAttachDocument</text:p>
          </table:table-cell>
          <table:table-cell table:style-name="ce63" office:value-type="string">
            <text:p>Verify that user is able to redo the attached <text:s/>document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'Browse' button and select the file</text:p>
            <text:p>11. Click on 'Attach' button</text:p>
            <text:p>12. Click on 'Undo attach document' option under 'Actions' dropdown box</text:p>
            <text:p>13. Click on 'Redo attach document' option under 'Actions' pop up menu</text:p>
          </table:table-cell>
          <table:table-cell table:style-name="ce63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  <text:p>3. When clicked on 'Redo attach document' option, the file removed which was attached previously should be restored in attach section of the respective task</text:p>
          </table:table-cell>
          <table:table-cell table:number-columns-repeated="3"/>
          <table:table-cell table:style-name="ce62"/>
          <table:table-cell table:style-name="ce62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66">
          <table:table-cell table:style-name="ce77" office:value-type="string">
            <text:p>MAC0048_RedocopyAttachment</text:p>
          </table:table-cell>
          <table:table-cell table:style-name="ce78" office:value-type="string">
            <text:p>Verify that user is able to copy the attachment</text:p>
          </table:table-cell>
          <table:table-cell table:style-name="ce7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78" office:value-type="string">
            <text:p>When clicked on copy option, the respective attachment should be copied</text:p>
          </table:table-cell>
          <table:table-cell table:style-name="ce38" table:number-columns-repeated="3"/>
          <table:table-cell table:style-name="ce77" table:number-columns-repeated="2"/>
          <table:table-cell table:style-name="ce79" office:value-type="string">
            <text:p>Invalid</text:p>
          </table:table-cell>
          <table:table-cell table:style-name="ce80" table:number-columns-repeated="3"/>
          <table:table-cell table:style-name="ce81" office:value-type="string">
            <text:p>Cannot Redo copy attachment</text:p>
          </table:table-cell>
          <table:table-cell table:style-name="ce76"/>
          <table:table-cell table:style-name="ce82" table:number-columns-repeated="1007"/>
          <table:table-cell table:style-name="ce39" table:number-columns-repeated="2"/>
        </table:table-row>
        <table:table-row table:style-name="ro134">
          <table:table-cell table:number-columns-repeated="9"/>
          <table:table-cell table:style-name="ce61"/>
          <table:table-cell table:number-columns-repeated="1014"/>
        </table:table-row>
        <table:table-row table:style-name="ro134">
          <table:table-cell table:style-name="ce89"/>
          <table:table-cell table:number-columns-repeated="8"/>
          <table:table-cell table:style-name="ce61"/>
          <table:table-cell table:number-columns-repeated="1014"/>
        </table:table-row>
        <table:table-row table:style-name="ro89">
          <table:table-cell table:style-name="ce80" office:value-type="string">
            <text:p>MAC0049_RedoCutAttachment</text:p>
          </table:table-cell>
          <table:table-cell table:style-name="ce78" office:value-type="string">
            <text:p>Verify that user is able to cut the attachment</text:p>
          </table:table-cell>
          <table:table-cell table:style-name="ce78"/>
          <table:table-cell table:style-name="ce78" office:value-type="string">
            <text:p>The attachment should be copied successfully</text:p>
          </table:table-cell>
          <table:table-cell table:style-name="ce38" table:number-columns-repeated="3"/>
          <table:table-cell table:style-name="ce77" table:number-columns-repeated="2"/>
          <table:table-cell table:style-name="ce79" office:value-type="string">
            <text:p>Invalid</text:p>
          </table:table-cell>
          <table:table-cell table:style-name="ce80" table:number-columns-repeated="3"/>
          <table:table-cell table:style-name="ce81" office:value-type="string">
            <text:p>cannot redo cut attachment</text:p>
          </table:table-cell>
          <table:table-cell table:style-name="ce76"/>
          <table:table-cell table:style-name="ce82" table:number-columns-repeated="1007"/>
          <table:table-cell table:style-name="ce83" table:number-columns-repeated="2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90">
          <table:table-cell table:style-name="ce62" office:value-type="string">
            <text:p>MAC0050_RedoPasteAttachment</text:p>
          </table:table-cell>
          <table:table-cell table:style-name="ce63" office:value-type="string">
            <text:p>Verify that user is able to redo the attachment which was paste</text:p>
          </table:table-cell>
          <table:table-cell table:style-name="ce7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  <text:p>17. Click on 'Redo paste attachment' option under 'Actions' pop up menu</text:p>
          </table:table-cell>
          <table:table-cell table:style-name="ce74" office:value-type="string">
            <text:p>1. When clicked on copy option, the respective attachment should be copied</text:p>
            <text:p>2. When clicked on 'Paste attachment' option, the copied attachment should be pasted in the respective task</text:p>
            <text:p>3. When clicked on 'Undo paste attachment' option, the attachment which was pasted should be removed from the respective task</text:p>
            <text:p>4. When clicked on 'Redo paste attachment' option, the removed attachment should be restored in the respective task</text:p>
          </table:table-cell>
          <table:table-cell table:number-columns-repeated="3"/>
          <table:table-cell table:style-name="ce62"/>
          <table:table-cell table:style-name="ce70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>
          <table:table-cell table:number-columns-repeated="9"/>
          <table:table-cell table:style-name="ce61"/>
          <table:table-cell table:number-columns-repeated="1014"/>
        </table:table-row>
        <table:table-row table:style-name="ro134">
          <table:table-cell table:style-name="ce89"/>
          <table:table-cell table:number-columns-repeated="8"/>
          <table:table-cell table:style-name="ce61"/>
          <table:table-cell table:number-columns-repeated="1014"/>
        </table:table-row>
        <table:table-row table:style-name="ro66">
          <table:table-cell table:style-name="ce80" office:value-type="string">
            <text:p>MAC0051_RedoCopyTask</text:p>
          </table:table-cell>
          <table:table-cell table:style-name="ce78" office:value-type="string">
            <text:p>Verify that user is able to redo the task which was copied</text:p>
          </table:table-cell>
          <table:table-cell table:style-name="ce7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opy task' option under 'Actions' pop up menu</text:p>
            <text:p>9. Click on 'Undo copy task' under 'Actions' pop up menu</text:p>
            <text:p>10. Click on 'Redo copy task' under 'Actions' pop up menu</text:p>
          </table:table-cell>
          <table:table-cell table:style-name="ce78" office:value-type="string">
            <text:p>1. When clicked on 'Copy task' option, the task should be copied and a message 'Task copied' should be displayed at the top of the window</text:p>
            <text:p/>
          </table:table-cell>
          <table:table-cell table:style-name="ce38" table:number-columns-repeated="3"/>
          <table:table-cell table:style-name="ce77" table:number-columns-repeated="2"/>
          <table:table-cell table:style-name="ce79" office:value-type="string">
            <text:p>Invalid</text:p>
          </table:table-cell>
          <table:table-cell table:style-name="ce80" table:number-columns-repeated="3"/>
          <table:table-cell table:style-name="ce81" office:value-type="string">
            <text:p>cannot redo copy task</text:p>
          </table:table-cell>
          <table:table-cell table:style-name="ce76"/>
          <table:table-cell table:style-name="ce82" table:number-columns-repeated="1007"/>
          <table:table-cell table:style-name="ce39" table:number-columns-repeated="2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91">
          <table:table-cell table:style-name="ce62" office:value-type="string">
            <text:p>MAC0052_RedoSetTaskFromCopy</text:p>
          </table:table-cell>
          <table:table-cell table:style-name="ce63" office:value-type="string">
            <text:p>Verify that user is able to redo the set task from copy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Click on 'Undo set task from copy' option under 'Actions' pop up menu</text:p>
            <text:p>10. Click on 'Redo set task from copy' option under 'Actions' pop up menu</text:p>
          </table:table-cell>
          <table:table-cell table:style-name="ce63" office:value-type="string">
            <text:p>1. When clicked on 'Copy task' option, the task should be copied and a message 'Task copied' should be displayed at the top of the window</text:p>
            <text:p>2. When clicked on 'Set task from copy' option, the copied task details should be saved in the selected task</text:p>
            <text:p>3. When clicked on 'Undo set task from copy' option, the task's details should be removed and its respective details should be restored in the task</text:p>
            <text:p>4. When clicked on 'Redo set task from copy' option, the removed task's details should be restored</text:p>
          </table:table-cell>
          <table:table-cell table:number-columns-repeated="3"/>
          <table:table-cell table:style-name="ce62"/>
          <table:table-cell table:style-name="ce70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>
          <table:table-cell table:number-columns-repeated="9"/>
          <table:table-cell table:style-name="ce61"/>
          <table:table-cell table:number-columns-repeated="1014"/>
        </table:table-row>
        <table:table-row table:style-name="ro134">
          <table:table-cell table:style-name="ce89"/>
          <table:table-cell table:number-columns-repeated="8"/>
          <table:table-cell table:style-name="ce61"/>
          <table:table-cell table:number-columns-repeated="1014"/>
        </table:table-row>
        <table:table-row table:style-name="ro50">
          <table:table-cell table:style-name="ce76" office:value-type="string">
            <text:p>MAC0053_redoAddInfoNeed</text:p>
          </table:table-cell>
          <table:table-cell table:style-name="ce74" office:value-type="string">
            <text:p>Add (info) need</text:p>
          </table:table-cell>
          <table:table-cell table:style-name="ce74" table:number-columns-repeated="2"/>
          <table:table-cell table:style-name="ce71" table:number-columns-repeated="3"/>
          <table:table-cell table:style-name="ce70"/>
          <table:table-cell table:style-name="ce70" office:value-type="string">
            <text:p>Yes</text:p>
          </table:table-cell>
          <table:table-cell table:style-name="ce75"/>
          <table:table-cell table:style-name="ce76" table:number-columns-repeated="1012"/>
          <table:table-cell table:style-name="ce71" table:number-columns-repeated="2"/>
        </table:table-row>
        <table:table-row table:style-name="ro134">
          <table:table-cell table:number-columns-repeated="9"/>
          <table:table-cell table:style-name="ce61"/>
          <table:table-cell table:number-columns-repeated="1014"/>
        </table:table-row>
        <table:table-row table:style-name="ro134">
          <table:table-cell table:style-name="ce89"/>
          <table:table-cell table:number-columns-repeated="8"/>
          <table:table-cell table:style-name="ce61"/>
          <table:table-cell table:number-columns-repeated="1014"/>
        </table:table-row>
        <table:table-row table:style-name="ro53">
          <table:table-cell table:style-name="ce70" office:value-type="string">
            <text:p>MAC0054_RedoAddInfoCapability</text:p>
          </table:table-cell>
          <table:table-cell table:style-name="ce74" office:value-type="string">
            <text:p>Add (info) capability</text:p>
          </table:table-cell>
          <table:table-cell table:style-name="ce74" table:number-columns-repeated="2"/>
          <table:table-cell table:style-name="ce71" table:number-columns-repeated="3"/>
          <table:table-cell table:style-name="ce70"/>
          <table:table-cell table:style-name="ce70" office:value-type="string">
            <text:p>Yes</text:p>
          </table:table-cell>
          <table:table-cell table:style-name="ce75"/>
          <table:table-cell table:style-name="ce76" table:number-columns-repeated="1012"/>
          <table:table-cell table:style-name="ce71" table:number-columns-repeated="2"/>
        </table:table-row>
        <table:table-row table:style-name="ro134">
          <table:table-cell table:number-columns-repeated="9"/>
          <table:table-cell table:style-name="ce61"/>
          <table:table-cell table:number-columns-repeated="1014"/>
        </table:table-row>
        <table:table-row table:style-name="ro134">
          <table:table-cell table:style-name="ce89"/>
          <table:table-cell table:number-columns-repeated="8"/>
          <table:table-cell table:style-name="ce61"/>
          <table:table-cell table:number-columns-repeated="1014"/>
        </table:table-row>
        <table:table-row table:style-name="ro77">
          <table:table-cell table:style-name="ce97" office:value-type="string">
            <text:p>MAC0055_RedoRemoveFlow</text:p>
          </table:table-cell>
          <table:table-cell table:style-name="ce63" office:value-type="string">
            <text:p>Verify that user is able to redo the flow which was removed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  <text:p>12. Click on 'Redo remove flow' option under 'Actions' pop up menu</text:p>
          </table:table-cell>
          <table:table-cell table:style-name="ce63" office:value-type="string">
            <text:p>1. When clicked on 'Remove flow' option, the selected flow should be removed</text:p>
            <text:p>2. When clicked on 'Undo remove flow' option, the removed flow should be restored</text:p>
            <text:p>3. When clicked on 'Redo removed flow' option, the restored flow should be removed again</text:p>
          </table:table-cell>
          <table:table-cell table:number-columns-repeated="3"/>
          <table:table-cell table:style-name="ce62"/>
          <table:table-cell table:style-name="ce70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78">
          <table:table-cell table:style-name="ce62" office:value-type="string">
            <text:p>MAC0056_RedoDuplicateFlow</text:p>
          </table:table-cell>
          <table:table-cell table:style-name="ce63" office:value-type="string">
            <text:p>Verify that user is able to redo the performed Duplicate flow operation on selected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Duplicate flow' option under 'more' pop up menu</text:p>
            <text:p>10. Click on 'Undo duplicate flow' option under 'Actions' pop up menu</text:p>
            <text:p>12. Click on 'Redo add information need' option under 'Actions' pop up menu</text:p>
          </table:table-cell>
          <table:table-cell table:style-name="ce63" office:value-type="string">
            <text:p>1. When clicked on 'Duplicate flow' option, the duplicate flow should be created</text:p>
            <text:p>2. When clicked on 'Redo add information need' option, the removed flow should get restored</text:p>
          </table:table-cell>
          <table:table-cell table:number-columns-repeated="3"/>
          <table:table-cell table:style-name="ce62"/>
          <table:table-cell table:style-name="ce70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77">
          <table:table-cell table:style-name="ce62" office:value-type="string">
            <text:p>MAC0057_RedoBreakUpFlow</text:p>
          </table:table-cell>
          <table:table-cell table:style-name="ce63" office:value-type="string">
            <text:p>Verify that user is able to redo the performed Break up flow operation on selected flow</text:p>
          </table:table-cell>
          <table:table-cell table:style-name="ce6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  <text:p>12. Click on 'Redo break up flow' option under 'Actions' pop up menu</text:p>
          </table:table-cell>
          <table:table-cell table:style-name="ce63" office:value-type="string">
            <text:p>1. When clicked on 'Break up flow' option, the Break up flow operation should be performed on selected flow</text:p>
            <text:p>2. When clicked on 'Undo break up flow' option, the operation 'Break up flow' should be undone</text:p>
            <text:p>3. When clicked on 'Redo break up flow' option, the operation 'Break up flow' should be performed on respective flow</text:p>
          </table:table-cell>
          <table:table-cell table:number-columns-repeated="3"/>
          <table:table-cell table:style-name="ce62"/>
          <table:table-cell table:style-name="ce70" office:value-type="string">
            <text:p>Yes</text:p>
          </table:table-cell>
          <table:table-cell table:style-name="ce65"/>
          <table:table-cell table:number-columns-repeated="1014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85">
          <table:table-cell table:style-name="ce98" office:value-type="string">
            <text:p>MAC0058_RedoCopyFlow</text:p>
          </table:table-cell>
          <table:table-cell table:style-name="ce77" office:value-type="string">
            <text:p>Verify that user is able to redo the flow which is copied</text:p>
          </table:table-cell>
          <table:table-cell table:style-name="ce7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Select one of the flows under 'Receives' or 'Sends' section</text:p>
            <text:p>9. Click on 'Copy flow' option under 'more' pop up menu</text:p>
          </table:table-cell>
          <table:table-cell table:style-name="ce77" office:value-type="string">
            <text:p>When clicked on 'Copy flow' option, the flow should be copied and a message 'Flow copied' should be displayed at top of the window</text:p>
          </table:table-cell>
          <table:table-cell table:style-name="ce38" table:number-columns-repeated="3"/>
          <table:table-cell table:style-name="ce98"/>
          <table:table-cell table:style-name="ce77"/>
          <table:table-cell table:style-name="ce99" office:value-type="string">
            <text:p>Invalid</text:p>
          </table:table-cell>
          <table:table-cell table:style-name="ce100" table:number-columns-repeated="3"/>
          <table:table-cell table:style-name="ce81" office:value-type="string">
            <text:p>cannot redo copy flow</text:p>
          </table:table-cell>
          <table:table-cell/>
          <table:table-cell table:style-name="ce94" table:number-columns-repeated="1007"/>
          <table:table-cell table:style-name="ce39" table:number-columns-repeated="2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92">
          <table:table-cell table:style-name="ce84" office:value-type="string">
            <text:p>MAC0059_RedoTransferJobs</text:p>
          </table:table-cell>
          <table:table-cell table:style-name="ce85" office:value-type="string">
            <text:p>Verify that user is able to undo the jobs which were transferred</text:p>
          </table:table-cell>
          <table:table-cell table:style-name="ce8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  <text:p>14. Click on 'Redo transfer jobs' option under 'Actions' pop up menu</text:p>
          </table:table-cell>
          <table:table-cell table:style-name="ce85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  <text:p>3. When clicked on 'Redo transfer jobs' option, the job should be transferred again to respective organization</text:p>
          </table:table-cell>
          <table:table-cell table:style-name="ce86" table:number-columns-repeated="3"/>
          <table:table-cell table:style-name="ce84"/>
          <table:table-cell table:style-name="ce84" office:value-type="string">
            <text:p>No</text:p>
          </table:table-cell>
          <table:table-cell table:style-name="ce87"/>
          <table:table-cell table:style-name="ce88" table:number-columns-repeated="1012"/>
          <table:table-cell table:style-name="ce86" table:number-columns-repeated="2"/>
        </table:table-row>
        <table:table-row table:style-name="ro134" table:number-rows-repeated="2">
          <table:table-cell table:number-columns-repeated="9"/>
          <table:table-cell table:style-name="ce61"/>
          <table:table-cell table:number-columns-repeated="1014"/>
        </table:table-row>
        <table:table-row table:style-name="ro136">
          <table:table-cell table:style-name="ce77" office:value-type="string">
            <text:p>MAC0060</text:p>
          </table:table-cell>
          <table:table-cell table:style-name="ce78" office:value-type="string">
            <text:p>Create entity if new</text:p>
          </table:table-cell>
          <table:table-cell table:style-name="ce78" table:number-columns-repeated="2"/>
          <table:table-cell table:style-name="ce38" table:number-columns-repeated="3"/>
          <table:table-cell table:style-name="ce77" table:number-columns-repeated="2"/>
          <table:table-cell table:style-name="ce79" office:value-type="string">
            <text:p>Invalid</text:p>
          </table:table-cell>
          <table:table-cell table:style-name="ce80" table:number-columns-repeated="3"/>
          <table:table-cell table:style-name="ce100" office:value-type="string">
            <text:p>cannot automate</text:p>
          </table:table-cell>
          <table:table-cell table:style-name="ce76"/>
          <table:table-cell table:style-name="ce82" table:number-columns-repeated="1007"/>
          <table:table-cell table:style-name="ce83" table:number-columns-repeated="2"/>
        </table:table-row>
        <table:table-row table:style-name="ro134">
          <table:table-cell table:number-columns-repeated="9"/>
          <table:table-cell table:style-name="ce61"/>
          <table:table-cell table:number-columns-repeated="1014"/>
        </table:table-row>
        <table:table-row table:style-name="ro134">
          <table:table-cell table:style-name="ce89"/>
          <table:table-cell table:style-name="ce90" table:number-columns-repeated="3"/>
          <table:table-cell table:number-columns-repeated="3"/>
          <table:table-cell table:style-name="ce89" table:number-columns-repeated="2"/>
          <table:table-cell table:style-name="ce91"/>
          <table:table-cell table:number-columns-repeated="1014"/>
        </table:table-row>
        <table:table-row table:style-name="ro135" table:number-rows-repeated="65352">
          <table:table-cell table:number-columns-repeated="1024"/>
        </table:table-row>
        <table:table-row table:style-name="ro135">
          <table:table-cell table:number-columns-repeated="1024"/>
        </table:table-row>
      </table:table>
      <table:database-ranges>
        <table:database-range table:target-range-address="Command_Execution_Undo_and_Redo.I1:Command_Execution_Undo_and_Redo.I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IN">
      <number:number number:min-integer-digits="1"/>
    </number:number-style>
    <number:currency-style style:name="N5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5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5104P0"/>
    </number:currency-style>
    <number:date-style style:name="N116">
      <number:month number:style="long"/>
      <number:text>-</number:text>
      <number:day number:style="long"/>
      <number:text>-</number:text>
      <number:year number:style="long"/>
    </number:date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7">07/27/2011</text:date>, <text:time>19:1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1-07-27T19:12:19.95</dc:date>
    <meta:editing-cycles>51</meta:editing-cycles>
    <meta:editing-duration>PT07H47M09S</meta:editing-duration>
    <meta:document-statistic meta:table-count="4" meta:cell-count="1180" meta:object-count="0"/>
  </office:meta>
</office:document-meta>
</file>